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6221782861026E-3" table:style-name="ce2">
            <text:p>0.001362218</text:p>
          </table:table-cell>
          <table:table-cell office:value-type="float" office:value="0.18671910342555101" table:style-name="ce2">
            <text:p>0.186719103</text:p>
          </table:table-cell>
          <table:table-cell office:value-type="float" office:value="5.6867456262609001E-2" table:style-name="ce2">
            <text:p>0.056867456</text:p>
          </table:table-cell>
          <table:table-cell office:value-type="float" office:value="6.4235638689137398E-2" table:style-name="ce2">
            <text:p>0.064235639</text:p>
          </table:table-cell>
          <table:table-cell office:value-type="float" office:value="1.2370000000000001" table:style-name="ce2">
            <text:p>1.237</text:p>
          </table:table-cell>
          <table:table-cell office:value-type="float" office:value="-2.46E-2" table:style-name="ce1">
            <text:p>-0.0246</text:p>
          </table:table-cell>
          <table:table-cell office:value-type="float" office:value="-4.5600000000000002E-2" table:style-name="ce1">
            <text:p>-0.0456</text:p>
          </table:table-cell>
          <table:table-cell office:value-type="float" office:value="0.2442" table:style-name="ce1">
            <text:p>0.2442</text:p>
          </table:table-cell>
          <table:table-cell office:value-type="float" office:value="0.6361" table:style-name="ce1">
            <text:p>0.6361</text:p>
          </table:table-cell>
          <table:table-cell office:value-type="float" office:value="-0.32169999999999999" table:style-name="ce1">
            <text:p>-0.3217</text:p>
          </table:table-cell>
          <table:table-cell office:value-type="float" office:value="0.186" table:style-name="ce1">
            <text:p>0.186</text:p>
          </table:table-cell>
          <table:table-cell office:value-type="float" office:value="0.9284" table:style-name="ce1">
            <text:p>0.9284</text:p>
          </table:table-cell>
          <table:table-cell office:value-type="float" office:value="-0.61470000000000002" table:style-name="ce1">
            <text:p>-0.6147</text:p>
          </table:table-cell>
          <table:table-cell office:value-type="float" office:value="-0.34279999999999999" table:style-name="ce1">
            <text:p>-0.3428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0.50639999999999996" table:style-name="ce1">
            <text:p>0.5064</text:p>
          </table:table-cell>
          <table:table-cell office:value-type="float" office:value="0.7893" table:style-name="ce1">
            <text:p>0.7893</text:p>
          </table:table-cell>
          <table:table-cell office:value-type="float" office:value="-8.2900000000000001E-2" table:style-name="ce1">
            <text:p>-0.0829</text:p>
          </table:table-cell>
          <table:table-cell office:value-type="float" office:value="0.188" table:style-name="ce1">
            <text:p>0.188</text:p>
          </table:table-cell>
          <table:table-cell office:value-type="float" office:value="0.12239999999999999" table:style-name="ce1">
            <text:p>0.1224</text:p>
          </table:table-cell>
          <table:table-cell office:value-type="float" office:value="-0.61219999999999997" table:style-name="ce1">
            <text:p>-0.6122</text:p>
          </table:table-cell>
          <table:table-cell office:value-type="float" office:value="-0.18740000000000001" table:style-name="ce1">
            <text:p>-0.1874</text:p>
          </table:table-cell>
          <table:table-cell office:value-type="float" office:value="-4.5400000000000003E-2" table:style-name="ce1">
            <text:p>-0.0454</text:p>
          </table:table-cell>
          <table:table-cell office:value-type="float" office:value="-0.1527" table:style-name="ce1">
            <text:p>-0.1527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-3.6200000000000003E-2" table:style-name="ce1">
            <text:p>-0.0362</text:p>
          </table:table-cell>
          <table:table-cell office:value-type="float" office:value="8.3099999999999993E-2" table:style-name="ce1">
            <text:p>0.0831</text:p>
          </table:table-cell>
          <table:table-cell office:value-type="float" office:value="-0.47789999999999999" table:style-name="ce1">
            <text:p>-0.4779</text:p>
          </table:table-cell>
          <table:table-cell office:value-type="float" office:value="-0.26390000000000002" table:style-name="ce1">
            <text:p>-0.2639</text:p>
          </table:table-cell>
          <table:table-cell office:value-type="float" office:value="-1.1315" table:style-name="ce1">
            <text:p>-1.1315</text:p>
          </table:table-cell>
          <table:table-cell office:value-type="float" office:value="-5.8599999999999999E-2" table:style-name="ce1">
            <text:p>-0.0586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-0.12479999999999999" table:style-name="ce1">
            <text:p>-0.1248</text:p>
          </table:table-cell>
          <table:table-cell office:value-type="float" office:value="-0.4002" table:style-name="ce1">
            <text:p>-0.4002</text:p>
          </table:table-cell>
          <table:table-cell office:value-type="float" office:value="-0.124" table:style-name="ce1">
            <text:p>-0.124</text:p>
          </table:table-cell>
          <table:table-cell office:value-type="float" office:value="-0.58250000000000002" table:style-name="ce1">
            <text:p>-0.5825</text:p>
          </table:table-cell>
          <table:table-cell office:value-type="float" office:value="0.75490000000000002" table:style-name="ce1">
            <text:p>0.7549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1.84E-2" table:style-name="ce1">
            <text:p>0.0184</text:p>
          </table:table-cell>
          <table:table-cell office:value-type="float" office:value="-0.73860000000000003" table:style-name="ce1">
            <text:p>-0.7386</text:p>
          </table:table-cell>
          <table:table-cell office:value-type="float" office:value="-0.73480000000000001" table:style-name="ce1">
            <text:p>-0.7348</text:p>
          </table:table-cell>
          <table:table-cell office:value-type="float" office:value="-6.6E-3" table:style-name="ce1">
            <text:p>-0.0066</text:p>
          </table:table-cell>
          <table:table-cell office:value-type="float" office:value="-0.24149999999999999" table:style-name="ce1">
            <text:p>-0.24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0.53690000000000004" table:style-name="ce1">
            <text:p>0.5369</text:p>
          </table:table-cell>
          <table:table-cell table:number-columns-repeated="1633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772726269343001E-3" table:style-name="ce2">
            <text:p>0.002177273</text:p>
          </table:table-cell>
          <table:table-cell office:value-type="float" office:value="0.202599694631904" table:style-name="ce2">
            <text:p>0.202599695</text:p>
          </table:table-cell>
          <table:table-cell office:value-type="float" office:value="5.7124924701114299E-2" table:style-name="ce2">
            <text:p>0.057124925</text:p>
          </table:table-cell>
          <table:table-cell office:value-type="float" office:value="6.9056739656309804E-2" table:style-name="ce2">
            <text:p>0.06905674</text:p>
          </table:table-cell>
          <table:table-cell office:value-type="float" office:value="1.31" table:style-name="ce2">
            <text:p>1.31</text:p>
          </table:table-cell>
          <table:table-cell office:value-type="float" office:value="-0.51690000000000003" table:style-name="ce1">
            <text:p>-0.5169</text:p>
          </table:table-cell>
          <table:table-cell office:value-type="float" office:value="-0.29599999999999999" table:style-name="ce1">
            <text:p>-0.296</text:p>
          </table:table-cell>
          <table:table-cell office:value-type="float" office:value="0.2394" table:style-name="ce1">
            <text:p>0.2394</text:p>
          </table:table-cell>
          <table:table-cell office:value-type="float" office:value="0.66439999999999999" table:style-name="ce1">
            <text:p>0.6644</text:p>
          </table:table-cell>
          <table:table-cell office:value-type="float" office:value="-0.55500000000000005" table:style-name="ce1">
            <text:p>-0.555</text:p>
          </table:table-cell>
          <table:table-cell office:value-type="float" office:value="0.25740000000000002" table:style-name="ce1">
            <text:p>0.2574</text:p>
          </table:table-cell>
          <table:table-cell office:value-type="float" office:value="0.94089999999999996" table:style-name="ce1">
            <text:p>0.9409</text:p>
          </table:table-cell>
          <table:table-cell office:value-type="float" office:value="-0.63090000000000002" table:style-name="ce1">
            <text:p>-0.6309</text:p>
          </table:table-cell>
          <table:table-cell office:value-type="float" office:value="-1.0504" table:style-name="ce1">
            <text:p>-1.0504</text:p>
          </table:table-cell>
          <table:table-cell office:value-type="float" office:value="-0.1338" table:style-name="ce1">
            <text:p>-0.1338</text:p>
          </table:table-cell>
          <table:table-cell office:value-type="float" office:value="0.4088" table:style-name="ce1">
            <text:p>0.4088</text:p>
          </table:table-cell>
          <table:table-cell office:value-type="float" office:value="0.4617" table:style-name="ce1">
            <text:p>0.4617</text:p>
          </table:table-cell>
          <table:table-cell office:value-type="float" office:value="-0.64670000000000005" table:style-name="ce1">
            <text:p>-0.6467</text:p>
          </table:table-cell>
          <table:table-cell office:value-type="float" office:value="6.2799999999999995E-2" table:style-name="ce1">
            <text:p>0.0628</text:p>
          </table:table-cell>
          <table:table-cell office:value-type="float" office:value="-0.22470000000000001" table:style-name="ce1">
            <text:p>-0.2247</text:p>
          </table:table-cell>
          <table:table-cell office:value-type="float" office:value="-1.1248" table:style-name="ce1">
            <text:p>-1.1248</text:p>
          </table:table-cell>
          <table:table-cell office:value-type="float" office:value="-0.55640000000000001" table:style-name="ce1">
            <text:p>-0.5564</text:p>
          </table:table-cell>
          <table:table-cell office:value-type="float" office:value="-0.11700000000000001" table:style-name="ce1">
            <text:p>-0.117</text:p>
          </table:table-cell>
          <table:table-cell office:value-type="float" office:value="-1.67E-2" table:style-name="ce1">
            <text:p>-0.0167</text:p>
          </table:table-cell>
          <table:table-cell office:value-type="float" office:value="-6.0699999999999997E-2" table:style-name="ce1">
            <text:p>-0.0607</text:p>
          </table:table-cell>
          <table:table-cell office:value-type="float" office:value="-0.52080000000000004" table:style-name="ce1">
            <text:p>-0.5208</text:p>
          </table:table-cell>
          <table:table-cell office:value-type="float" office:value="9.11E-2" table:style-name="ce1">
            <text:p>0.0911</text:p>
          </table:table-cell>
          <table:table-cell office:value-type="float" office:value="-0.2878" table:style-name="ce1">
            <text:p>-0.2878</text:p>
          </table:table-cell>
          <table:table-cell office:value-type="float" office:value="-0.27250000000000002" table:style-name="ce1">
            <text:p>-0.2725</text:p>
          </table:table-cell>
          <table:table-cell office:value-type="float" office:value="-2.3992" table:style-name="ce1">
            <text:p>-2.3992</text:p>
          </table:table-cell>
          <table:table-cell office:value-type="float" office:value="-0.19869999999999999" table:style-name="ce1">
            <text:p>-0.198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-4.5699999999999998E-2" table:style-name="ce1">
            <text:p>-0.0457</text:p>
          </table:table-cell>
          <table:table-cell office:value-type="float" office:value="-0.67200000000000004" table:style-name="ce1">
            <text:p>-0.672</text:p>
          </table:table-cell>
          <table:table-cell office:value-type="float" office:value="-0.153" table:style-name="ce1">
            <text:p>-0.153</text:p>
          </table:table-cell>
          <table:table-cell office:value-type="float" office:value="-0.97570000000000001" table:style-name="ce1">
            <text:p>-0.9757</text:p>
          </table:table-cell>
          <table:table-cell office:value-type="float" office:value="-1.1805000000000001" table:style-name="ce1">
            <text:p>-1.1805</text:p>
          </table:table-cell>
          <table:table-cell office:value-type="float" office:value="0.87370000000000003" table:style-name="ce1">
            <text:p>0.8737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-0.4919" table:style-name="ce1">
            <text:p>-0.4919</text:p>
          </table:table-cell>
          <table:table-cell office:value-type="float" office:value="-0.30299999999999999" table:style-name="ce1">
            <text:p>-0.303</text:p>
          </table:table-cell>
          <table:table-cell office:value-type="float" office:value="0.36420000000000002" table:style-name="ce1">
            <text:p>0.3642</text:p>
          </table:table-cell>
          <table:table-cell office:value-type="float" office:value="-1.8599999999999998E-2" table:style-name="ce1">
            <text:p>-0.0186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1.3342000000000001" table:style-name="ce1">
            <text:p>1.3342</text:p>
          </table:table-cell>
          <table:table-cell table:number-columns-repeated="1633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820283874792901E-3" table:style-name="ce2">
            <text:p>0.002082028</text:p>
          </table:table-cell>
          <table:table-cell office:value-type="float" office:value="0.20940270472580699" table:style-name="ce2">
            <text:p>0.209402705</text:p>
          </table:table-cell>
          <table:table-cell office:value-type="float" office:value="6.01367337281353E-2" table:style-name="ce2">
            <text:p>0.060136734</text:p>
          </table:table-cell>
          <table:table-cell office:value-type="float" office:value="7.0478787297332396E-2" table:style-name="ce2">
            <text:p>0.070478787</text:p>
          </table:table-cell>
          <table:table-cell office:value-type="float" office:value="1.2430000000000001" table:style-name="ce2">
            <text:p>1.243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0.3075" table:style-name="ce1">
            <text:p>0.3075</text:p>
          </table:table-cell>
          <table:table-cell office:value-type="float" office:value="0.22159999999999999" table:style-name="ce1">
            <text:p>0.2216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1.29E-2" table:style-name="ce1">
            <text:p>0.0129</text:p>
          </table:table-cell>
          <table:table-cell office:value-type="float" office:value="0.49130000000000001" table:style-name="ce1">
            <text:p>0.4913</text:p>
          </table:table-cell>
          <table:table-cell office:value-type="float" office:value="0.83360000000000001" table:style-name="ce1">
            <text:p>0.8336</text:p>
          </table:table-cell>
          <table:table-cell office:value-type="float" office:value="-0.19120000000000001" table:style-name="ce1">
            <text:p>-0.1912</text:p>
          </table:table-cell>
          <table:table-cell office:value-type="float" office:value="-0.75509999999999999" table:style-name="ce1">
            <text:p>-0.7551</text:p>
          </table:table-cell>
          <table:table-cell office:value-type="float" office:value="1.49E-2" table:style-name="ce1">
            <text:p>0.0149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0.14410000000000001" table:style-name="ce1">
            <text:p>0.1441</text:p>
          </table:table-cell>
          <table:table-cell office:value-type="float" office:value="-0.1084" table:style-name="ce1">
            <text:p>-0.1084</text:p>
          </table:table-cell>
          <table:table-cell office:value-type="float" office:value="-0.93600000000000005" table:style-name="ce1">
            <text:p>-0.936</text:p>
          </table:table-cell>
          <table:table-cell office:value-type="float" office:value="-5.1400000000000001E-2" table:style-name="ce1">
            <text:p>-0.0514</text:p>
          </table:table-cell>
          <table:table-cell office:value-type="float" office:value="1.24E-2" table:style-name="ce1">
            <text:p>0.0124</text:p>
          </table:table-cell>
          <table:table-cell office:value-type="float" office:value="-0.1104" table:style-name="ce1">
            <text:p>-0.1104</text:p>
          </table:table-cell>
          <table:table-cell office:value-type="float" office:value="-3.0700000000000002E-2" table:style-name="ce1">
            <text:p>-0.0307</text:p>
          </table:table-cell>
          <table:table-cell office:value-type="float" office:value="-6.2100000000000002E-2" table:style-name="ce1">
            <text:p>-0.0621</text:p>
          </table:table-cell>
          <table:table-cell office:value-type="float" office:value="6.1899999999999997E-2" table:style-name="ce1">
            <text:p>0.0619</text:p>
          </table:table-cell>
          <table:table-cell office:value-type="float" office:value="-0.19239999999999999" table:style-name="ce1">
            <text:p>-0.1924</text:p>
          </table:table-cell>
          <table:table-cell office:value-type="float" office:value="-3.2599999999999997E-2" table:style-name="ce1">
            <text:p>-0.0326</text:p>
          </table:table-cell>
          <table:table-cell office:value-type="float" office:value="-1.9518" table:style-name="ce1">
            <text:p>-1.9518</text:p>
          </table:table-cell>
          <table:table-cell office:value-type="float" office:value="1.7399999999999999E-2" table:style-name="ce1">
            <text:p>0.0174</text:p>
          </table:table-cell>
          <table:table-cell office:value-type="float" office:value="-5.2200000000000003E-2" table:style-name="ce1">
            <text:p>-0.0522</text:p>
          </table:table-cell>
          <table:table-cell office:value-type="float" office:value="-0.216" table:style-name="ce1">
            <text:p>-0.216</text:p>
          </table:table-cell>
          <table:table-cell office:value-type="float" office:value="-0.37190000000000001" table:style-name="ce1">
            <text:p>-0.3719</text:p>
          </table:table-cell>
          <table:table-cell office:value-type="float" office:value="-0.3362" table:style-name="ce1">
            <text:p>-0.3362</text:p>
          </table:table-cell>
          <table:table-cell office:value-type="float" office:value="-0.74319999999999997" table:style-name="ce1">
            <text:p>-0.7432</text:p>
          </table:table-cell>
          <table:table-cell office:value-type="float" office:value="-0.35210000000000002" table:style-name="ce1">
            <text:p>-0.3521</text:p>
          </table:table-cell>
          <table:table-cell office:value-type="float" office:value="0.93820000000000003" table:style-name="ce1">
            <text:p>0.9382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0.16639999999999999" table:style-name="ce1">
            <text:p>-0.1664</text:p>
          </table:table-cell>
          <table:table-cell office:value-type="float" office:value="-0.152" table:style-name="ce1">
            <text:p>-0.152</text:p>
          </table:table-cell>
          <table:table-cell office:value-type="float" office:value="0.1222" table:style-name="ce1">
            <text:p>0.1222</text:p>
          </table:table-cell>
          <table:table-cell office:value-type="float" office:value="-7.6E-3" table:style-name="ce1">
            <text:p>-0.0076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1.3273999999999999" table:style-name="ce1">
            <text:p>1.3274</text:p>
          </table:table-cell>
          <table:table-cell table:number-columns-repeated="1633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82009426283947E-3" table:style-name="ce2">
            <text:p>0.001820094</text:p>
          </table:table-cell>
          <table:table-cell office:value-type="float" office:value="0.21334088815580499" table:style-name="ce2">
            <text:p>0.213340888</text:p>
          </table:table-cell>
          <table:table-cell office:value-type="float" office:value="6.1863991663909698E-2" table:style-name="ce2">
            <text:p>0.061863992</text:p>
          </table:table-cell>
          <table:table-cell office:value-type="float" office:value="6.7053547834096602E-2" table:style-name="ce2">
            <text:p>0.067053548</text:p>
          </table:table-cell>
          <table:table-cell office:value-type="float" office:value="1.3120000000000001" table:style-name="ce2">
            <text:p>1.312</text:p>
          </table:table-cell>
          <table:table-cell office:value-type="float" office:value="0.41880000000000001" table:style-name="ce1">
            <text:p>0.4188</text:p>
          </table:table-cell>
          <table:table-cell office:value-type="float" office:value="0.31709999999999999" table:style-name="ce1">
            <text:p>0.3171</text:p>
          </table:table-cell>
          <table:table-cell office:value-type="float" office:value="0.58679999999999999" table:style-name="ce1">
            <text:p>0.5868</text:p>
          </table:table-cell>
          <table:table-cell office:value-type="float" office:value="0.90610000000000002" table:style-name="ce1">
            <text:p>0.9061</text:p>
          </table:table-cell>
          <table:table-cell office:value-type="float" office:value="-0.34360000000000002" table:style-name="ce1">
            <text:p>-0.3436</text:p>
          </table:table-cell>
          <table:table-cell office:value-type="float" office:value="0.63660000000000005" table:style-name="ce1">
            <text:p>0.6366</text:p>
          </table:table-cell>
          <table:table-cell office:value-type="float" office:value="0.99639999999999995" table:style-name="ce1">
            <text:p>0.9964</text:p>
          </table:table-cell>
          <table:table-cell office:value-type="float" office:value="-0.86870000000000003" table:style-name="ce1">
            <text:p>-0.8687</text:p>
          </table:table-cell>
          <table:table-cell office:value-type="float" office:value="-0.43569999999999998" table:style-name="ce1">
            <text:p>-0.4357</text:p>
          </table:table-cell>
          <table:table-cell office:value-type="float" office:value="-6.4299999999999996E-2" table:style-name="ce1">
            <text:p>-0.0643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0.54490000000000005" table:style-name="ce1">
            <text:p>0.5449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0.2349" table:style-name="ce1">
            <text:p>0.2349</text:p>
          </table:table-cell>
          <table:table-cell office:value-type="float" office:value="-0.20349999999999999" table:style-name="ce1">
            <text:p>-0.2035</text:p>
          </table:table-cell>
          <table:table-cell office:value-type="float" office:value="-1.1669" table:style-name="ce1">
            <text:p>-1.166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.0886" table:style-name="ce1">
            <text:p>-1.0886</text:p>
          </table:table-cell>
          <table:table-cell office:value-type="float" office:value="-0.317" table:style-name="ce1">
            <text:p>-0.317</text:p>
          </table:table-cell>
          <table:table-cell office:value-type="float" office:value="6.2300000000000001E-2" table:style-name="ce1">
            <text:p>0.0623</text:p>
          </table:table-cell>
          <table:table-cell office:value-type="float" office:value="0.2135" table:style-name="ce1">
            <text:p>0.2135</text:p>
          </table:table-cell>
          <table:table-cell office:value-type="float" office:value="-0.69489999999999996" table:style-name="ce1">
            <text:p>-0.6949</text:p>
          </table:table-cell>
          <table:table-cell office:value-type="float" office:value="-5.1400000000000001E-2" table:style-name="ce1">
            <text:p>-0.0514</text:p>
          </table:table-cell>
          <table:table-cell office:value-type="float" office:value="-0.55179999999999996" table:style-name="ce1">
            <text:p>-0.5518</text:p>
          </table:table-cell>
          <table:table-cell office:value-type="float" office:value="-1.327" table:style-name="ce1">
            <text:p>-1.327</text:p>
          </table:table-cell>
          <table:table-cell office:value-type="float" office:value="0.5333" table:style-name="ce1">
            <text:p>0.5333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-0.39800000000000002" table:style-name="ce1">
            <text:p>-0.398</text:p>
          </table:table-cell>
          <table:table-cell office:value-type="float" office:value="-0.2661" table:style-name="ce1">
            <text:p>-0.2661</text:p>
          </table:table-cell>
          <table:table-cell office:value-type="float" office:value="0.12709999999999999" table:style-name="ce1">
            <text:p>0.1271</text:p>
          </table:table-cell>
          <table:table-cell office:value-type="float" office:value="-4.3799999999999999E-2" table:style-name="ce1">
            <text:p>-0.0438</text:p>
          </table:table-cell>
          <table:table-cell office:value-type="float" office:value="0.1686" table:style-name="ce1">
            <text:p>0.1686</text:p>
          </table:table-cell>
          <table:table-cell office:value-type="float" office:value="0.9264" table:style-name="ce1">
            <text:p>0.9264</text:p>
          </table:table-cell>
          <table:table-cell table:number-columns-repeated="1633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198109703614201E-3" table:style-name="ce2">
            <text:p>0.002219811</text:p>
          </table:table-cell>
          <table:table-cell office:value-type="float" office:value="0.16440260159753201" table:style-name="ce2">
            <text:p>0.164402602</text:p>
          </table:table-cell>
          <table:table-cell office:value-type="float" office:value="6.43778650373278E-2" table:style-name="ce2">
            <text:p>0.064377865</text:p>
          </table:table-cell>
          <table:table-cell office:value-type="float" office:value="7.4436559961211804E-2" table:style-name="ce2">
            <text:p>0.07443656</text:p>
          </table:table-cell>
          <table:table-cell office:value-type="float" office:value="1.381" table:style-name="ce2">
            <text:p>1.381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219" table:style-name="ce1">
            <text:p>0.219</text:p>
          </table:table-cell>
          <table:table-cell office:value-type="float" office:value="0.56589999999999996" table:style-name="ce1">
            <text:p>0.5659</text:p>
          </table:table-cell>
          <table:table-cell office:value-type="float" office:value="0.7601" table:style-name="ce1">
            <text:p>0.7601</text:p>
          </table:table-cell>
          <table:table-cell office:value-type="float" office:value="-3.6299999999999999E-2" table:style-name="ce1">
            <text:p>-0.0363</text:p>
          </table:table-cell>
          <table:table-cell office:value-type="float" office:value="0.4526" table:style-name="ce1">
            <text:p>0.4526</text:p>
          </table:table-cell>
          <table:table-cell office:value-type="float" office:value="0.71789999999999998" table:style-name="ce1">
            <text:p>0.7179</text:p>
          </table:table-cell>
          <table:table-cell office:value-type="float" office:value="-1.0683" table:style-name="ce1">
            <text:p>-1.0683</text:p>
          </table:table-cell>
          <table:table-cell office:value-type="float" office:value="-0.64890000000000003" table:style-name="ce1">
            <text:p>-0.6489</text:p>
          </table:table-cell>
          <table:table-cell office:value-type="float" office:value="-0.10059999999999999" table:style-name="ce1">
            <text:p>-0.1006</text:p>
          </table:table-cell>
          <table:table-cell office:value-type="float" office:value="0.33760000000000001" table:style-name="ce1">
            <text:p>0.3376</text:p>
          </table:table-cell>
          <table:table-cell office:value-type="float" office:value="0.4098" table:style-name="ce1">
            <text:p>0.4098</text:p>
          </table:table-cell>
          <table:table-cell office:value-type="float" office:value="-0.17810000000000001" table:style-name="ce1">
            <text:p>-0.1781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-0.39750000000000002" table:style-name="ce1">
            <text:p>-0.3975</text:p>
          </table:table-cell>
          <table:table-cell office:value-type="float" office:value="-0.75749999999999995" table:style-name="ce1">
            <text:p>-0.7575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-0.1042" table:style-name="ce1">
            <text:p>-0.1042</text:p>
          </table:table-cell>
          <table:table-cell office:value-type="float" office:value="1.83E-2" table:style-name="ce1">
            <text:p>0.0183</text:p>
          </table:table-cell>
          <table:table-cell office:value-type="float" office:value="-5.7000000000000002E-3" table:style-name="ce1">
            <text:p>-0.0057</text:p>
          </table:table-cell>
          <table:table-cell office:value-type="float" office:value="-4.8899999999999999E-2" table:style-name="ce1">
            <text:p>-0.0489</text:p>
          </table:table-cell>
          <table:table-cell office:value-type="float" office:value="0.1009" table:style-name="ce1">
            <text:p>0.1009</text:p>
          </table:table-cell>
          <table:table-cell office:value-type="float" office:value="-0.16889999999999999" table:style-name="ce1">
            <text:p>-0.1689</text:p>
          </table:table-cell>
          <table:table-cell office:value-type="float" office:value="-0.26079999999999998" table:style-name="ce1">
            <text:p>-0.2608</text:p>
          </table:table-cell>
          <table:table-cell office:value-type="float" office:value="-1.0479000000000001" table:style-name="ce1">
            <text:p>-1.0479</text:p>
          </table:table-cell>
          <table:table-cell office:value-type="float" office:value="-0.16930000000000001" table:style-name="ce1">
            <text:p>-0.1693</text:p>
          </table:table-cell>
          <table:table-cell office:value-type="float" office:value="-5.21E-2" table:style-name="ce1">
            <text:p>-0.0521</text:p>
          </table:table-cell>
          <table:table-cell office:value-type="float" office:value="-6.6600000000000006E-2" table:style-name="ce1">
            <text:p>-0.0666</text:p>
          </table:table-cell>
          <table:table-cell office:value-type="float" office:value="-0.59899999999999998" table:style-name="ce1">
            <text:p>-0.599</text:p>
          </table:table-cell>
          <table:table-cell office:value-type="float" office:value="-0.2172" table:style-name="ce1">
            <text:p>-0.2172</text:p>
          </table:table-cell>
          <table:table-cell office:value-type="float" office:value="-0.72189999999999999" table:style-name="ce1">
            <text:p>-0.7219</text:p>
          </table:table-cell>
          <table:table-cell office:value-type="float" office:value="0.3206" table:style-name="ce1">
            <text:p>0.3206</text:p>
          </table:table-cell>
          <table:table-cell office:value-type="float" office:value="0.9496" table:style-name="ce1">
            <text:p>0.9496</text:p>
          </table:table-cell>
          <table:table-cell office:value-type="float" office:value="0.2011" table:style-name="ce1">
            <text:p>0.2011</text:p>
          </table:table-cell>
          <table:table-cell office:value-type="float" office:value="-0.21" table:style-name="ce1">
            <text:p>-0.21</text:p>
          </table:table-cell>
          <table:table-cell office:value-type="float" office:value="-0.1711" table:style-name="ce1">
            <text:p>-0.1711</text:p>
          </table:table-cell>
          <table:table-cell office:value-type="float" office:value="0.17860000000000001" table:style-name="ce1">
            <text:p>0.1786</text:p>
          </table:table-cell>
          <table:table-cell office:value-type="float" office:value="0.12230000000000001" table:style-name="ce1">
            <text:p>0.1223</text:p>
          </table:table-cell>
          <table:table-cell office:value-type="float" office:value="0.76480000000000004" table:style-name="ce1">
            <text:p>0.7648</text:p>
          </table:table-cell>
          <table:table-cell office:value-type="float" office:value="0.68820000000000003" table:style-name="ce1">
            <text:p>0.6882</text:p>
          </table:table-cell>
          <table:table-cell table:number-columns-repeated="1633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80048507340888E-3" table:style-name="ce2">
            <text:p>0.001800485</text:p>
          </table:table-cell>
          <table:table-cell office:value-type="float" office:value="0.17706847258264599" table:style-name="ce2">
            <text:p>0.177068473</text:p>
          </table:table-cell>
          <table:table-cell office:value-type="float" office:value="4.8680414640286301E-2" table:style-name="ce2">
            <text:p>0.048680415</text:p>
          </table:table-cell>
          <table:table-cell office:value-type="float" office:value="5.8772106950994003E-2" table:style-name="ce2">
            <text:p>0.058772107</text:p>
          </table:table-cell>
          <table:table-cell office:value-type="float" office:value="1.1559999999999999" table:style-name="ce2">
            <text:p>1.156</text:p>
          </table:table-cell>
          <table:table-cell office:value-type="float" office:value="-0.10879999999999999" table:style-name="ce1">
            <text:p>-0.1088</text:p>
          </table:table-cell>
          <table:table-cell office:value-type="float" office:value="0.1376" table:style-name="ce1">
            <text:p>0.1376</text:p>
          </table:table-cell>
          <table:table-cell office:value-type="float" office:value="0.63460000000000005" table:style-name="ce1">
            <text:p>0.6346</text:p>
          </table:table-cell>
          <table:table-cell office:value-type="float" office:value="0.85619999999999996" table:style-name="ce1">
            <text:p>0.8562</text:p>
          </table:table-cell>
          <table:table-cell office:value-type="float" office:value="-0.8095" table:style-name="ce1">
            <text:p>-0.8095</text:p>
          </table:table-cell>
          <table:table-cell office:value-type="float" office:value="0.64659999999999995" table:style-name="ce1">
            <text:p>0.6466</text:p>
          </table:table-cell>
          <table:table-cell office:value-type="float" office:value="1.3120000000000001" table:style-name="ce1">
            <text:p>1.312</text:p>
          </table:table-cell>
          <table:table-cell office:value-type="float" office:value="-0.39739999999999998" table:style-name="ce1">
            <text:p>-0.3974</text:p>
          </table:table-cell>
          <table:table-cell office:value-type="float" office:value="-0.69669999999999999" table:style-name="ce1">
            <text:p>-0.6967</text:p>
          </table:table-cell>
          <table:table-cell office:value-type="float" office:value="-0.22889999999999999" table:style-name="ce1">
            <text:p>-0.2289</text:p>
          </table:table-cell>
          <table:table-cell office:value-type="float" office:value="0.3921" table:style-name="ce1">
            <text:p>0.3921</text:p>
          </table:table-cell>
          <table:table-cell office:value-type="float" office:value="0.52749999999999997" table:style-name="ce1">
            <text:p>0.5275</text:p>
          </table:table-cell>
          <table:table-cell office:value-type="float" office:value="-0.89119999999999999" table:style-name="ce1">
            <text:p>-0.8912</text:p>
          </table:table-cell>
          <table:table-cell office:value-type="float" office:value="0.18229999999999999" table:style-name="ce1">
            <text:p>0.1823</text:p>
          </table:table-cell>
          <table:table-cell office:value-type="float" office:value="-0.19189999999999999" table:style-name="ce1">
            <text:p>-0.1919</text:p>
          </table:table-cell>
          <table:table-cell office:value-type="float" office:value="-1.3581000000000001" table:style-name="ce1">
            <text:p>-1.3581</text:p>
          </table:table-cell>
          <table:table-cell office:value-type="float" office:value="-9.2799999999999994E-2" table:style-name="ce1">
            <text:p>-0.0928</text:p>
          </table:table-cell>
          <table:table-cell office:value-type="float" office:value="-0.26340000000000002" table:style-name="ce1">
            <text:p>-0.2634</text:p>
          </table:table-cell>
          <table:table-cell office:value-type="float" office:value="-5.0999999999999997E-2" table:style-name="ce1">
            <text:p>-0.051</text:p>
          </table:table-cell>
          <table:table-cell office:value-type="float" office:value="3.1099999999999999E-2" table:style-name="ce1">
            <text:p>0.0311</text:p>
          </table:table-cell>
          <table:table-cell office:value-type="float" office:value="-0.31159999999999999" table:style-name="ce1">
            <text:p>-0.3116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-0.12089999999999999" table:style-name="ce1">
            <text:p>-0.1209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1.2836000000000001" table:style-name="ce1">
            <text:p>-1.2836</text:p>
          </table:table-cell>
          <table:table-cell office:value-type="float" office:value="-6.9500000000000006E-2" table:style-name="ce1">
            <text:p>-0.0695</text:p>
          </table:table-cell>
          <table:table-cell office:value-type="float" office:value="0.1457" table:style-name="ce1">
            <text:p>0.1457</text:p>
          </table:table-cell>
          <table:table-cell office:value-type="float" office:value="8.2699999999999996E-2" table:style-name="ce1">
            <text:p>0.0827</text:p>
          </table:table-cell>
          <table:table-cell office:value-type="float" office:value="-1.5633999999999999" table:style-name="ce1">
            <text:p>-1.5634</text:p>
          </table:table-cell>
          <table:table-cell office:value-type="float" office:value="-0.13189999999999999" table:style-name="ce1">
            <text:p>-0.1319</text:p>
          </table:table-cell>
          <table:table-cell office:value-type="float" office:value="-0.68869999999999998" table:style-name="ce1">
            <text:p>-0.6887</text:p>
          </table:table-cell>
          <table:table-cell office:value-type="float" office:value="-0.38269999999999998" table:style-name="ce1">
            <text:p>-0.3827</text:p>
          </table:table-cell>
          <table:table-cell office:value-type="float" office:value="0.83209999999999995" table:style-name="ce1">
            <text:p>0.8321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-0.33900000000000002" table:style-name="ce1">
            <text:p>-0.339</text:p>
          </table:table-cell>
          <table:table-cell office:value-type="float" office:value="-0.34489999999999998" table:style-name="ce1">
            <text:p>-0.3449</text:p>
          </table:table-cell>
          <table:table-cell office:value-type="float" office:value="0.70509999999999995" table:style-name="ce1">
            <text:p>0.7051</text:p>
          </table:table-cell>
          <table:table-cell office:value-type="float" office:value="-3.3799999999999997E-2" table:style-name="ce1">
            <text:p>-0.0338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1.7589999999999999" table:style-name="ce1">
            <text:p>1.759</text:p>
          </table:table-cell>
          <table:table-cell table:number-columns-repeated="1633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6899424307932501E-3" table:style-name="ce2">
            <text:p>0.001689942</text:p>
          </table:table-cell>
          <table:table-cell office:value-type="float" office:value="0.17563763656061901" table:style-name="ce2">
            <text:p>0.175637637</text:p>
          </table:table-cell>
          <table:table-cell office:value-type="float" office:value="6.4656075250185505E-2" table:style-name="ce2">
            <text:p>0.064656075</text:p>
          </table:table-cell>
          <table:table-cell office:value-type="float" office:value="7.1673406263637704E-2" table:style-name="ce2">
            <text:p>0.071673406</text:p>
          </table:table-cell>
          <table:table-cell office:value-type="float" office:value="1.321" table:style-name="ce2">
            <text:p>1.321</text:p>
          </table:table-cell>
          <table:table-cell office:value-type="float" office:value="0.4713" table:style-name="ce1">
            <text:p>0.4713</text:p>
          </table:table-cell>
          <table:table-cell office:value-type="float" office:value="4.07E-2" table:style-name="ce1">
            <text:p>0.0407</text:p>
          </table:table-cell>
          <table:table-cell office:value-type="float" office:value="0.25659999999999999" table:style-name="ce1">
            <text:p>0.2566</text:p>
          </table:table-cell>
          <table:table-cell office:value-type="float" office:value="0.6361" table:style-name="ce1">
            <text:p>0.6361</text:p>
          </table:table-cell>
          <table:table-cell office:value-type="float" office:value="-0.50649999999999995" table:style-name="ce1">
            <text:p>-0.5065</text:p>
          </table:table-cell>
          <table:table-cell office:value-type="float" office:value="0.37680000000000002" table:style-name="ce1">
            <text:p>0.3768</text:p>
          </table:table-cell>
          <table:table-cell office:value-type="float" office:value="0.5645" table:style-name="ce1">
            <text:p>0.5645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0.59389999999999998" table:style-name="ce1">
            <text:p>-0.5939</text:p>
          </table:table-cell>
          <table:table-cell office:value-type="float" office:value="-0.3241" table:style-name="ce1">
            <text:p>-0.3241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60040000000000004" table:style-name="ce1">
            <text:p>0.6004</text:p>
          </table:table-cell>
          <table:table-cell office:value-type="float" office:value="-0.3397" table:style-name="ce1">
            <text:p>-0.3397</text:p>
          </table:table-cell>
          <table:table-cell office:value-type="float" office:value="0.1183" table:style-name="ce1">
            <text:p>0.1183</text:p>
          </table:table-cell>
          <table:table-cell office:value-type="float" office:value="-0.45839999999999997" table:style-name="ce1">
            <text:p>-0.4584</text:p>
          </table:table-cell>
          <table:table-cell office:value-type="float" office:value="-0.93330000000000002" table:style-name="ce1">
            <text:p>-0.9333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-1.2517" table:style-name="ce1">
            <text:p>-1.2517</text:p>
          </table:table-cell>
          <table:table-cell office:value-type="float" office:value="-0.30840000000000001" table:style-name="ce1">
            <text:p>-0.3084</text:p>
          </table:table-cell>
          <table:table-cell office:value-type="float" office:value="-0.35049999999999998" table:style-name="ce1">
            <text:p>-0.3505</text:p>
          </table:table-cell>
          <table:table-cell office:value-type="float" office:value="-0.18840000000000001" table:style-name="ce1">
            <text:p>-0.1884</text:p>
          </table:table-cell>
          <table:table-cell office:value-type="float" office:value="-1.0097" table:style-name="ce1">
            <text:p>-1.0097</text:p>
          </table:table-cell>
          <table:table-cell office:value-type="float" office:value="-0.28149999999999997" table:style-name="ce1">
            <text:p>-0.2815</text:p>
          </table:table-cell>
          <table:table-cell office:value-type="float" office:value="-0.73119999999999996" table:style-name="ce1">
            <text:p>-0.7312</text:p>
          </table:table-cell>
          <table:table-cell office:value-type="float" office:value="0.1125" table:style-name="ce1">
            <text:p>0.1125</text:p>
          </table:table-cell>
          <table:table-cell office:value-type="float" office:value="0.83289999999999997" table:style-name="ce1">
            <text:p>0.8329</text:p>
          </table:table-cell>
          <table:table-cell office:value-type="float" office:value="0.44590000000000002" table:style-name="ce1">
            <text:p>0.4459</text:p>
          </table:table-cell>
          <table:table-cell office:value-type="float" office:value="-0.1487" table:style-name="ce1">
            <text:p>-0.1487</text:p>
          </table:table-cell>
          <table:table-cell office:value-type="float" office:value="-0.45279999999999998" table:style-name="ce1">
            <text:p>-0.4528</text:p>
          </table:table-cell>
          <table:table-cell office:value-type="float" office:value="0.22489999999999999" table:style-name="ce1">
            <text:p>0.2249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.7782" table:style-name="ce1">
            <text:p>0.7782</text:p>
          </table:table-cell>
          <table:table-cell office:value-type="float" office:value="1.2276" table:style-name="ce1">
            <text:p>1.2276</text:p>
          </table:table-cell>
          <table:table-cell table:number-columns-repeated="1633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.6741628229422599E-4" table:style-name="ce2">
            <text:p>0.000967416</text:p>
          </table:table-cell>
          <table:table-cell office:value-type="float" office:value="0.176144562875826" table:style-name="ce2">
            <text:p>0.176144563</text:p>
          </table:table-cell>
          <table:table-cell office:value-type="float" office:value="5.4262717151650798E-2" table:style-name="ce2">
            <text:p>0.054262717</text:p>
          </table:table-cell>
          <table:table-cell office:value-type="float" office:value="7.0235614079276407E-2" table:style-name="ce2">
            <text:p>0.070235614</text:p>
          </table:table-cell>
          <table:table-cell office:value-type="float" office:value="1.3320000000000001" table:style-name="ce2">
            <text:p>1.332</text:p>
          </table:table-cell>
          <table:table-cell office:value-type="float" office:value="-0.34429999999999999" table:style-name="ce1">
            <text:p>-0.3443</text:p>
          </table:table-cell>
          <table:table-cell office:value-type="float" office:value="-2.8000000000000001E-2" table:style-name="ce1">
            <text:p>-0.028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27410000000000001" table:style-name="ce1">
            <text:p>0.2741</text:p>
          </table:table-cell>
          <table:table-cell office:value-type="float" office:value="-0.72189999999999999" table:style-name="ce1">
            <text:p>-0.7219</text:p>
          </table:table-cell>
          <table:table-cell office:value-type="float" office:value="0.48249999999999998" table:style-name="ce1">
            <text:p>0.4825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-0.35260000000000002" table:style-name="ce1">
            <text:p>-0.3526</text:p>
          </table:table-cell>
          <table:table-cell office:value-type="float" office:value="-0.96750000000000003" table:style-name="ce1">
            <text:p>-0.9675</text:p>
          </table:table-cell>
          <table:table-cell office:value-type="float" office:value="-0.1573" table:style-name="ce1">
            <text:p>-0.1573</text:p>
          </table:table-cell>
          <table:table-cell office:value-type="float" office:value="0.31230000000000002" table:style-name="ce1">
            <text:p>0.3123</text:p>
          </table:table-cell>
          <table:table-cell office:value-type="float" office:value="0.28520000000000001" table:style-name="ce1">
            <text:p>0.2852</text:p>
          </table:table-cell>
          <table:table-cell office:value-type="float" office:value="-0.90380000000000005" table:style-name="ce1">
            <text:p>-0.9038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-0.74870000000000003" table:style-name="ce1">
            <text:p>-0.7487</text:p>
          </table:table-cell>
          <table:table-cell office:value-type="float" office:value="-0.7258" table:style-name="ce1">
            <text:p>-0.7258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1.01E-2" table:style-name="ce1">
            <text:p>0.0101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1.8522000000000001" table:style-name="ce1">
            <text:p>-1.8522</text:p>
          </table:table-cell>
          <table:table-cell office:value-type="float" office:value="-0.3569" table:style-name="ce1">
            <text:p>-0.3569</text:p>
          </table:table-cell>
          <table:table-cell office:value-type="float" office:value="-0.35389999999999999" table:style-name="ce1">
            <text:p>-0.3539</text:p>
          </table:table-cell>
          <table:table-cell office:value-type="float" office:value="-0.4884" table:style-name="ce1">
            <text:p>-0.4884</text:p>
          </table:table-cell>
          <table:table-cell office:value-type="float" office:value="-1.2188000000000001" table:style-name="ce1">
            <text:p>-1.2188</text:p>
          </table:table-cell>
          <table:table-cell office:value-type="float" office:value="-0.28170000000000001" table:style-name="ce1">
            <text:p>-0.2817</text:p>
          </table:table-cell>
          <table:table-cell office:value-type="float" office:value="-1.4459" table:style-name="ce1">
            <text:p>-1.4459</text:p>
          </table:table-cell>
          <table:table-cell office:value-type="float" office:value="0.79920000000000002" table:style-name="ce1">
            <text:p>0.7992</text:p>
          </table:table-cell>
          <table:table-cell office:value-type="float" office:value="0.50860000000000005" table:style-name="ce1">
            <text:p>0.5086</text:p>
          </table:table-cell>
          <table:table-cell office:value-type="float" office:value="0.21510000000000001" table:style-name="ce1">
            <text:p>0.2151</text:p>
          </table:table-cell>
          <table:table-cell office:value-type="float" office:value="-0.4173" table:style-name="ce1">
            <text:p>-0.4173</text:p>
          </table:table-cell>
          <table:table-cell office:value-type="float" office:value="-0.29530000000000001" table:style-name="ce1">
            <text:p>-0.2953</text:p>
          </table:table-cell>
          <table:table-cell office:value-type="float" office:value="0.79190000000000005" table:style-name="ce1">
            <text:p>0.7919</text:p>
          </table:table-cell>
          <table:table-cell office:value-type="float" office:value="9.3200000000000005E-2" table:style-name="ce1">
            <text:p>0.0932</text:p>
          </table:table-cell>
          <table:table-cell office:value-type="float" office:value="0.81540000000000001" table:style-name="ce1">
            <text:p>0.8154</text:p>
          </table:table-cell>
          <table:table-cell office:value-type="float" office:value="0.89170000000000005" table:style-name="ce1">
            <text:p>0.8917</text:p>
          </table:table-cell>
          <table:table-cell table:number-columns-repeated="1633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1379017927789E-3" table:style-name="ce2">
            <text:p>0.00201379</text:p>
          </table:table-cell>
          <table:table-cell office:value-type="float" office:value="0.18870899148054199" table:style-name="ce2">
            <text:p>0.188708991</text:p>
          </table:table-cell>
          <table:table-cell office:value-type="float" office:value="7.0530679109425995E-2" table:style-name="ce2">
            <text:p>0.070530679</text:p>
          </table:table-cell>
          <table:table-cell office:value-type="float" office:value="7.0190097066059706E-2" table:style-name="ce2">
            <text:p>0.070190097</text:p>
          </table:table-cell>
          <table:table-cell office:value-type="float" office:value="1.343" table:style-name="ce2">
            <text:p>1.343</text:p>
          </table:table-cell>
          <table:table-cell office:value-type="float" office:value="0.36709999999999998" table:style-name="ce1">
            <text:p>0.3671</text:p>
          </table:table-cell>
          <table:table-cell office:value-type="float" office:value="0.1356" table:style-name="ce1">
            <text:p>0.1356</text:p>
          </table:table-cell>
          <table:table-cell office:value-type="float" office:value="0.54349999999999998" table:style-name="ce1">
            <text:p>0.5435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-0.251" table:style-name="ce1">
            <text:p>-0.251</text:p>
          </table:table-cell>
          <table:table-cell office:value-type="float" office:value="0.70130000000000003" table:style-name="ce1">
            <text:p>0.7013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-1.0127999999999999" table:style-name="ce1">
            <text:p>-1.0128</text:p>
          </table:table-cell>
          <table:table-cell office:value-type="float" office:value="-0.3579" table:style-name="ce1">
            <text:p>-0.3579</text:p>
          </table:table-cell>
          <table:table-cell office:value-type="float" office:value="0.1648" table:style-name="ce1">
            <text:p>0.1648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-0.52259999999999995" table:style-name="ce1">
            <text:p>-0.5226</text:p>
          </table:table-cell>
          <table:table-cell office:value-type="float" office:value="0.21540000000000001" table:style-name="ce1">
            <text:p>0.2154</text:p>
          </table:table-cell>
          <table:table-cell office:value-type="float" office:value="-0.51119999999999999" table:style-name="ce1">
            <text:p>-0.5112</text:p>
          </table:table-cell>
          <table:table-cell office:value-type="float" office:value="-0.92030000000000001" table:style-name="ce1">
            <text:p>-0.9203</text:p>
          </table:table-cell>
          <table:table-cell office:value-type="float" office:value="3.9899999999999998E-2" table:style-name="ce1">
            <text:p>0.0399</text:p>
          </table:table-cell>
          <table:table-cell office:value-type="float" office:value="-0.17480000000000001" table:style-name="ce1">
            <text:p>-0.1748</text:p>
          </table:table-cell>
          <table:table-cell office:value-type="float" office:value="-5.3100000000000001E-2" table:style-name="ce1">
            <text:p>-0.0531</text:p>
          </table:table-cell>
          <table:table-cell office:value-type="float" office:value="-3.9199999999999999E-2" table:style-name="ce1">
            <text:p>-0.0392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-0.20749999999999999" table:style-name="ce1">
            <text:p>-0.2075</text:p>
          </table:table-cell>
          <table:table-cell office:value-type="float" office:value="-0.16309999999999999" table:style-name="ce1">
            <text:p>-0.1631</text:p>
          </table:table-cell>
          <table:table-cell office:value-type="float" office:value="-0.55459999999999998" table:style-name="ce1">
            <text:p>-0.5546</text:p>
          </table:table-cell>
          <table:table-cell office:value-type="float" office:value="-3.49E-2" table:style-name="ce1">
            <text:p>-0.0349</text:p>
          </table:table-cell>
          <table:table-cell office:value-type="float" office:value="0.18340000000000001" table:style-name="ce1">
            <text:p>0.1834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-0.47410000000000002" table:style-name="ce1">
            <text:p>-0.4741</text:p>
          </table:table-cell>
          <table:table-cell office:value-type="float" office:value="0.18290000000000001" table:style-name="ce1">
            <text:p>0.1829</text:p>
          </table:table-cell>
          <table:table-cell office:value-type="float" office:value="-5.4100000000000002E-2" table:style-name="ce1">
            <text:p>-0.0541</text:p>
          </table:table-cell>
          <table:table-cell office:value-type="float" office:value="-0.37630000000000002" table:style-name="ce1">
            <text:p>-0.3763</text:p>
          </table:table-cell>
          <table:table-cell office:value-type="float" office:value="1.397" table:style-name="ce1">
            <text:p>1.397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-0.16500000000000001" table:style-name="ce1">
            <text:p>-0.165</text:p>
          </table:table-cell>
          <table:table-cell office:value-type="float" office:value="-0.46970000000000001" table:style-name="ce1">
            <text:p>-0.4697</text:p>
          </table:table-cell>
          <table:table-cell office:value-type="float" office:value="0.51880000000000004" table:style-name="ce1">
            <text:p>0.5188</text:p>
          </table:table-cell>
          <table:table-cell office:value-type="float" office:value="7.46E-2" table:style-name="ce1">
            <text:p>0.0746</text:p>
          </table:table-cell>
          <table:table-cell office:value-type="float" office:value="1.0488" table:style-name="ce1">
            <text:p>1.0488</text:p>
          </table:table-cell>
          <table:table-cell office:value-type="float" office:value="1.1593" table:style-name="ce1">
            <text:p>1.1593</text:p>
          </table:table-cell>
          <table:table-cell table:number-columns-repeated="1633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080395288591401E-3" table:style-name="ce2">
            <text:p>0.00180804</text:p>
          </table:table-cell>
          <table:table-cell office:value-type="float" office:value="0.20757589587967501" table:style-name="ce2">
            <text:p>0.207575896</text:p>
          </table:table-cell>
          <table:table-cell office:value-type="float" office:value="5.7045920497694198E-2" table:style-name="ce2">
            <text:p>0.05704592</text:p>
          </table:table-cell>
          <table:table-cell office:value-type="float" office:value="6.3152000174184195E-2" table:style-name="ce2">
            <text:p>0.063152</text:p>
          </table:table-cell>
          <table:table-cell office:value-type="float" office:value="1.375" table:style-name="ce2">
            <text:p>1.375</text:p>
          </table:table-cell>
          <table:table-cell office:value-type="float" office:value="0.81159999999999999" table:style-name="ce1">
            <text:p>0.8116</text:p>
          </table:table-cell>
          <table:table-cell office:value-type="float" office:value="0.37280000000000002" table:style-name="ce1">
            <text:p>0.3728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0.14249999999999999" table:style-name="ce1">
            <text:p>0.1425</text:p>
          </table:table-cell>
          <table:table-cell office:value-type="float" office:value="0.2306" table:style-name="ce1">
            <text:p>0.2306</text:p>
          </table:table-cell>
          <table:table-cell office:value-type="float" office:value="0.21640000000000001" table:style-name="ce1">
            <text:p>0.2164</text:p>
          </table:table-cell>
          <table:table-cell office:value-type="float" office:value="0.89359999999999995" table:style-name="ce1">
            <text:p>0.8936</text:p>
          </table:table-cell>
          <table:table-cell office:value-type="float" office:value="-0.72509999999999997" table:style-name="ce1">
            <text:p>-0.7251</text:p>
          </table:table-cell>
          <table:table-cell office:value-type="float" office:value="-0.44879999999999998" table:style-name="ce1">
            <text:p>-0.4488</text:p>
          </table:table-cell>
          <table:table-cell office:value-type="float" office:value="0.19" table:style-name="ce1">
            <text:p>0.19</text:p>
          </table:table-cell>
          <table:table-cell office:value-type="float" office:value="0.56759999999999999" table:style-name="ce1">
            <text:p>0.5676</text:p>
          </table:table-cell>
          <table:table-cell office:value-type="float" office:value="0.26229999999999998" table:style-name="ce1">
            <text:p>0.2623</text:p>
          </table:table-cell>
          <table:table-cell office:value-type="float" office:value="-4.2900000000000001E-2" table:style-name="ce1">
            <text:p>-0.0429</text:p>
          </table:table-cell>
          <table:table-cell office:value-type="float" office:value="-0.12909999999999999" table:style-name="ce1">
            <text:p>-0.1291</text:p>
          </table:table-cell>
          <table:table-cell office:value-type="float" office:value="-0.44969999999999999" table:style-name="ce1">
            <text:p>-0.4497</text:p>
          </table:table-cell>
          <table:table-cell office:value-type="float" office:value="-1.1523000000000001" table:style-name="ce1">
            <text:p>-1.1523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5.0299999999999997E-2" table:style-name="ce1">
            <text:p>0.0503</text:p>
          </table:table-cell>
          <table:table-cell office:value-type="float" office:value="3.0200000000000001E-2" table:style-name="ce1">
            <text:p>0.0302</text:p>
          </table:table-cell>
          <table:table-cell office:value-type="float" office:value="-0.12720000000000001" table:style-name="ce1">
            <text:p>-0.1272</text:p>
          </table:table-cell>
          <table:table-cell office:value-type="float" office:value="-4.3499999999999997E-2" table:style-name="ce1">
            <text:p>-0.0435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-0.28029999999999999" table:style-name="ce1">
            <text:p>-0.2803</text:p>
          </table:table-cell>
          <table:table-cell office:value-type="float" office:value="-0.23799999999999999" table:style-name="ce1">
            <text:p>-0.238</text:p>
          </table:table-cell>
          <table:table-cell office:value-type="float" office:value="-1.3119000000000001" table:style-name="ce1">
            <text:p>-1.3119</text:p>
          </table:table-cell>
          <table:table-cell office:value-type="float" office:value="0.2336" table:style-name="ce1">
            <text:p>0.2336</text:p>
          </table:table-cell>
          <table:table-cell office:value-type="float" office:value="-0.23699999999999999" table:style-name="ce1">
            <text:p>-0.237</text:p>
          </table:table-cell>
          <table:table-cell office:value-type="float" office:value="-0.59130000000000005" table:style-name="ce1">
            <text:p>-0.5913</text:p>
          </table:table-cell>
          <table:table-cell office:value-type="float" office:value="-0.69420000000000004" table:style-name="ce1">
            <text:p>-0.6942</text:p>
          </table:table-cell>
          <table:table-cell office:value-type="float" office:value="-0.57020000000000004" table:style-name="ce1">
            <text:p>-0.5702</text:p>
          </table:table-cell>
          <table:table-cell office:value-type="float" office:value="-1.2128000000000001" table:style-name="ce1">
            <text:p>-1.2128</text:p>
          </table:table-cell>
          <table:table-cell office:value-type="float" office:value="-0.55069999999999997" table:style-name="ce1">
            <text:p>-0.5507</text:p>
          </table:table-cell>
          <table:table-cell office:value-type="float" office:value="0.81269999999999998" table:style-name="ce1">
            <text:p>0.8127</text:p>
          </table:table-cell>
          <table:table-cell office:value-type="float" office:value="-0.13739999999999999" table:style-name="ce1">
            <text:p>-0.1374</text:p>
          </table:table-cell>
          <table:table-cell office:value-type="float" office:value="-0.79110000000000003" table:style-name="ce1">
            <text:p>-0.7911</text:p>
          </table:table-cell>
          <table:table-cell office:value-type="float" office:value="-0.38159999999999999" table:style-name="ce1">
            <text:p>-0.3816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0.17829999999999999" table:style-name="ce1">
            <text:p>0.1783</text:p>
          </table:table-cell>
          <table:table-cell office:value-type="float" office:value="0.73140000000000005" table:style-name="ce1">
            <text:p>0.7314</text:p>
          </table:table-cell>
          <table:table-cell office:value-type="float" office:value="1.4162999999999999" table:style-name="ce1">
            <text:p>1.4163</text:p>
          </table:table-cell>
          <table:table-cell table:number-columns-repeated="1633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125492481367699E-3" table:style-name="ce2">
            <text:p>0.001812549</text:p>
          </table:table-cell>
          <table:table-cell office:value-type="float" office:value="0.19599902557542501" table:style-name="ce2">
            <text:p>0.195999026</text:p>
          </table:table-cell>
          <table:table-cell office:value-type="float" office:value="6.1908630979965899E-2" table:style-name="ce2">
            <text:p>0.061908631</text:p>
          </table:table-cell>
          <table:table-cell office:value-type="float" office:value="6.6238473309887996E-2" table:style-name="ce2">
            <text:p>0.066238473</text:p>
          </table:table-cell>
          <table:table-cell office:value-type="float" office:value="1.337" table:style-name="ce2">
            <text:p>1.337</text:p>
          </table:table-cell>
          <table:table-cell office:value-type="float" office:value="0.68030000000000002" table:style-name="ce1">
            <text:p>0.6803</text:p>
          </table:table-cell>
          <table:table-cell office:value-type="float" office:value="0.19059999999999999" table:style-name="ce1">
            <text:p>0.1906</text:p>
          </table:table-cell>
          <table:table-cell office:value-type="float" office:value="0.62160000000000004" table:style-name="ce1">
            <text:p>0.6216</text:p>
          </table:table-cell>
          <table:table-cell office:value-type="float" office:value="0.64929999999999999" table:style-name="ce1">
            <text:p>0.6493</text:p>
          </table:table-cell>
          <table:table-cell office:value-type="float" office:value="6.5799999999999997E-2" table:style-name="ce1">
            <text:p>0.0658</text:p>
          </table:table-cell>
          <table:table-cell office:value-type="float" office:value="0.43490000000000001" table:style-name="ce1">
            <text:p>0.4349</text:p>
          </table:table-cell>
          <table:table-cell office:value-type="float" office:value="0.50719999999999998" table:style-name="ce1">
            <text:p>0.5072</text:p>
          </table:table-cell>
          <table:table-cell office:value-type="float" office:value="-0.4602" table:style-name="ce1">
            <text:p>-0.4602</text:p>
          </table:table-cell>
          <table:table-cell office:value-type="float" office:value="-0.75939999999999996" table:style-name="ce1">
            <text:p>-0.7594</text:p>
          </table:table-cell>
          <table:table-cell office:value-type="float" office:value="-0.1522" table:style-name="ce1">
            <text:p>-0.1522</text:p>
          </table:table-cell>
          <table:table-cell office:value-type="float" office:value="0.21790000000000001" table:style-name="ce1">
            <text:p>0.2179</text:p>
          </table:table-cell>
          <table:table-cell office:value-type="float" office:value="0.3866" table:style-name="ce1">
            <text:p>0.3866</text:p>
          </table:table-cell>
          <table:table-cell office:value-type="float" office:value="-0.41399999999999998" table:style-name="ce1">
            <text:p>-0.414</text:p>
          </table:table-cell>
          <table:table-cell office:value-type="float" office:value="-0.18859999999999999" table:style-name="ce1">
            <text:p>-0.1886</text:p>
          </table:table-cell>
          <table:table-cell office:value-type="float" office:value="-0.30819999999999997" table:style-name="ce1">
            <text:p>-0.3082</text:p>
          </table:table-cell>
          <table:table-cell office:value-type="float" office:value="-1.4652000000000001" table:style-name="ce1">
            <text:p>-1.4652</text:p>
          </table:table-cell>
          <table:table-cell office:value-type="float" office:value="-0.1764" table:style-name="ce1">
            <text:p>-0.1764</text:p>
          </table:table-cell>
          <table:table-cell office:value-type="float" office:value="-1.9E-2" table:style-name="ce1">
            <text:p>-0.019</text:p>
          </table:table-cell>
          <table:table-cell office:value-type="float" office:value="-3.9100000000000003E-2" table:style-name="ce1">
            <text:p>-0.0391</text:p>
          </table:table-cell>
          <table:table-cell office:value-type="float" office:value="5.3E-3" table:style-name="ce1">
            <text:p>0.0053</text:p>
          </table:table-cell>
          <table:table-cell office:value-type="float" office:value="-8.9200000000000002E-2" table:style-name="ce1">
            <text:p>-0.0892</text:p>
          </table:table-cell>
          <table:table-cell office:value-type="float" office:value="2.63E-2" table:style-name="ce1">
            <text:p>0.0263</text:p>
          </table:table-cell>
          <table:table-cell office:value-type="float" office:value="-0.28839999999999999" table:style-name="ce1">
            <text:p>-0.2884</text:p>
          </table:table-cell>
          <table:table-cell office:value-type="float" office:value="-2.5499999999999998E-2" table:style-name="ce1">
            <text:p>-0.0255</text:p>
          </table:table-cell>
          <table:table-cell office:value-type="float" office:value="-0.75090000000000001" table:style-name="ce1">
            <text:p>-0.7509</text:p>
          </table:table-cell>
          <table:table-cell office:value-type="float" office:value="9.8100000000000007E-2" table:style-name="ce1">
            <text:p>0.0981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6.3E-2" table:style-name="ce1">
            <text:p>0.063</text:p>
          </table:table-cell>
          <table:table-cell office:value-type="float" office:value="-0.92649999999999999" table:style-name="ce1">
            <text:p>-0.9265</text:p>
          </table:table-cell>
          <table:table-cell office:value-type="float" office:value="0.13850000000000001" table:style-name="ce1">
            <text:p>0.1385</text:p>
          </table:table-cell>
          <table:table-cell office:value-type="float" office:value="-0.93240000000000001" table:style-name="ce1">
            <text:p>-0.9324</text:p>
          </table:table-cell>
          <table:table-cell office:value-type="float" office:value="-0.66569999999999996" table:style-name="ce1">
            <text:p>-0.6657</text:p>
          </table:table-cell>
          <table:table-cell office:value-type="float" office:value="1.0621" table:style-name="ce1">
            <text:p>1.0621</text:p>
          </table:table-cell>
          <table:table-cell office:value-type="float" office:value="0.28320000000000001" table:style-name="ce1">
            <text:p>0.2832</text:p>
          </table:table-cell>
          <table:table-cell office:value-type="float" office:value="-0.1003" table:style-name="ce1">
            <text:p>-0.1003</text:p>
          </table:table-cell>
          <table:table-cell office:value-type="float" office:value="-0.19389999999999999" table:style-name="ce1">
            <text:p>-0.1939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0.378" table:style-name="ce1">
            <text:p>0.378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1.7304999999999999" table:style-name="ce1">
            <text:p>1.7305</text:p>
          </table:table-cell>
          <table:table-cell table:number-columns-repeated="1633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59959609145209E-3" table:style-name="ce2">
            <text:p>0.001599596</text:p>
          </table:table-cell>
          <table:table-cell office:value-type="float" office:value="0.18696340598115399" table:style-name="ce2">
            <text:p>0.186963406</text:p>
          </table:table-cell>
          <table:table-cell office:value-type="float" office:value="6.6677165132864105E-2" table:style-name="ce2">
            <text:p>0.066677165</text:p>
          </table:table-cell>
          <table:table-cell office:value-type="float" office:value="7.4091612420883093E-2" table:style-name="ce2">
            <text:p>0.074091612</text:p>
          </table:table-cell>
          <table:table-cell office:value-type="float" office:value="1.3879999999999999" table:style-name="ce2">
            <text:p>1.388</text:p>
          </table:table-cell>
          <table:table-cell office:value-type="float" office:value="0.2031" table:style-name="ce1">
            <text:p>0.2031</text:p>
          </table:table-cell>
          <table:table-cell office:value-type="float" office:value="-2.64E-2" table:style-name="ce1">
            <text:p>-0.0264</text:p>
          </table:table-cell>
          <table:table-cell office:value-type="float" office:value="0.3639" table:style-name="ce1">
            <text:p>0.3639</text:p>
          </table:table-cell>
          <table:table-cell office:value-type="float" office:value="0.79690000000000005" table:style-name="ce1">
            <text:p>0.7969</text:p>
          </table:table-cell>
          <table:table-cell office:value-type="float" office:value="-0.83599999999999997" table:style-name="ce1">
            <text:p>-0.836</text:p>
          </table:table-cell>
          <table:table-cell office:value-type="float" office:value="0.48620000000000002" table:style-name="ce1">
            <text:p>0.4862</text:p>
          </table:table-cell>
          <table:table-cell office:value-type="float" office:value="-0.57520000000000004" table:style-name="ce1">
            <text:p>-0.5752</text:p>
          </table:table-cell>
          <table:table-cell office:value-type="float" office:value="-0.71319999999999995" table:style-name="ce1">
            <text:p>-0.7132</text:p>
          </table:table-cell>
          <table:table-cell office:value-type="float" office:value="-1.3186" table:style-name="ce1">
            <text:p>-1.3186</text:p>
          </table:table-cell>
          <table:table-cell office:value-type="float" office:value="-0.41289999999999999" table:style-name="ce1">
            <text:p>-0.4129</text:p>
          </table:table-cell>
          <table:table-cell office:value-type="float" office:value="8.48E-2" table:style-name="ce1">
            <text:p>0.0848</text:p>
          </table:table-cell>
          <table:table-cell office:value-type="float" office:value="0.41830000000000001" table:style-name="ce1">
            <text:p>0.4183</text:p>
          </table:table-cell>
          <table:table-cell office:value-type="float" office:value="-0.67559999999999998" table:style-name="ce1">
            <text:p>-0.6756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-1.752" table:style-name="ce1">
            <text:p>-1.752</text:p>
          </table:table-cell>
          <table:table-cell office:value-type="float" office:value="-0.89370000000000005" table:style-name="ce1">
            <text:p>-0.8937</text:p>
          </table:table-cell>
          <table:table-cell office:value-type="float" office:value="-0.2611" table:style-name="ce1">
            <text:p>-0.2611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-9.8500000000000004E-2" table:style-name="ce1">
            <text:p>-0.0985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-2.01E-2" table:style-name="ce1">
            <text:p>-0.020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-0.9556" table:style-name="ce1">
            <text:p>-0.9556</text:p>
          </table:table-cell>
          <table:table-cell office:value-type="float" office:value="-1.44E-2" table:style-name="ce1">
            <text:p>-0.0144</text:p>
          </table:table-cell>
          <table:table-cell office:value-type="float" office:value="-1.0784" table:style-name="ce1">
            <text:p>-1.0784</text:p>
          </table:table-cell>
          <table:table-cell office:value-type="float" office:value="-0.46439999999999998" table:style-name="ce1">
            <text:p>-0.4644</text:p>
          </table:table-cell>
          <table:table-cell office:value-type="float" office:value="-6.5299999999999997E-2" table:style-name="ce1">
            <text:p>-0.0653</text:p>
          </table:table-cell>
          <table:table-cell office:value-type="float" office:value="2.46E-2" table:style-name="ce1">
            <text:p>0.0246</text:p>
          </table:table-cell>
          <table:table-cell office:value-type="float" office:value="-1.2413000000000001" table:style-name="ce1">
            <text:p>-1.2413</text:p>
          </table:table-cell>
          <table:table-cell office:value-type="float" office:value="6.1800000000000001E-2" table:style-name="ce1">
            <text:p>0.0618</text:p>
          </table:table-cell>
          <table:table-cell office:value-type="float" office:value="-1.5019" table:style-name="ce1">
            <text:p>-1.5019</text:p>
          </table:table-cell>
          <table:table-cell office:value-type="float" office:value="-0.55310000000000004" table:style-name="ce1">
            <text:p>-0.5531</text:p>
          </table:table-cell>
          <table:table-cell office:value-type="float" office:value="1.5979000000000001" table:style-name="ce1">
            <text:p>1.5979</text:p>
          </table:table-cell>
          <table:table-cell office:value-type="float" office:value="0.51129999999999998" table:style-name="ce1">
            <text:p>0.5113</text:p>
          </table:table-cell>
          <table:table-cell office:value-type="float" office:value="-0.19639999999999999" table:style-name="ce1">
            <text:p>-0.1964</text:p>
          </table:table-cell>
          <table:table-cell office:value-type="float" office:value="-0.2286" table:style-name="ce1">
            <text:p>-0.2286</text:p>
          </table:table-cell>
          <table:table-cell office:value-type="float" office:value="0.62229999999999996" table:style-name="ce1">
            <text:p>0.6223</text:p>
          </table:table-cell>
          <table:table-cell office:value-type="float" office:value="0.1867" table:style-name="ce1">
            <text:p>0.1867</text:p>
          </table:table-cell>
          <table:table-cell office:value-type="float" office:value="1.7690999999999999" table:style-name="ce1">
            <text:p>1.7691</text:p>
          </table:table-cell>
          <table:table-cell office:value-type="float" office:value="0.96740000000000004" table:style-name="ce1">
            <text:p>0.9674</text:p>
          </table:table-cell>
          <table:table-cell table:number-columns-repeated="1633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5016271070005399E-3" table:style-name="ce2">
            <text:p>0.001501627</text:p>
          </table:table-cell>
          <table:table-cell office:value-type="float" office:value="0.19352176978104099" table:style-name="ce2">
            <text:p>0.19352177</text:p>
          </table:table-cell>
          <table:table-cell office:value-type="float" office:value="5.8997027064493703E-2" table:style-name="ce2">
            <text:p>0.058997027</text:p>
          </table:table-cell>
          <table:table-cell office:value-type="float" office:value="6.4246094167717593E-2" table:style-name="ce2">
            <text:p>0.064246094</text:p>
          </table:table-cell>
          <table:table-cell office:value-type="float" office:value="1.325" table:style-name="ce2">
            <text:p>1.325</text:p>
          </table:table-cell>
          <table:table-cell office:value-type="float" office:value="0.23330000000000001" table:style-name="ce1">
            <text:p>0.2333</text:p>
          </table:table-cell>
          <table:table-cell office:value-type="float" office:value="-3.1E-2" table:style-name="ce1">
            <text:p>-0.031</text:p>
          </table:table-cell>
          <table:table-cell office:value-type="float" office:value="0.47460000000000002" table:style-name="ce1">
            <text:p>0.4746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4.19E-2" table:style-name="ce1">
            <text:p>0.0419</text:p>
          </table:table-cell>
          <table:table-cell office:value-type="float" office:value="0.58030000000000004" table:style-name="ce1">
            <text:p>0.5803</text:p>
          </table:table-cell>
          <table:table-cell office:value-type="float" office:value="1.139" table:style-name="ce1">
            <text:p>1.139</text:p>
          </table:table-cell>
          <table:table-cell office:value-type="float" office:value="-0.55759999999999998" table:style-name="ce1">
            <text:p>-0.5576</text:p>
          </table:table-cell>
          <table:table-cell office:value-type="float" office:value="-0.2321" table:style-name="ce1">
            <text:p>-0.2321</text:p>
          </table:table-cell>
          <table:table-cell office:value-type="float" office:value="-4.7899999999999998E-2" table:style-name="ce1">
            <text:p>-0.0479</text:p>
          </table:table-cell>
          <table:table-cell office:value-type="float" office:value="0.44569999999999999" table:style-name="ce1">
            <text:p>0.4457</text:p>
          </table:table-cell>
          <table:table-cell office:value-type="float" office:value="0.3664" table:style-name="ce1">
            <text:p>0.3664</text:p>
          </table:table-cell>
          <table:table-cell office:value-type="float" office:value="6.6299999999999998E-2" table:style-name="ce1">
            <text:p>0.0663</text:p>
          </table:table-cell>
          <table:table-cell office:value-type="float" office:value="3.27E-2" table:style-name="ce1">
            <text:p>0.0327</text:p>
          </table:table-cell>
          <table:table-cell office:value-type="float" office:value="4.9799999999999997E-2" table:style-name="ce1">
            <text:p>0.0498</text:p>
          </table:table-cell>
          <table:table-cell office:value-type="float" office:value="-1.1253" table:style-name="ce1">
            <text:p>-1.1253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-8.7900000000000006E-2" table:style-name="ce1">
            <text:p>-0.0879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1.15E-2" table:style-name="ce1">
            <text:p>0.0115</text:p>
          </table:table-cell>
          <table:table-cell office:value-type="float" office:value="6.6799999999999998E-2" table:style-name="ce1">
            <text:p>0.0668</text:p>
          </table:table-cell>
          <table:table-cell office:value-type="float" office:value="-0.1135" table:style-name="ce1">
            <text:p>-0.1135</text:p>
          </table:table-cell>
          <table:table-cell office:value-type="float" office:value="-0.29899999999999999" table:style-name="ce1">
            <text:p>-0.299</text:p>
          </table:table-cell>
          <table:table-cell office:value-type="float" office:value="-1.1292" table:style-name="ce1">
            <text:p>-1.1292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0.1469" table:style-name="ce1">
            <text:p>0.1469</text:p>
          </table:table-cell>
          <table:table-cell office:value-type="float" office:value="-0.1694" table:style-name="ce1">
            <text:p>-0.1694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-1.2718" table:style-name="ce1">
            <text:p>-1.2718</text:p>
          </table:table-cell>
          <table:table-cell office:value-type="float" office:value="-0.76870000000000005" table:style-name="ce1">
            <text:p>-0.7687</text:p>
          </table:table-cell>
          <table:table-cell office:value-type="float" office:value="0.3165" table:style-name="ce1">
            <text:p>0.3165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-0.50339999999999996" table:style-name="ce1">
            <text:p>-0.5034</text:p>
          </table:table-cell>
          <table:table-cell office:value-type="float" office:value="-0.26619999999999999" table:style-name="ce1">
            <text:p>-0.2662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0.20519999999999999" table:style-name="ce1">
            <text:p>0.2052</text:p>
          </table:table-cell>
          <table:table-cell office:value-type="float" office:value="0.1124" table:style-name="ce1">
            <text:p>0.1124</text:p>
          </table:table-cell>
          <table:table-cell office:value-type="float" office:value="1.0847" table:style-name="ce1">
            <text:p>1.0847</text:p>
          </table:table-cell>
          <table:table-cell table:number-columns-repeated="1633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80598339657917E-3" table:style-name="ce2">
            <text:p>0.001805983</text:p>
          </table:table-cell>
          <table:table-cell office:value-type="float" office:value="0.18457150837160899" table:style-name="ce2">
            <text:p>0.184571508</text:p>
          </table:table-cell>
          <table:table-cell office:value-type="float" office:value="6.3573829104772897E-2" table:style-name="ce2">
            <text:p>0.063573829</text:p>
          </table:table-cell>
          <table:table-cell office:value-type="float" office:value="7.1479719824006499E-2" table:style-name="ce2">
            <text:p>0.07147972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9.5799999999999996E-2" table:style-name="ce1">
            <text:p>0.0958</text:p>
          </table:table-cell>
          <table:table-cell office:value-type="float" office:value="0.3952" table:style-name="ce1">
            <text:p>0.3952</text:p>
          </table:table-cell>
          <table:table-cell office:value-type="float" office:value="0.8508" table:style-name="ce1">
            <text:p>0.8508</text:p>
          </table:table-cell>
          <table:table-cell office:value-type="float" office:value="-0.89190000000000003" table:style-name="ce1">
            <text:p>-0.8919</text:p>
          </table:table-cell>
          <table:table-cell office:value-type="float" office:value="0.316" table:style-name="ce1">
            <text:p>0.316</text:p>
          </table:table-cell>
          <table:table-cell office:value-type="float" office:value="1.2712000000000001" table:style-name="ce1">
            <text:p>1.2712</text:p>
          </table:table-cell>
          <table:table-cell office:value-type="float" office:value="-5.74E-2" table:style-name="ce1">
            <text:p>-0.0574</text:p>
          </table:table-cell>
          <table:table-cell office:value-type="float" office:value="-1.2677" table:style-name="ce1">
            <text:p>-1.2677</text:p>
          </table:table-cell>
          <table:table-cell office:value-type="float" office:value="-0.37680000000000002" table:style-name="ce1">
            <text:p>-0.3768</text:p>
          </table:table-cell>
          <table:table-cell office:value-type="float" office:value="-0.2077" table:style-name="ce1">
            <text:p>-0.207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-0.72440000000000004" table:style-name="ce1">
            <text:p>-0.7244</text:p>
          </table:table-cell>
          <table:table-cell office:value-type="float" office:value="-0.29709999999999998" table:style-name="ce1">
            <text:p>-0.2971</text:p>
          </table:table-cell>
          <table:table-cell office:value-type="float" office:value="-0.8679" table:style-name="ce1">
            <text:p>-0.8679</text:p>
          </table:table-cell>
          <table:table-cell office:value-type="float" office:value="-1.0233000000000001" table:style-name="ce1">
            <text:p>-1.0233</text:p>
          </table:table-cell>
          <table:table-cell office:value-type="float" office:value="-0.44" table:style-name="ce1">
            <text:p>-0.44</text:p>
          </table:table-cell>
          <table:table-cell office:value-type="float" office:value="-0.16339999999999999" table:style-name="ce1">
            <text:p>-0.1634</text:p>
          </table:table-cell>
          <table:table-cell office:value-type="float" office:value="-0.14419999999999999" table:style-name="ce1">
            <text:p>-0.1442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31430000000000002" table:style-name="ce1">
            <text:p>-0.3143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-0.35339999999999999" table:style-name="ce1">
            <text:p>-0.3534</text:p>
          </table:table-cell>
          <table:table-cell office:value-type="float" office:value="-1.0500000000000001E-2" table:style-name="ce1">
            <text:p>-0.0105</text:p>
          </table:table-cell>
          <table:table-cell office:value-type="float" office:value="-1.6259999999999999" table:style-name="ce1">
            <text:p>-1.626</text:p>
          </table:table-cell>
          <table:table-cell office:value-type="float" office:value="-0.65129999999999999" table:style-name="ce1">
            <text:p>-0.6513</text:p>
          </table:table-cell>
          <table:table-cell office:value-type="float" office:value="-0.18140000000000001" table:style-name="ce1">
            <text:p>-0.1814</text:p>
          </table:table-cell>
          <table:table-cell office:value-type="float" office:value="-0.17780000000000001" table:style-name="ce1">
            <text:p>-0.1778</text:p>
          </table:table-cell>
          <table:table-cell office:value-type="float" office:value="-1.4319" table:style-name="ce1">
            <text:p>-1.4319</text:p>
          </table:table-cell>
          <table:table-cell office:value-type="float" office:value="-0.29859999999999998" table:style-name="ce1">
            <text:p>-0.2986</text:p>
          </table:table-cell>
          <table:table-cell office:value-type="float" office:value="-1.0465" table:style-name="ce1">
            <text:p>-1.0465</text:p>
          </table:table-cell>
          <table:table-cell office:value-type="float" office:value="0.3105" table:style-name="ce1">
            <text:p>0.3105</text:p>
          </table:table-cell>
          <table:table-cell office:value-type="float" office:value="1.4283999999999999" table:style-name="ce1">
            <text:p>1.4284</text:p>
          </table:table-cell>
          <table:table-cell office:value-type="float" office:value="0.46329999999999999" table:style-name="ce1">
            <text:p>0.4633</text:p>
          </table:table-cell>
          <table:table-cell office:value-type="float" office:value="0.31830000000000003" table:style-name="ce1">
            <text:p>0.3183</text:p>
          </table:table-cell>
          <table:table-cell office:value-type="float" office:value="0.15679999999999999" table:style-name="ce1">
            <text:p>0.1568</text:p>
          </table:table-cell>
          <table:table-cell office:value-type="float" office:value="0.4723" table:style-name="ce1">
            <text:p>0.4723</text:p>
          </table:table-cell>
          <table:table-cell office:value-type="float" office:value="0.55920000000000003" table:style-name="ce1">
            <text:p>0.5592</text:p>
          </table:table-cell>
          <table:table-cell office:value-type="float" office:value="1.2726" table:style-name="ce1">
            <text:p>1.2726</text:p>
          </table:table-cell>
          <table:table-cell office:value-type="float" office:value="1.2133" table:style-name="ce1">
            <text:p>1.2133</text:p>
          </table:table-cell>
          <table:table-cell table:number-columns-repeated="1633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2690122252582601E-3" table:style-name="ce2">
            <text:p>0.001269012</text:p>
          </table:table-cell>
          <table:table-cell office:value-type="float" office:value="0.18570644421280999" table:style-name="ce2">
            <text:p>0.185706444</text:p>
          </table:table-cell>
          <table:table-cell office:value-type="float" office:value="6.8810539598121501E-2" table:style-name="ce2">
            <text:p>0.06881054</text:p>
          </table:table-cell>
          <table:table-cell office:value-type="float" office:value="6.7425195107414806E-2" table:style-name="ce2">
            <text:p>0.067425195</text:p>
          </table:table-cell>
          <table:table-cell office:value-type="float" office:value="1.3080000000000001" table:style-name="ce2">
            <text:p>1.308</text:p>
          </table:table-cell>
          <table:table-cell office:value-type="float" office:value="-0.78190000000000004" table:style-name="ce1">
            <text:p>-0.7819</text:p>
          </table:table-cell>
          <table:table-cell office:value-type="float" office:value="-0.22489999999999999" table:style-name="ce1">
            <text:p>-0.2249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70369999999999999" table:style-name="ce1">
            <text:p>0.7037</text:p>
          </table:table-cell>
          <table:table-cell office:value-type="float" office:value="-1.2249000000000001" table:style-name="ce1">
            <text:p>-1.2249</text:p>
          </table:table-cell>
          <table:table-cell office:value-type="float" office:value="0.34" table:style-name="ce1">
            <text:p>0.34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-1.0305" table:style-name="ce1">
            <text:p>-1.0305</text:p>
          </table:table-cell>
          <table:table-cell office:value-type="float" office:value="-1.3408" table:style-name="ce1">
            <text:p>-1.3408</text:p>
          </table:table-cell>
          <table:table-cell office:value-type="float" office:value="-0.38369999999999999" table:style-name="ce1">
            <text:p>-0.3837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0.2152" table:style-name="ce1">
            <text:p>0.2152</text:p>
          </table:table-cell>
          <table:table-cell office:value-type="float" office:value="-0.79810000000000003" table:style-name="ce1">
            <text:p>-0.7981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-1.0463" table:style-name="ce1">
            <text:p>-1.0463</text:p>
          </table:table-cell>
          <table:table-cell office:value-type="float" office:value="-0.98450000000000004" table:style-name="ce1">
            <text:p>-0.9845</text:p>
          </table:table-cell>
          <table:table-cell office:value-type="float" office:value="-0.2525" table:style-name="ce1">
            <text:p>-0.2525</text:p>
          </table:table-cell>
          <table:table-cell office:value-type="float" office:value="-0.15279999999999999" table:style-name="ce1">
            <text:p>-0.1528</text:p>
          </table:table-cell>
          <table:table-cell office:value-type="float" office:value="-0.26400000000000001" table:style-name="ce1">
            <text:p>-0.264</text:p>
          </table:table-cell>
          <table:table-cell office:value-type="float" office:value="-7.0400000000000004E-2" table:style-name="ce1">
            <text:p>-0.0704</text:p>
          </table:table-cell>
          <table:table-cell office:value-type="float" office:value="-0.24540000000000001" table:style-name="ce1">
            <text:p>-0.2454</text:p>
          </table:table-cell>
          <table:table-cell office:value-type="float" office:value="0.14419999999999999" table:style-name="ce1">
            <text:p>0.1442</text:p>
          </table:table-cell>
          <table:table-cell office:value-type="float" office:value="-0.37359999999999999" table:style-name="ce1">
            <text:p>-0.3736</text:p>
          </table:table-cell>
          <table:table-cell office:value-type="float" office:value="-0.44879999999999998" table:style-name="ce1">
            <text:p>-0.4488</text:p>
          </table:table-cell>
          <table:table-cell office:value-type="float" office:value="-1.871" table:style-name="ce1">
            <text:p>-1.871</text:p>
          </table:table-cell>
          <table:table-cell office:value-type="float" office:value="-0.28870000000000001" table:style-name="ce1">
            <text:p>-0.2887</text:p>
          </table:table-cell>
          <table:table-cell office:value-type="float" office:value="-0.379" table:style-name="ce1">
            <text:p>-0.379</text:p>
          </table:table-cell>
          <table:table-cell office:value-type="float" office:value="-0.248" table:style-name="ce1">
            <text:p>-0.248</text:p>
          </table:table-cell>
          <table:table-cell office:value-type="float" office:value="-1.3634999999999999" table:style-name="ce1">
            <text:p>-1.3635</text:p>
          </table:table-cell>
          <table:table-cell office:value-type="float" office:value="-0.33539999999999998" table:style-name="ce1">
            <text:p>-0.3354</text:p>
          </table:table-cell>
          <table:table-cell office:value-type="float" office:value="-1.0402" table:style-name="ce1">
            <text:p>-1.0402</text:p>
          </table:table-cell>
          <table:table-cell office:value-type="float" office:value="0.62470000000000003" table:style-name="ce1">
            <text:p>0.6247</text:p>
          </table:table-cell>
          <table:table-cell office:value-type="float" office:value="1.3991" table:style-name="ce1">
            <text:p>1.3991</text:p>
          </table:table-cell>
          <table:table-cell office:value-type="float" office:value="0.3861" table:style-name="ce1">
            <text:p>0.3861</text:p>
          </table:table-cell>
          <table:table-cell office:value-type="float" office:value="-0.13500000000000001" table:style-name="ce1">
            <text:p>-0.135</text:p>
          </table:table-cell>
          <table:table-cell office:value-type="float" office:value="-2.8199999999999999E-2" table:style-name="ce1">
            <text:p>-0.0282</text:p>
          </table:table-cell>
          <table:table-cell office:value-type="float" office:value="0.185" table:style-name="ce1">
            <text:p>0.185</text:p>
          </table:table-cell>
          <table:table-cell office:value-type="float" office:value="0.1419" table:style-name="ce1">
            <text:p>0.1419</text:p>
          </table:table-cell>
          <table:table-cell office:value-type="float" office:value="1.2468999999999999" table:style-name="ce1">
            <text:p>1.2469</text:p>
          </table:table-cell>
          <table:table-cell office:value-type="float" office:value="0.9456" table:style-name="ce1">
            <text:p>0.9456</text:p>
          </table:table-cell>
          <table:table-cell table:number-columns-repeated="1633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87900983790921E-3" table:style-name="ce2">
            <text:p>0.00187901</text:p>
          </table:table-cell>
          <table:table-cell office:value-type="float" office:value="0.19423455190872299" table:style-name="ce2">
            <text:p>0.194234552</text:p>
          </table:table-cell>
          <table:table-cell office:value-type="float" office:value="6.0784545043075497E-2" table:style-name="ce2">
            <text:p>0.060784545</text:p>
          </table:table-cell>
          <table:table-cell office:value-type="float" office:value="6.7199243573347806E-2" table:style-name="ce2">
            <text:p>0.067199244</text:p>
          </table:table-cell>
          <table:table-cell office:value-type="float" office:value="1.306" table:style-name="ce2">
            <text:p>1.306</text:p>
          </table:table-cell>
          <table:table-cell office:value-type="float" office:value="-6.6E-3" table:style-name="ce1">
            <text:p>-0.0066</text:p>
          </table:table-cell>
          <table:table-cell office:value-type="float" office:value="-0.15029999999999999" table:style-name="ce1">
            <text:p>-0.1503</text:p>
          </table:table-cell>
          <table:table-cell office:value-type="float" office:value="0.56859999999999999" table:style-name="ce1">
            <text:p>0.5686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0.18970000000000001" table:style-name="ce1">
            <text:p>0.1897</text:p>
          </table:table-cell>
          <table:table-cell office:value-type="float" office:value="0.55510000000000004" table:style-name="ce1">
            <text:p>0.5551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-0.34279999999999999" table:style-name="ce1">
            <text:p>-0.3428</text:p>
          </table:table-cell>
          <table:table-cell office:value-type="float" office:value="-1.3542000000000001" table:style-name="ce1">
            <text:p>-1.3542</text:p>
          </table:table-cell>
          <table:table-cell office:value-type="float" office:value="-0.6482" table:style-name="ce1">
            <text:p>-0.6482</text:p>
          </table:table-cell>
          <table:table-cell office:value-type="float" office:value="0.13869999999999999" table:style-name="ce1">
            <text:p>0.1387</text:p>
          </table:table-cell>
          <table:table-cell office:value-type="float" office:value="0.21779999999999999" table:style-name="ce1">
            <text:p>0.2178</text:p>
          </table:table-cell>
          <table:table-cell office:value-type="float" office:value="-0.37580000000000002" table:style-name="ce1">
            <text:p>-0.3758</text:p>
          </table:table-cell>
          <table:table-cell office:value-type="float" office:value="-0.27760000000000001" table:style-name="ce1">
            <text:p>-0.2776</text:p>
          </table:table-cell>
          <table:table-cell office:value-type="float" office:value="-1.2983" table:style-name="ce1">
            <text:p>-1.2983</text:p>
          </table:table-cell>
          <table:table-cell office:value-type="float" office:value="-1.4003000000000001" table:style-name="ce1">
            <text:p>-1.4003</text:p>
          </table:table-cell>
          <table:table-cell office:value-type="float" office:value="-0.35220000000000001" table:style-name="ce1">
            <text:p>-0.3522</text:p>
          </table:table-cell>
          <table:table-cell office:value-type="float" office:value="-7.17E-2" table:style-name="ce1">
            <text:p>-0.0717</text:p>
          </table:table-cell>
          <table:table-cell office:value-type="float" office:value="0.154" table:style-name="ce1">
            <text:p>0.154</text:p>
          </table:table-cell>
          <table:table-cell office:value-type="float" office:value="-6.1999999999999998E-3" table:style-name="ce1">
            <text:p>-0.0062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-2.4400000000000002E-2" table:style-name="ce1">
            <text:p>-0.0244</text:p>
          </table:table-cell>
          <table:table-cell office:value-type="float" office:value="-0.73099999999999998" table:style-name="ce1">
            <text:p>-0.731</text:p>
          </table:table-cell>
          <table:table-cell office:value-type="float" office:value="-6.0400000000000002E-2" table:style-name="ce1">
            <text:p>-0.0604</text:p>
          </table:table-cell>
          <table:table-cell office:value-type="float" office:value="-1.2966" table:style-name="ce1">
            <text:p>-1.2966</text:p>
          </table:table-cell>
          <table:table-cell office:value-type="float" office:value="-0.46899999999999997" table:style-name="ce1">
            <text:p>-0.469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5.62E-2" table:style-name="ce1">
            <text:p>0.0562</text:p>
          </table:table-cell>
          <table:table-cell office:value-type="float" office:value="-0.60809999999999997" table:style-name="ce1">
            <text:p>-0.6081</text:p>
          </table:table-cell>
          <table:table-cell office:value-type="float" office:value="-0.21709999999999999" table:style-name="ce1">
            <text:p>-0.2171</text:p>
          </table:table-cell>
          <table:table-cell office:value-type="float" office:value="-1.7231000000000001" table:style-name="ce1">
            <text:p>-1.7231</text:p>
          </table:table-cell>
          <table:table-cell office:value-type="float" office:value="-0.315" table:style-name="ce1">
            <text:p>-0.315</text:p>
          </table:table-cell>
          <table:table-cell office:value-type="float" office:value="1.6263000000000001" table:style-name="ce1">
            <text:p>1.6263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-6.0299999999999999E-2" table:style-name="ce1">
            <text:p>-0.0603</text:p>
          </table:table-cell>
          <table:table-cell office:value-type="float" office:value="-2.8000000000000001E-2" table:style-name="ce1">
            <text:p>-0.028</text:p>
          </table:table-cell>
          <table:table-cell office:value-type="float" office:value="0.4914" table:style-name="ce1">
            <text:p>0.4914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1.5091000000000001" table:style-name="ce1">
            <text:p>1.5091</text:p>
          </table:table-cell>
          <table:table-cell office:value-type="float" office:value="1.8506" table:style-name="ce1">
            <text:p>1.8506</text:p>
          </table:table-cell>
          <table:table-cell table:number-columns-repeated="1633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415678099395999E-3" table:style-name="ce2">
            <text:p>0.001941568</text:p>
          </table:table-cell>
          <table:table-cell office:value-type="float" office:value="0.22091345817945501" table:style-name="ce2">
            <text:p>0.220913458</text:p>
          </table:table-cell>
          <table:table-cell office:value-type="float" office:value="6.5481700989134195E-2" table:style-name="ce2">
            <text:p>0.065481701</text:p>
          </table:table-cell>
          <table:table-cell office:value-type="float" office:value="7.3873521603627701E-2" table:style-name="ce2">
            <text:p>0.073873522</text:p>
          </table:table-cell>
          <table:table-cell office:value-type="float" office:value="1.228" table:style-name="ce2">
            <text:p>1.228</text:p>
          </table:table-cell>
          <table:table-cell office:value-type="float" office:value="-1.226" table:style-name="ce1">
            <text:p>-1.226</text:p>
          </table:table-cell>
          <table:table-cell office:value-type="float" office:value="-7.46E-2" table:style-name="ce1">
            <text:p>-0.0746</text:p>
          </table:table-cell>
          <table:table-cell office:value-type="float" office:value="0.33710000000000001" table:style-name="ce1">
            <text:p>0.3371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-0.15859999999999999" table:style-name="ce1">
            <text:p>-0.1586</text:p>
          </table:table-cell>
          <table:table-cell office:value-type="float" office:value="0.56179999999999997" table:style-name="ce1">
            <text:p>0.5618</text:p>
          </table:table-cell>
          <table:table-cell office:value-type="float" office:value="-0.17349999999999999" table:style-name="ce1">
            <text:p>-0.1735</text:p>
          </table:table-cell>
          <table:table-cell office:value-type="float" office:value="0.15820000000000001" table:style-name="ce1">
            <text:p>0.1582</text:p>
          </table:table-cell>
          <table:table-cell office:value-type="float" office:value="-2.0038" table:style-name="ce1">
            <text:p>-2.0038</text:p>
          </table:table-cell>
          <table:table-cell office:value-type="float" office:value="-0.42330000000000001" table:style-name="ce1">
            <text:p>-0.4233</text:p>
          </table:table-cell>
          <table:table-cell office:value-type="float" office:value="-0.1027" table:style-name="ce1">
            <text:p>-0.1027</text:p>
          </table:table-cell>
          <table:table-cell office:value-type="float" office:value="-1.4800000000000001E-2" table:style-name="ce1">
            <text:p>-0.0148</text:p>
          </table:table-cell>
          <table:table-cell office:value-type="float" office:value="-0.55359999999999998" table:style-name="ce1">
            <text:p>-0.5536</text:p>
          </table:table-cell>
          <table:table-cell office:value-type="float" office:value="-0.19539999999999999" table:style-name="ce1">
            <text:p>-0.1954</text:p>
          </table:table-cell>
          <table:table-cell office:value-type="float" office:value="-1.9238999999999999" table:style-name="ce1">
            <text:p>-1.9239</text:p>
          </table:table-cell>
          <table:table-cell office:value-type="float" office:value="-0.84789999999999999" table:style-name="ce1">
            <text:p>-0.8479</text:p>
          </table:table-cell>
          <table:table-cell office:value-type="float" office:value="-0.54690000000000005" table:style-name="ce1">
            <text:p>-0.5469</text:p>
          </table:table-cell>
          <table:table-cell office:value-type="float" office:value="-0.12909999999999999" table:style-name="ce1">
            <text:p>-0.1291</text:p>
          </table:table-cell>
          <table:table-cell office:value-type="float" office:value="4.0099999999999997E-2" table:style-name="ce1">
            <text:p>0.0401</text:p>
          </table:table-cell>
          <table:table-cell office:value-type="float" office:value="-0.1145" table:style-name="ce1">
            <text:p>-0.1145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4.36E-2" table:style-name="ce1">
            <text:p>0.0436</text:p>
          </table:table-cell>
          <table:table-cell office:value-type="float" office:value="-0.63080000000000003" table:style-name="ce1">
            <text:p>-0.6308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2.4744000000000002" table:style-name="ce1">
            <text:p>-2.4744</text:p>
          </table:table-cell>
          <table:table-cell office:value-type="float" office:value="-0.42549999999999999" table:style-name="ce1">
            <text:p>-0.4255</text:p>
          </table:table-cell>
          <table:table-cell office:value-type="float" office:value="-0.36980000000000002" table:style-name="ce1">
            <text:p>-0.3698</text:p>
          </table:table-cell>
          <table:table-cell office:value-type="float" office:value="-0.4269" table:style-name="ce1">
            <text:p>-0.4269</text:p>
          </table:table-cell>
          <table:table-cell office:value-type="float" office:value="-0.99490000000000001" table:style-name="ce1">
            <text:p>-0.9949</text:p>
          </table:table-cell>
          <table:table-cell office:value-type="float" office:value="-0.40210000000000001" table:style-name="ce1">
            <text:p>-0.4021</text:p>
          </table:table-cell>
          <table:table-cell office:value-type="float" office:value="-1.7533000000000001" table:style-name="ce1">
            <text:p>-1.753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1.7214" table:style-name="ce1">
            <text:p>1.7214</text:p>
          </table:table-cell>
          <table:table-cell office:value-type="float" office:value="0.45440000000000003" table:style-name="ce1">
            <text:p>0.4544</text:p>
          </table:table-cell>
          <table:table-cell office:value-type="float" office:value="0.16189999999999999" table:style-name="ce1">
            <text:p>0.1619</text:p>
          </table:table-cell>
          <table:table-cell office:value-type="float" office:value="0.2651" table:style-name="ce1">
            <text:p>0.2651</text:p>
          </table:table-cell>
          <table:table-cell office:value-type="float" office:value="0.53739999999999999" table:style-name="ce1">
            <text:p>0.5374</text:p>
          </table:table-cell>
          <table:table-cell office:value-type="float" office:value="0.4239" table:style-name="ce1">
            <text:p>0.4239</text:p>
          </table:table-cell>
          <table:table-cell office:value-type="float" office:value="1.9746999999999999" table:style-name="ce1">
            <text:p>1.9747</text:p>
          </table:table-cell>
          <table:table-cell office:value-type="float" office:value="1.1365000000000001" table:style-name="ce1">
            <text:p>1.1365</text:p>
          </table:table-cell>
          <table:table-cell table:number-columns-repeated="1633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463678763952601E-3" table:style-name="ce2">
            <text:p>0.001546368</text:p>
          </table:table-cell>
          <table:table-cell office:value-type="float" office:value="0.19785425679331101" table:style-name="ce2">
            <text:p>0.197854257</text:p>
          </table:table-cell>
          <table:table-cell office:value-type="float" office:value="6.18673781936213E-2" table:style-name="ce2">
            <text:p>0.061867378</text:p>
          </table:table-cell>
          <table:table-cell office:value-type="float" office:value="7.0345677677846899E-2" table:style-name="ce2">
            <text:p>0.070345678</text:p>
          </table:table-cell>
          <table:table-cell office:value-type="float" office:value="1.1659999999999999" table:style-name="ce2">
            <text:p>1.166</text:p>
          </table:table-cell>
          <table:table-cell office:value-type="float" office:value="0.1389" table:style-name="ce1">
            <text:p>0.1389</text:p>
          </table:table-cell>
          <table:table-cell office:value-type="float" office:value="0.25580000000000003" table:style-name="ce1">
            <text:p>0.2558</text:p>
          </table:table-cell>
          <table:table-cell office:value-type="float" office:value="0.38919999999999999" table:style-name="ce1">
            <text:p>0.3892</text:p>
          </table:table-cell>
          <table:table-cell office:value-type="float" office:value="0.33710000000000001" table:style-name="ce1">
            <text:p>0.3371</text:p>
          </table:table-cell>
          <table:table-cell office:value-type="float" office:value="-0.1031" table:style-name="ce1">
            <text:p>-0.1031</text:p>
          </table:table-cell>
          <table:table-cell office:value-type="float" office:value="-0.25900000000000001" table:style-name="ce1">
            <text:p>-0.259</text:p>
          </table:table-cell>
          <table:table-cell office:value-type="float" office:value="1.024" table:style-name="ce1">
            <text:p>1.024</text:p>
          </table:table-cell>
          <table:table-cell office:value-type="float" office:value="-0.69830000000000003" table:style-name="ce1">
            <text:p>-0.6983</text:p>
          </table:table-cell>
          <table:table-cell office:value-type="float" office:value="-0.89329999999999998" table:style-name="ce1">
            <text:p>-0.8933</text:p>
          </table:table-cell>
          <table:table-cell office:value-type="float" office:value="-9.3100000000000002E-2" table:style-name="ce1">
            <text:p>-0.0931</text:p>
          </table:table-cell>
          <table:table-cell office:value-type="float" office:value="8.6199999999999999E-2" table:style-name="ce1">
            <text:p>0.0862</text:p>
          </table:table-cell>
          <table:table-cell office:value-type="float" office:value="0.1731" table:style-name="ce1">
            <text:p>0.1731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0.31809999999999999" table:style-name="ce1">
            <text:p>-0.3181</text:p>
          </table:table-cell>
          <table:table-cell office:value-type="float" office:value="-0.10489999999999999" table:style-name="ce1">
            <text:p>-0.1049</text:p>
          </table:table-cell>
          <table:table-cell office:value-type="float" office:value="-1.2414000000000001" table:style-name="ce1">
            <text:p>-1.2414</text:p>
          </table:table-cell>
          <table:table-cell office:value-type="float" office:value="-0.38179999999999997" table:style-name="ce1">
            <text:p>-0.3818</text:p>
          </table:table-cell>
          <table:table-cell office:value-type="float" office:value="-4.1300000000000003E-2" table:style-name="ce1">
            <text:p>-0.0413</text:p>
          </table:table-cell>
          <table:table-cell office:value-type="float" office:value="-0.1421" table:style-name="ce1">
            <text:p>-0.1421</text:p>
          </table:table-cell>
          <table:table-cell office:value-type="float" office:value="-4.5400000000000003E-2" table:style-name="ce1">
            <text:p>-0.0454</text:p>
          </table:table-cell>
          <table:table-cell office:value-type="float" office:value="-5.7999999999999996E-3" table:style-name="ce1">
            <text:p>-0.0058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-0.13819999999999999" table:style-name="ce1">
            <text:p>-0.1382</text:p>
          </table:table-cell>
          <table:table-cell office:value-type="float" office:value="-0.1193" table:style-name="ce1">
            <text:p>-0.1193</text:p>
          </table:table-cell>
          <table:table-cell office:value-type="float" office:value="-1.5250999999999999" table:style-name="ce1">
            <text:p>-1.5251</text:p>
          </table:table-cell>
          <table:table-cell office:value-type="float" office:value="-7.8100000000000003E-2" table:style-name="ce1">
            <text:p>-0.0781</text:p>
          </table:table-cell>
          <table:table-cell office:value-type="float" office:value="-3.7699999999999997E-2" table:style-name="ce1">
            <text:p>-0.0377</text:p>
          </table:table-cell>
          <table:table-cell office:value-type="float" office:value="-0.34699999999999998" table:style-name="ce1">
            <text:p>-0.347</text:p>
          </table:table-cell>
          <table:table-cell office:value-type="float" office:value="-0.35859999999999997" table:style-name="ce1">
            <text:p>-0.3586</text:p>
          </table:table-cell>
          <table:table-cell office:value-type="float" office:value="-0.89649999999999996" table:style-name="ce1">
            <text:p>-0.8965</text:p>
          </table:table-cell>
          <table:table-cell office:value-type="float" office:value="-0.51529999999999998" table:style-name="ce1">
            <text:p>-0.5153</text:p>
          </table:table-cell>
          <table:table-cell office:value-type="float" office:value="-1.1392" table:style-name="ce1">
            <text:p>-1.1392</text:p>
          </table:table-cell>
          <table:table-cell office:value-type="float" office:value="0.81899999999999995" table:style-name="ce1">
            <text:p>0.819</text:p>
          </table:table-cell>
          <table:table-cell office:value-type="float" office:value="0.2024" table:style-name="ce1">
            <text:p>0.2024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-0.3614" table:style-name="ce1">
            <text:p>-0.3614</text:p>
          </table:table-cell>
          <table:table-cell office:value-type="float" office:value="0.2157" table:style-name="ce1">
            <text:p>0.2157</text:p>
          </table:table-cell>
          <table:table-cell office:value-type="float" office:value="3.7600000000000001E-2" table:style-name="ce1">
            <text:p>0.0376</text:p>
          </table:table-cell>
          <table:table-cell office:value-type="float" office:value="0.31030000000000002" table:style-name="ce1">
            <text:p>0.3103</text:p>
          </table:table-cell>
          <table:table-cell office:value-type="float" office:value="1.3526" table:style-name="ce1">
            <text:p>1.3526</text:p>
          </table:table-cell>
          <table:table-cell table:number-columns-repeated="1633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41329161461375E-3" table:style-name="ce2">
            <text:p>0.001413292</text:p>
          </table:table-cell>
          <table:table-cell office:value-type="float" office:value="0.186369613035826" table:style-name="ce2">
            <text:p>0.186369613</text:p>
          </table:table-cell>
          <table:table-cell office:value-type="float" office:value="6.6424186722845696E-2" table:style-name="ce2">
            <text:p>0.066424187</text:p>
          </table:table-cell>
          <table:table-cell office:value-type="float" office:value="6.6437298702857903E-2" table:style-name="ce2">
            <text:p>0.066437299</text:p>
          </table:table-cell>
          <table:table-cell office:value-type="float" office:value="1.2769999999999999" table:style-name="ce2">
            <text:p>1.277</text:p>
          </table:table-cell>
          <table:table-cell office:value-type="float" office:value="-0.4471" table:style-name="ce1">
            <text:p>-0.4471</text:p>
          </table:table-cell>
          <table:table-cell office:value-type="float" office:value="-8.3000000000000001E-3" table:style-name="ce1">
            <text:p>-0.0083</text:p>
          </table:table-cell>
          <table:table-cell office:value-type="float" office:value="0.30249999999999999" table:style-name="ce1">
            <text:p>0.3025</text:p>
          </table:table-cell>
          <table:table-cell office:value-type="float" office:value="0.59460000000000002" table:style-name="ce1">
            <text:p>0.5946</text:p>
          </table:table-cell>
          <table:table-cell office:value-type="float" office:value="-0.2606" table:style-name="ce1">
            <text:p>-0.2606</text:p>
          </table:table-cell>
          <table:table-cell office:value-type="float" office:value="-0.26540000000000002" table:style-name="ce1">
            <text:p>-0.2654</text:p>
          </table:table-cell>
          <table:table-cell office:value-type="float" office:value="-0.14699999999999999" table:style-name="ce1">
            <text:p>-0.147</text:p>
          </table:table-cell>
          <table:table-cell office:value-type="float" office:value="-0.78559999999999997" table:style-name="ce1">
            <text:p>-0.7856</text:p>
          </table:table-cell>
          <table:table-cell office:value-type="float" office:value="-1.1705000000000001" table:style-name="ce1">
            <text:p>-1.1705</text:p>
          </table:table-cell>
          <table:table-cell office:value-type="float" office:value="-0.4209" table:style-name="ce1">
            <text:p>-0.4209</text:p>
          </table:table-cell>
          <table:table-cell office:value-type="float" office:value="-0.11990000000000001" table:style-name="ce1">
            <text:p>-0.1199</text:p>
          </table:table-cell>
          <table:table-cell office:value-type="float" office:value="0.2429" table:style-name="ce1">
            <text:p>0.2429</text:p>
          </table:table-cell>
          <table:table-cell office:value-type="float" office:value="-0.73219999999999996" table:style-name="ce1">
            <text:p>-0.7322</text:p>
          </table:table-cell>
          <table:table-cell office:value-type="float" office:value="-0.36130000000000001" table:style-name="ce1">
            <text:p>-0.3613</text:p>
          </table:table-cell>
          <table:table-cell office:value-type="float" office:value="-0.79210000000000003" table:style-name="ce1">
            <text:p>-0.7921</text:p>
          </table:table-cell>
          <table:table-cell office:value-type="float" office:value="-1.2363999999999999" table:style-name="ce1">
            <text:p>-1.2364</text:p>
          </table:table-cell>
          <table:table-cell office:value-type="float" office:value="-0.58460000000000001" table:style-name="ce1">
            <text:p>-0.5846</text:p>
          </table:table-cell>
          <table:table-cell office:value-type="float" office:value="-8.5099999999999995E-2" table:style-name="ce1">
            <text:p>-0.0851</text:p>
          </table:table-cell>
          <table:table-cell office:value-type="float" office:value="-9.5699999999999993E-2" table:style-name="ce1">
            <text:p>-0.0957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-0.1368" table:style-name="ce1">
            <text:p>-0.1368</text:p>
          </table:table-cell>
          <table:table-cell office:value-type="float" office:value="-1.7100000000000001E-2" table:style-name="ce1">
            <text:p>-0.0171</text:p>
          </table:table-cell>
          <table:table-cell office:value-type="float" office:value="-0.59989999999999999" table:style-name="ce1">
            <text:p>-0.5999</text:p>
          </table:table-cell>
          <table:table-cell office:value-type="float" office:value="-0.29720000000000002" table:style-name="ce1">
            <text:p>-0.2972</text:p>
          </table:table-cell>
          <table:table-cell office:value-type="float" office:value="-1.5720000000000001" table:style-name="ce1">
            <text:p>-1.572</text:p>
          </table:table-cell>
          <table:table-cell office:value-type="float" office:value="-0.14630000000000001" table:style-name="ce1">
            <text:p>-0.1463</text:p>
          </table:table-cell>
          <table:table-cell office:value-type="float" office:value="-0.12839999999999999" table:style-name="ce1">
            <text:p>-0.1284</text:p>
          </table:table-cell>
          <table:table-cell office:value-type="float" office:value="-0.1255" table:style-name="ce1">
            <text:p>-0.1255</text:p>
          </table:table-cell>
          <table:table-cell office:value-type="float" office:value="-0.90490000000000004" table:style-name="ce1">
            <text:p>-0.9049</text:p>
          </table:table-cell>
          <table:table-cell office:value-type="float" office:value="-0.51729999999999998" table:style-name="ce1">
            <text:p>-0.5173</text:p>
          </table:table-cell>
          <table:table-cell office:value-type="float" office:value="-0.878" table:style-name="ce1">
            <text:p>-0.878</text:p>
          </table:table-cell>
          <table:table-cell office:value-type="float" office:value="-0.27139999999999997" table:style-name="ce1">
            <text:p>-0.2714</text:p>
          </table:table-cell>
          <table:table-cell office:value-type="float" office:value="1.2675000000000001" table:style-name="ce1">
            <text:p>1.2675</text:p>
          </table:table-cell>
          <table:table-cell office:value-type="float" office:value="0.5212" table:style-name="ce1">
            <text:p>0.5212</text:p>
          </table:table-cell>
          <table:table-cell office:value-type="float" office:value="9.9599999999999994E-2" table:style-name="ce1">
            <text:p>0.0996</text:p>
          </table:table-cell>
          <table:table-cell office:value-type="float" office:value="-9.6500000000000002E-2" table:style-name="ce1">
            <text:p>-0.0965</text:p>
          </table:table-cell>
          <table:table-cell office:value-type="float" office:value="0.87209999999999999" table:style-name="ce1">
            <text:p>0.8721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0.90349999999999997" table:style-name="ce1">
            <text:p>0.9035</text:p>
          </table:table-cell>
          <table:table-cell office:value-type="float" office:value="1.4484999999999999" table:style-name="ce1">
            <text:p>1.4485</text:p>
          </table:table-cell>
          <table:table-cell table:number-columns-repeated="1633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946133518279E-3" table:style-name="ce2">
            <text:p>0.001629461</text:p>
          </table:table-cell>
          <table:table-cell office:value-type="float" office:value="0.181530909805032" table:style-name="ce2">
            <text:p>0.18153091</text:p>
          </table:table-cell>
          <table:table-cell office:value-type="float" office:value="6.7313161870100294E-2" table:style-name="ce2">
            <text:p>0.067313162</text:p>
          </table:table-cell>
          <table:table-cell office:value-type="float" office:value="7.0495993175834201E-2" table:style-name="ce2">
            <text:p>0.070495993</text:p>
          </table:table-cell>
          <table:table-cell office:value-type="float" office:value="1.4930000000000001" table:style-name="ce2">
            <text:p>1.493</text:p>
          </table:table-cell>
          <table:table-cell office:value-type="float" office:value="-0.38590000000000002" table:style-name="ce1">
            <text:p>-0.3859</text:p>
          </table:table-cell>
          <table:table-cell office:value-type="float" office:value="-0.2492" table:style-name="ce1">
            <text:p>-0.2492</text:p>
          </table:table-cell>
          <table:table-cell office:value-type="float" office:value="-0.1323" table:style-name="ce1">
            <text:p>-0.1323</text:p>
          </table:table-cell>
          <table:table-cell office:value-type="float" office:value="0.37169999999999997" table:style-name="ce1">
            <text:p>0.3717</text:p>
          </table:table-cell>
          <table:table-cell office:value-type="float" office:value="-0.65380000000000005" table:style-name="ce1">
            <text:p>-0.6538</text:p>
          </table:table-cell>
          <table:table-cell office:value-type="float" office:value="0.51880000000000004" table:style-name="ce1">
            <text:p>0.5188</text:p>
          </table:table-cell>
          <table:table-cell office:value-type="float" office:value="-9.98E-2" table:style-name="ce1">
            <text:p>-0.0998</text:p>
          </table:table-cell>
          <table:table-cell office:value-type="float" office:value="-0.38879999999999998" table:style-name="ce1">
            <text:p>-0.3888</text:p>
          </table:table-cell>
          <table:table-cell office:value-type="float" office:value="-1.159" table:style-name="ce1">
            <text:p>-1.159</text:p>
          </table:table-cell>
          <table:table-cell office:value-type="float" office:value="-0.44669999999999999" table:style-name="ce1">
            <text:p>-0.4467</text:p>
          </table:table-cell>
          <table:table-cell office:value-type="float" office:value="0.1091" table:style-name="ce1">
            <text:p>0.1091</text:p>
          </table:table-cell>
          <table:table-cell office:value-type="float" office:value="0.3009" table:style-name="ce1">
            <text:p>0.3009</text:p>
          </table:table-cell>
          <table:table-cell office:value-type="float" office:value="-0.47389999999999999" table:style-name="ce1">
            <text:p>-0.4739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-7.0599999999999996E-2" table:style-name="ce1">
            <text:p>-0.0706</text:p>
          </table:table-cell>
          <table:table-cell office:value-type="float" office:value="-1.0770999999999999" table:style-name="ce1">
            <text:p>-1.0771</text:p>
          </table:table-cell>
          <table:table-cell office:value-type="float" office:value="-3.39E-2" table:style-name="ce1">
            <text:p>-0.0339</text:p>
          </table:table-cell>
          <table:table-cell office:value-type="float" office:value="-4.9500000000000002E-2" table:style-name="ce1">
            <text:p>-0.0495</text:p>
          </table:table-cell>
          <table:table-cell office:value-type="float" office:value="-1.9E-2" table:style-name="ce1">
            <text:p>-0.01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-2.0899999999999998E-2" table:style-name="ce1">
            <text:p>-0.0209</text:p>
          </table:table-cell>
          <table:table-cell office:value-type="float" office:value="-8.4199999999999997E-2" table:style-name="ce1">
            <text:p>-0.0842</text:p>
          </table:table-cell>
          <table:table-cell office:value-type="float" office:value="-1.5186999999999999" table:style-name="ce1">
            <text:p>-1.5187</text:p>
          </table:table-cell>
          <table:table-cell office:value-type="float" office:value="-0.4763" table:style-name="ce1">
            <text:p>-0.4763</text:p>
          </table:table-cell>
          <table:table-cell office:value-type="float" office:value="-0.45789999999999997" table:style-name="ce1">
            <text:p>-0.4579</text:p>
          </table:table-cell>
          <table:table-cell office:value-type="float" office:value="-0.26960000000000001" table:style-name="ce1">
            <text:p>-0.2696</text:p>
          </table:table-cell>
          <table:table-cell office:value-type="float" office:value="-1.0026999999999999" table:style-name="ce1">
            <text:p>-1.0027</text:p>
          </table:table-cell>
          <table:table-cell office:value-type="float" office:value="-0.1673" table:style-name="ce1">
            <text:p>-0.1673</text:p>
          </table:table-cell>
          <table:table-cell office:value-type="float" office:value="-1.1808000000000001" table:style-name="ce1">
            <text:p>-1.1808</text:p>
          </table:table-cell>
          <table:table-cell office:value-type="float" office:value="-6.08E-2" table:style-name="ce1">
            <text:p>-0.0608</text:p>
          </table:table-cell>
          <table:table-cell office:value-type="float" office:value="1.2727999999999999" table:style-name="ce1">
            <text:p>1.2728</text:p>
          </table:table-cell>
          <table:table-cell office:value-type="float" office:value="0.4415" table:style-name="ce1">
            <text:p>0.4415</text:p>
          </table:table-cell>
          <table:table-cell office:value-type="float" office:value="-0.30919999999999997" table:style-name="ce1">
            <text:p>-0.3092</text:p>
          </table:table-cell>
          <table:table-cell office:value-type="float" office:value="-0.24759999999999999" table:style-name="ce1">
            <text:p>-0.2476</text:p>
          </table:table-cell>
          <table:table-cell office:value-type="float" office:value="0.31859999999999999" table:style-name="ce1">
            <text:p>0.3186</text:p>
          </table:table-cell>
          <table:table-cell office:value-type="float" office:value="-0.18229999999999999" table:style-name="ce1">
            <text:p>-0.1823</text:p>
          </table:table-cell>
          <table:table-cell office:value-type="float" office:value="-8.9999999999999993E-3" table:style-name="ce1">
            <text:p>-0.009</text:p>
          </table:table-cell>
          <table:table-cell office:value-type="float" office:value="1.3412999999999999" table:style-name="ce1">
            <text:p>1.3413</text:p>
          </table:table-cell>
          <table:table-cell table:number-columns-repeated="1633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38249269600924E-3" table:style-name="ce2">
            <text:p>0.001382493</text:p>
          </table:table-cell>
          <table:table-cell office:value-type="float" office:value="0.164603959536189" table:style-name="ce2">
            <text:p>0.16460396</text:p>
          </table:table-cell>
          <table:table-cell office:value-type="float" office:value="6.8996978130915002E-2" table:style-name="ce2">
            <text:p>0.068996978</text:p>
          </table:table-cell>
          <table:table-cell office:value-type="float" office:value="7.7165422959491206E-2" table:style-name="ce2">
            <text:p>0.077165423</text:p>
          </table:table-cell>
          <table:table-cell office:value-type="float" office:value="1.1419999999999999" table:style-name="ce2">
            <text:p>1.142</text:p>
          </table:table-cell>
          <table:table-cell office:value-type="float" office:value="-0.43740000000000001" table:style-name="ce1">
            <text:p>-0.4374</text:p>
          </table:table-cell>
          <table:table-cell office:value-type="float" office:value="-6.6199999999999995E-2" table:style-name="ce1">
            <text:p>-0.0662</text:p>
          </table:table-cell>
          <table:table-cell office:value-type="float" office:value="0.19539999999999999" table:style-name="ce1">
            <text:p>0.1954</text:p>
          </table:table-cell>
          <table:table-cell office:value-type="float" office:value="0.4425" table:style-name="ce1">
            <text:p>0.4425</text:p>
          </table:table-cell>
          <table:table-cell office:value-type="float" office:value="-1.4259999999999999" table:style-name="ce1">
            <text:p>-1.426</text:p>
          </table:table-cell>
          <table:table-cell office:value-type="float" office:value="-0.308" table:style-name="ce1">
            <text:p>-0.308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0.83909999999999996" table:style-name="ce1">
            <text:p>-0.8391</text:p>
          </table:table-cell>
          <table:table-cell office:value-type="float" office:value="-1.4012" table:style-name="ce1">
            <text:p>-1.4012</text:p>
          </table:table-cell>
          <table:table-cell office:value-type="float" office:value="-0.2011" table:style-name="ce1">
            <text:p>-0.2011</text:p>
          </table:table-cell>
          <table:table-cell office:value-type="float" office:value="9.6100000000000005E-2" table:style-name="ce1">
            <text:p>0.0961</text:p>
          </table:table-cell>
          <table:table-cell office:value-type="float" office:value="0.63590000000000002" table:style-name="ce1">
            <text:p>0.6359</text:p>
          </table:table-cell>
          <table:table-cell office:value-type="float" office:value="-0.92390000000000005" table:style-name="ce1">
            <text:p>-0.9239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-1.2428999999999999" table:style-name="ce1">
            <text:p>-1.2429</text:p>
          </table:table-cell>
          <table:table-cell office:value-type="float" office:value="-0.78269999999999995" table:style-name="ce1">
            <text:p>-0.7827</text:p>
          </table:table-cell>
          <table:table-cell office:value-type="float" office:value="-0.43309999999999998" table:style-name="ce1">
            <text:p>-0.4331</text:p>
          </table:table-cell>
          <table:table-cell office:value-type="float" office:value="-0.1221" table:style-name="ce1">
            <text:p>-0.1221</text:p>
          </table:table-cell>
          <table:table-cell office:value-type="float" office:value="-0.1358" table:style-name="ce1">
            <text:p>-0.1358</text:p>
          </table:table-cell>
          <table:table-cell office:value-type="float" office:value="-4.5999999999999999E-2" table:style-name="ce1">
            <text:p>-0.046</text:p>
          </table:table-cell>
          <table:table-cell office:value-type="float" office:value="-0.21560000000000001" table:style-name="ce1">
            <text:p>-0.2156</text:p>
          </table:table-cell>
          <table:table-cell office:value-type="float" office:value="1.52E-2" table:style-name="ce1">
            <text:p>0.0152</text:p>
          </table:table-cell>
          <table:table-cell office:value-type="float" office:value="-0.3538" table:style-name="ce1">
            <text:p>-0.3538</text:p>
          </table:table-cell>
          <table:table-cell office:value-type="float" office:value="-0.3478" table:style-name="ce1">
            <text:p>-0.3478</text:p>
          </table:table-cell>
          <table:table-cell office:value-type="float" office:value="-1.6319999999999999" table:style-name="ce1">
            <text:p>-1.632</text:p>
          </table:table-cell>
          <table:table-cell office:value-type="float" office:value="-0.29809999999999998" table:style-name="ce1">
            <text:p>-0.2981</text:p>
          </table:table-cell>
          <table:table-cell office:value-type="float" office:value="-0.32040000000000002" table:style-name="ce1">
            <text:p>-0.3204</text:p>
          </table:table-cell>
          <table:table-cell office:value-type="float" office:value="-0.35980000000000001" table:style-name="ce1">
            <text:p>-0.3598</text:p>
          </table:table-cell>
          <table:table-cell office:value-type="float" office:value="-1.8303" table:style-name="ce1">
            <text:p>-1.8303</text:p>
          </table:table-cell>
          <table:table-cell office:value-type="float" office:value="-0.49530000000000002" table:style-name="ce1">
            <text:p>-0.4953</text:p>
          </table:table-cell>
          <table:table-cell office:value-type="float" office:value="-1.1999" table:style-name="ce1">
            <text:p>-1.1999</text:p>
          </table:table-cell>
          <table:table-cell office:value-type="float" office:value="-0.77510000000000001" table:style-name="ce1">
            <text:p>-0.7751</text:p>
          </table:table-cell>
          <table:table-cell office:value-type="float" office:value="1.6440999999999999" table:style-name="ce1">
            <text:p>1.6441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-0.1221" table:style-name="ce1">
            <text:p>-0.1221</text:p>
          </table:table-cell>
          <table:table-cell office:value-type="float" office:value="-0.49980000000000002" table:style-name="ce1">
            <text:p>-0.4998</text:p>
          </table:table-cell>
          <table:table-cell office:value-type="float" office:value="0.62929999999999997" table:style-name="ce1">
            <text:p>0.6293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5359" table:style-name="ce1">
            <text:p>1.5359</text:p>
          </table:table-cell>
          <table:table-cell office:value-type="float" office:value="0.64410000000000001" table:style-name="ce1">
            <text:p>0.6441</text:p>
          </table:table-cell>
          <table:table-cell table:number-columns-repeated="1633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6184588610175701E-3" table:style-name="ce2">
            <text:p>0.001618459</text:p>
          </table:table-cell>
          <table:table-cell office:value-type="float" office:value="0.198124820298864" table:style-name="ce2">
            <text:p>0.19812482</text:p>
          </table:table-cell>
          <table:table-cell office:value-type="float" office:value="6.8229886114094002E-2" table:style-name="ce2">
            <text:p>0.068229886</text:p>
          </table:table-cell>
          <table:table-cell office:value-type="float" office:value="7.3644881707664395E-2" table:style-name="ce2">
            <text:p>0.073644882</text:p>
          </table:table-cell>
          <table:table-cell office:value-type="float" office:value="1.3959999999999999" table:style-name="ce2">
            <text:p>1.396</text:p>
          </table:table-cell>
          <table:table-cell office:value-type="float" office:value="-0.78359999999999996" table:style-name="ce1">
            <text:p>-0.7836</text:p>
          </table:table-cell>
          <table:table-cell office:value-type="float" office:value="-0.10879999999999999" table:style-name="ce1">
            <text:p>-0.1088</text:p>
          </table:table-cell>
          <table:table-cell office:value-type="float" office:value="0.31890000000000002" table:style-name="ce1">
            <text:p>0.3189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-0.54149999999999998" table:style-name="ce1">
            <text:p>-0.5415</text:p>
          </table:table-cell>
          <table:table-cell office:value-type="float" office:value="0.42859999999999998" table:style-name="ce1">
            <text:p>0.4286</text:p>
          </table:table-cell>
          <table:table-cell office:value-type="float" office:value="0.2586" table:style-name="ce1">
            <text:p>0.2586</text:p>
          </table:table-cell>
          <table:table-cell office:value-type="float" office:value="-0.37140000000000001" table:style-name="ce1">
            <text:p>-0.3714</text:p>
          </table:table-cell>
          <table:table-cell office:value-type="float" office:value="-1.919" table:style-name="ce1">
            <text:p>-1.919</text:p>
          </table:table-cell>
          <table:table-cell office:value-type="float" office:value="-0.51580000000000004" table:style-name="ce1">
            <text:p>-0.5158</text:p>
          </table:table-cell>
          <table:table-cell office:value-type="float" office:value="-1.78E-2" table:style-name="ce1">
            <text:p>-0.0178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-0.9607" table:style-name="ce1">
            <text:p>-0.9607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-1.1845000000000001" table:style-name="ce1">
            <text:p>-1.1845</text:p>
          </table:table-cell>
          <table:table-cell office:value-type="float" office:value="-0.76680000000000004" table:style-name="ce1">
            <text:p>-0.766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8811" table:style-name="ce1">
            <text:p>-1.8811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-6.1600000000000002E-2" table:style-name="ce1">
            <text:p>-0.0616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1.1641999999999999" table:style-name="ce1">
            <text:p>-1.1642</text:p>
          </table:table-cell>
          <table:table-cell office:value-type="float" office:value="-0.30180000000000001" table:style-name="ce1">
            <text:p>-0.3018</text:p>
          </table:table-cell>
          <table:table-cell office:value-type="float" office:value="-1.0012000000000001" table:style-name="ce1">
            <text:p>-1.0012</text:p>
          </table:table-cell>
          <table:table-cell office:value-type="float" office:value="-0.375" table:style-name="ce1">
            <text:p>-0.375</text:p>
          </table:table-cell>
          <table:table-cell office:value-type="float" office:value="2.0619999999999998" table:style-name="ce1">
            <text:p>2.062</text:p>
          </table:table-cell>
          <table:table-cell office:value-type="float" office:value="0.62729999999999997" table:style-name="ce1">
            <text:p>0.6273</text:p>
          </table:table-cell>
          <table:table-cell office:value-type="float" office:value="0.16880000000000001" table:style-name="ce1">
            <text:p>0.1688</text:p>
          </table:table-cell>
          <table:table-cell office:value-type="float" office:value="0.2031" table:style-name="ce1">
            <text:p>0.2031</text:p>
          </table:table-cell>
          <table:table-cell office:value-type="float" office:value="1.1119000000000001" table:style-name="ce1">
            <text:p>1.1119</text:p>
          </table:table-cell>
          <table:table-cell office:value-type="float" office:value="0.15509999999999999" table:style-name="ce1">
            <text:p>0.1551</text:p>
          </table:table-cell>
          <table:table-cell office:value-type="float" office:value="1.3204" table:style-name="ce1">
            <text:p>1.3204</text:p>
          </table:table-cell>
          <table:table-cell office:value-type="float" office:value="1.0450999999999999" table:style-name="ce1">
            <text:p>1.0451</text:p>
          </table:table-cell>
          <table:table-cell table:number-columns-repeated="1633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69788307310789E-3" table:style-name="ce2">
            <text:p>0.001697883</text:p>
          </table:table-cell>
          <table:table-cell office:value-type="float" office:value="0.179170939382193" table:style-name="ce2">
            <text:p>0.179170939</text:p>
          </table:table-cell>
          <table:table-cell office:value-type="float" office:value="5.4966113597732902E-2" table:style-name="ce2">
            <text:p>0.054966114</text:p>
          </table:table-cell>
          <table:table-cell office:value-type="float" office:value="6.75214754188245E-2" table:style-name="ce2">
            <text:p>0.067521475</text:p>
          </table:table-cell>
          <table:table-cell office:value-type="float" office:value="1.29" table:style-name="ce2">
            <text:p>1.29</text:p>
          </table:table-cell>
          <table:table-cell office:value-type="float" office:value="0.20630000000000001" table:style-name="ce1">
            <text:p>0.2063</text:p>
          </table:table-cell>
          <table:table-cell office:value-type="float" office:value="1E-3" table:style-name="ce1">
            <text:p>0.001</text:p>
          </table:table-cell>
          <table:table-cell office:value-type="float" office:value="0.4355" table:style-name="ce1">
            <text:p>0.4355</text:p>
          </table:table-cell>
          <table:table-cell office:value-type="float" office:value="0.4708" table:style-name="ce1">
            <text:p>0.4708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0.1923" table:style-name="ce1">
            <text:p>0.1923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-1.5150999999999999" table:style-name="ce1">
            <text:p>-1.5151</text:p>
          </table:table-cell>
          <table:table-cell office:value-type="float" office:value="-0.2979" table:style-name="ce1">
            <text:p>-0.2979</text:p>
          </table:table-cell>
          <table:table-cell office:value-type="float" office:value="0.41930000000000001" table:style-name="ce1">
            <text:p>0.4193</text:p>
          </table:table-cell>
          <table:table-cell office:value-type="float" office:value="0.62549999999999994" table:style-name="ce1">
            <text:p>0.6255</text:p>
          </table:table-cell>
          <table:table-cell office:value-type="float" office:value="-0.8236" table:style-name="ce1">
            <text:p>-0.8236</text:p>
          </table:table-cell>
          <table:table-cell office:value-type="float" office:value="2.35E-2" table:style-name="ce1">
            <text:p>0.0235</text:p>
          </table:table-cell>
          <table:table-cell office:value-type="float" office:value="-0.99070000000000003" table:style-name="ce1">
            <text:p>-0.9907</text:p>
          </table:table-cell>
          <table:table-cell office:value-type="float" office:value="-1.0792999999999999" table:style-name="ce1">
            <text:p>-1.0793</text:p>
          </table:table-cell>
          <table:table-cell office:value-type="float" office:value="-0.122" table:style-name="ce1">
            <text:p>-0.122</text:p>
          </table:table-cell>
          <table:table-cell office:value-type="float" office:value="-0.184" table:style-name="ce1">
            <text:p>-0.184</text:p>
          </table:table-cell>
          <table:table-cell office:value-type="float" office:value="-5.4399999999999997E-2" table:style-name="ce1">
            <text:p>-0.0544</text:p>
          </table:table-cell>
          <table:table-cell office:value-type="float" office:value="-1.06E-2" table:style-name="ce1">
            <text:p>-0.0106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-0.2555" table:style-name="ce1">
            <text:p>-0.2555</text:p>
          </table:table-cell>
          <table:table-cell office:value-type="float" office:value="-0.30330000000000001" table:style-name="ce1">
            <text:p>-0.3033</text:p>
          </table:table-cell>
          <table:table-cell office:value-type="float" office:value="-1.5893999999999999" table:style-name="ce1">
            <text:p>-1.5894</text:p>
          </table:table-cell>
          <table:table-cell office:value-type="float" office:value="-0.20730000000000001" table:style-name="ce1">
            <text:p>-0.2073</text:p>
          </table:table-cell>
          <table:table-cell office:value-type="float" office:value="0.22850000000000001" table:style-name="ce1">
            <text:p>0.2285</text:p>
          </table:table-cell>
          <table:table-cell office:value-type="float" office:value="-0.1353" table:style-name="ce1">
            <text:p>-0.1353</text:p>
          </table:table-cell>
          <table:table-cell office:value-type="float" office:value="-1.1268" table:style-name="ce1">
            <text:p>-1.1268</text:p>
          </table:table-cell>
          <table:table-cell office:value-type="float" office:value="-0.33950000000000002" table:style-name="ce1">
            <text:p>-0.3395</text:p>
          </table:table-cell>
          <table:table-cell office:value-type="float" office:value="-1.1916" table:style-name="ce1">
            <text:p>-1.1916</text:p>
          </table:table-cell>
          <table:table-cell office:value-type="float" office:value="-0.498" table:style-name="ce1">
            <text:p>-0.498</text:p>
          </table:table-cell>
          <table:table-cell office:value-type="float" office:value="1.9074" table:style-name="ce1">
            <text:p>1.9074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-0.39229999999999998" table:style-name="ce1">
            <text:p>-0.3923</text:p>
          </table:table-cell>
          <table:table-cell office:value-type="float" office:value="-0.52529999999999999" table:style-name="ce1">
            <text:p>-0.5253</text:p>
          </table:table-cell>
          <table:table-cell office:value-type="float" office:value="1.0325" table:style-name="ce1">
            <text:p>1.032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3157000000000001" table:style-name="ce1">
            <text:p>1.3157</text:p>
          </table:table-cell>
          <table:table-cell office:value-type="float" office:value="1.2928999999999999" table:style-name="ce1">
            <text:p>1.2929</text:p>
          </table:table-cell>
          <table:table-cell table:number-columns-repeated="1633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8366702536452501E-3" table:style-name="ce2">
            <text:p>0.00183667</text:p>
          </table:table-cell>
          <table:table-cell office:value-type="float" office:value="0.193745805279598" table:style-name="ce2">
            <text:p>0.193745805</text:p>
          </table:table-cell>
          <table:table-cell office:value-type="float" office:value="5.5103227468066902E-2" table:style-name="ce2">
            <text:p>0.055103227</text:p>
          </table:table-cell>
          <table:table-cell office:value-type="float" office:value="6.1361267760620598E-2" table:style-name="ce2">
            <text:p>0.061361268</text:p>
          </table:table-cell>
          <table:table-cell office:value-type="float" office:value="1.3480000000000001" table:style-name="ce2">
            <text:p>1.348</text:p>
          </table:table-cell>
          <table:table-cell office:value-type="float" office:value="-9.5899999999999999E-2" table:style-name="ce1">
            <text:p>-0.0959</text:p>
          </table:table-cell>
          <table:table-cell office:value-type="float" office:value="0.24579999999999999" table:style-name="ce1">
            <text:p>0.2458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77139999999999997" table:style-name="ce1">
            <text:p>0.7714</text:p>
          </table:table-cell>
          <table:table-cell office:value-type="float" office:value="0.22209999999999999" table:style-name="ce1">
            <text:p>0.2221</text:p>
          </table:table-cell>
          <table:table-cell office:value-type="float" office:value="0.60309999999999997" table:style-name="ce1">
            <text:p>0.6031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-0.25650000000000001" table:style-name="ce1">
            <text:p>-0.2565</text:p>
          </table:table-cell>
          <table:table-cell office:value-type="float" office:value="-1.2415" table:style-name="ce1">
            <text:p>-1.2415</text:p>
          </table:table-cell>
          <table:table-cell office:value-type="float" office:value="-0.1484" table:style-name="ce1">
            <text:p>-0.1484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0.49109999999999998" table:style-name="ce1">
            <text:p>0.4911</text:p>
          </table:table-cell>
          <table:table-cell office:value-type="float" office:value="-0.31819999999999998" table:style-name="ce1">
            <text:p>-0.3182</text:p>
          </table:table-cell>
          <table:table-cell office:value-type="float" office:value="5.9499999999999997E-2" table:style-name="ce1">
            <text:p>0.0595</text:p>
          </table:table-cell>
          <table:table-cell office:value-type="float" office:value="-0.17050000000000001" table:style-name="ce1">
            <text:p>-0.1705</text:p>
          </table:table-cell>
          <table:table-cell office:value-type="float" office:value="-1.02" table:style-name="ce1">
            <text:p>-1.02</text:p>
          </table:table-cell>
          <table:table-cell office:value-type="float" office:value="-0.51590000000000003" table:style-name="ce1">
            <text:p>-0.5159</text:p>
          </table:table-cell>
          <table:table-cell office:value-type="float" office:value="4.99E-2" table:style-name="ce1">
            <text:p>0.0499</text:p>
          </table:table-cell>
          <table:table-cell office:value-type="float" office:value="-0.17330000000000001" table:style-name="ce1">
            <text:p>-0.1733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8.6999999999999994E-3" table:style-name="ce1">
            <text:p>-0.0087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-0.21970000000000001" table:style-name="ce1">
            <text:p>-0.2197</text:p>
          </table:table-cell>
          <table:table-cell office:value-type="float" office:value="-1.7135" table:style-name="ce1">
            <text:p>-1.713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0.2195" table:style-name="ce1">
            <text:p>-0.2195</text:p>
          </table:table-cell>
          <table:table-cell office:value-type="float" office:value="4.07E-2" table:style-name="ce1">
            <text:p>0.0407</text:p>
          </table:table-cell>
          <table:table-cell office:value-type="float" office:value="-0.84709999999999996" table:style-name="ce1">
            <text:p>-0.8471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0.79020000000000001" table:style-name="ce1">
            <text:p>-0.7902</text:p>
          </table:table-cell>
          <table:table-cell office:value-type="float" office:value="-0.61950000000000005" table:style-name="ce1">
            <text:p>-0.6195</text:p>
          </table:table-cell>
          <table:table-cell office:value-type="float" office:value="1.3488" table:style-name="ce1">
            <text:p>1.3488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-5.0900000000000001E-2" table:style-name="ce1">
            <text:p>-0.0509</text:p>
          </table:table-cell>
          <table:table-cell office:value-type="float" office:value="-0.39810000000000001" table:style-name="ce1">
            <text:p>-0.3981</text:p>
          </table:table-cell>
          <table:table-cell office:value-type="float" office:value="0.4259" table:style-name="ce1">
            <text:p>0.4259</text:p>
          </table:table-cell>
          <table:table-cell office:value-type="float" office:value="0.1358" table:style-name="ce1">
            <text:p>0.1358</text:p>
          </table:table-cell>
          <table:table-cell office:value-type="float" office:value="0.56040000000000001" table:style-name="ce1">
            <text:p>0.5604</text:p>
          </table:table-cell>
          <table:table-cell office:value-type="float" office:value="1.2912999999999999" table:style-name="ce1">
            <text:p>1.2913</text:p>
          </table:table-cell>
          <table:table-cell table:number-columns-repeated="1633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7496629451863399E-3" table:style-name="ce2">
            <text:p>0.001749663</text:p>
          </table:table-cell>
          <table:table-cell office:value-type="float" office:value="0.198850820867957" table:style-name="ce2">
            <text:p>0.198850821</text:p>
          </table:table-cell>
          <table:table-cell office:value-type="float" office:value="7.2457563183126794E-2" table:style-name="ce2">
            <text:p>0.072457563</text:p>
          </table:table-cell>
          <table:table-cell office:value-type="float" office:value="7.6114832917519706E-2" table:style-name="ce2">
            <text:p>0.076114833</text:p>
          </table:table-cell>
          <table:table-cell office:value-type="float" office:value="1.401" table:style-name="ce2">
            <text:p>1.401</text:p>
          </table:table-cell>
          <table:table-cell office:value-type="float" office:value="0.61829999999999996" table:style-name="ce1">
            <text:p>0.6183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0.49349999999999999" table:style-name="ce1">
            <text:p>0.4935</text:p>
          </table:table-cell>
          <table:table-cell office:value-type="float" office:value="1.2315" table:style-name="ce1">
            <text:p>1.2315</text:p>
          </table:table-cell>
          <table:table-cell office:value-type="float" office:value="-0.1845" table:style-name="ce1">
            <text:p>-0.1845</text:p>
          </table:table-cell>
          <table:table-cell office:value-type="float" office:value="1.1241000000000001" table:style-name="ce1">
            <text:p>1.1241</text:p>
          </table:table-cell>
          <table:table-cell office:value-type="float" office:value="2.0118" table:style-name="ce1">
            <text:p>2.0118</text:p>
          </table:table-cell>
          <table:table-cell office:value-type="float" office:value="0.1016" table:style-name="ce1">
            <text:p>0.1016</text:p>
          </table:table-cell>
          <table:table-cell office:value-type="float" office:value="-0.41639999999999999" table:style-name="ce1">
            <text:p>-0.4164</text:p>
          </table:table-cell>
          <table:table-cell office:value-type="float" office:value="-0.1477" table:style-name="ce1">
            <text:p>-0.1477</text:p>
          </table:table-cell>
          <table:table-cell office:value-type="float" office:value="0.23860000000000001" table:style-name="ce1">
            <text:p>0.2386</text:p>
          </table:table-cell>
          <table:table-cell office:value-type="float" office:value="0.50539999999999996" table:style-name="ce1">
            <text:p>0.5054</text:p>
          </table:table-cell>
          <table:table-cell office:value-type="float" office:value="-0.2492" table:style-name="ce1">
            <text:p>-0.2492</text:p>
          </table:table-cell>
          <table:table-cell office:value-type="float" office:value="0.22789999999999999" table:style-name="ce1">
            <text:p>0.2279</text:p>
          </table:table-cell>
          <table:table-cell office:value-type="float" office:value="0.40379999999999999" table:style-name="ce1">
            <text:p>0.4038</text:p>
          </table:table-cell>
          <table:table-cell office:value-type="float" office:value="-0.9617" table:style-name="ce1">
            <text:p>-0.9617</text:p>
          </table:table-cell>
          <table:table-cell office:value-type="float" office:value="-0.111" table:style-name="ce1">
            <text:p>-0.111</text:p>
          </table:table-cell>
          <table:table-cell office:value-type="float" office:value="-3.5900000000000001E-2" table:style-name="ce1">
            <text:p>-0.0359</text:p>
          </table:table-cell>
          <table:table-cell office:value-type="float" office:value="-0.20280000000000001" table:style-name="ce1">
            <text:p>-0.2028</text:p>
          </table:table-cell>
          <table:table-cell office:value-type="float" office:value="5.4600000000000003E-2" table:style-name="ce1">
            <text:p>0.0546</text:p>
          </table:table-cell>
          <table:table-cell office:value-type="float" office:value="-7.1999999999999995E-2" table:style-name="ce1">
            <text:p>-0.072</text:p>
          </table:table-cell>
          <table:table-cell office:value-type="float" office:value="9.69E-2" table:style-name="ce1">
            <text:p>0.0969</text:p>
          </table:table-cell>
          <table:table-cell office:value-type="float" office:value="-0.1842" table:style-name="ce1">
            <text:p>-0.1842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-1.266" table:style-name="ce1">
            <text:p>-1.266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0.33210000000000001" table:style-name="ce1">
            <text:p>0.3321</text:p>
          </table:table-cell>
          <table:table-cell office:value-type="float" office:value="0.79549999999999998" table:style-name="ce1">
            <text:p>0.7955</text:p>
          </table:table-cell>
          <table:table-cell office:value-type="float" office:value="-0.35060000000000002" table:style-name="ce1">
            <text:p>-0.3506</text:p>
          </table:table-cell>
          <table:table-cell office:value-type="float" office:value="0.53959999999999997" table:style-name="ce1">
            <text:p>0.5396</text:p>
          </table:table-cell>
          <table:table-cell office:value-type="float" office:value="-0.1615" table:style-name="ce1">
            <text:p>-0.1615</text:p>
          </table:table-cell>
          <table:table-cell office:value-type="float" office:value="-0.2707" table:style-name="ce1">
            <text:p>-0.2707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2581" table:style-name="ce1">
            <text:p>0.2581</text:p>
          </table:table-cell>
          <table:table-cell office:value-type="float" office:value="-0.1923" table:style-name="ce1">
            <text:p>-0.1923</text:p>
          </table:table-cell>
          <table:table-cell office:value-type="float" office:value="-0.17460000000000001" table:style-name="ce1">
            <text:p>-0.1746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0.1193" table:style-name="ce1">
            <text:p>0.1193</text:p>
          </table:table-cell>
          <table:table-cell office:value-type="float" office:value="0.18260000000000001" table:style-name="ce1">
            <text:p>0.1826</text:p>
          </table:table-cell>
          <table:table-cell office:value-type="float" office:value="1.3036000000000001" table:style-name="ce1">
            <text:p>1.3036</text:p>
          </table:table-cell>
          <table:table-cell table:number-columns-repeated="1633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60874674870619E-3" table:style-name="ce2">
            <text:p>0.001608747</text:p>
          </table:table-cell>
          <table:table-cell office:value-type="float" office:value="0.20763603341648901" table:style-name="ce2">
            <text:p>0.207636033</text:p>
          </table:table-cell>
          <table:table-cell office:value-type="float" office:value="6.6112304673166006E-2" table:style-name="ce2">
            <text:p>0.066112305</text:p>
          </table:table-cell>
          <table:table-cell office:value-type="float" office:value="6.8699868565494093E-2" table:style-name="ce2">
            <text:p>0.068699869</text:p>
          </table:table-cell>
          <table:table-cell office:value-type="float" office:value="1.423" table:style-name="ce2">
            <text:p>1.423</text:p>
          </table:table-cell>
          <table:table-cell office:value-type="float" office:value="-0.29580000000000001" table:style-name="ce1">
            <text:p>-0.2958</text:p>
          </table:table-cell>
          <table:table-cell office:value-type="float" office:value="2.2700000000000001E-2" table:style-name="ce1">
            <text:p>0.0227</text:p>
          </table:table-cell>
          <table:table-cell office:value-type="float" office:value="0.50380000000000003" table:style-name="ce1">
            <text:p>0.5038</text:p>
          </table:table-cell>
          <table:table-cell office:value-type="float" office:value="0.50209999999999999" table:style-name="ce1">
            <text:p>0.5021</text:p>
          </table:table-cell>
          <table:table-cell office:value-type="float" office:value="-0.59650000000000003" table:style-name="ce1">
            <text:p>-0.5965</text:p>
          </table:table-cell>
          <table:table-cell office:value-type="float" office:value="0.90259999999999996" table:style-name="ce1">
            <text:p>0.9026</text:p>
          </table:table-cell>
          <table:table-cell office:value-type="float" office:value="3.2099999999999997E-2" table:style-name="ce1">
            <text:p>0.0321</text:p>
          </table:table-cell>
          <table:table-cell office:value-type="float" office:value="-0.39200000000000002" table:style-name="ce1">
            <text:p>-0.392</text:p>
          </table:table-cell>
          <table:table-cell office:value-type="float" office:value="-1.7193000000000001" table:style-name="ce1">
            <text:p>-1.7193</text:p>
          </table:table-cell>
          <table:table-cell office:value-type="float" office:value="-0.76570000000000005" table:style-name="ce1">
            <text:p>-0.7657</text:p>
          </table:table-cell>
          <table:table-cell office:value-type="float" office:value="-0.24640000000000001" table:style-name="ce1">
            <text:p>-0.2464</text:p>
          </table:table-cell>
          <table:table-cell office:value-type="float" office:value="-5.1900000000000002E-2" table:style-name="ce1">
            <text:p>-0.0519</text:p>
          </table:table-cell>
          <table:table-cell office:value-type="float" office:value="-0.72299999999999998" table:style-name="ce1">
            <text:p>-0.723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-1.7622" table:style-name="ce1">
            <text:p>-1.7622</text:p>
          </table:table-cell>
          <table:table-cell office:value-type="float" office:value="-1.0194000000000001" table:style-name="ce1">
            <text:p>-1.019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-1.7028000000000001" table:style-name="ce1">
            <text:p>-1.7028</text:p>
          </table:table-cell>
          <table:table-cell office:value-type="float" office:value="-0.4345" table:style-name="ce1">
            <text:p>-0.4345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-0.19139999999999999" table:style-name="ce1">
            <text:p>-0.1914</text:p>
          </table:table-cell>
          <table:table-cell office:value-type="float" office:value="-0.86699999999999999" table:style-name="ce1">
            <text:p>-0.867</text:p>
          </table:table-cell>
          <table:table-cell office:value-type="float" office:value="-7.8600000000000003E-2" table:style-name="ce1">
            <text:p>-0.0786</text:p>
          </table:table-cell>
          <table:table-cell office:value-type="float" office:value="-1.4714" table:style-name="ce1">
            <text:p>-1.4714</text:p>
          </table:table-cell>
          <table:table-cell office:value-type="float" office:value="-4.9000000000000002E-2" table:style-name="ce1">
            <text:p>-0.049</text:p>
          </table:table-cell>
          <table:table-cell office:value-type="float" office:value="1.9926999999999999" table:style-name="ce1">
            <text:p>1.9927</text:p>
          </table:table-cell>
          <table:table-cell office:value-type="float" office:value="0.82989999999999997" table:style-name="ce1">
            <text:p>0.8299</text:p>
          </table:table-cell>
          <table:table-cell office:value-type="float" office:value="0.44440000000000002" table:style-name="ce1">
            <text:p>0.4444</text:p>
          </table:table-cell>
          <table:table-cell office:value-type="float" office:value="0.21929999999999999" table:style-name="ce1">
            <text:p>0.2193</text:p>
          </table:table-cell>
          <table:table-cell office:value-type="float" office:value="0.66679999999999995" table:style-name="ce1">
            <text:p>0.6668</text:p>
          </table:table-cell>
          <table:table-cell office:value-type="float" office:value="0.52929999999999999" table:style-name="ce1">
            <text:p>0.5293</text:p>
          </table:table-cell>
          <table:table-cell office:value-type="float" office:value="2.0354999999999999" table:style-name="ce1">
            <text:p>2.0355</text:p>
          </table:table-cell>
          <table:table-cell office:value-type="float" office:value="1.2565999999999999" table:style-name="ce1">
            <text:p>1.2566</text:p>
          </table:table-cell>
          <table:table-cell table:number-columns-repeated="1633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66764722686915E-3" table:style-name="ce2">
            <text:p>0.001667647</text:p>
          </table:table-cell>
          <table:table-cell office:value-type="float" office:value="0.182562542310019" table:style-name="ce2">
            <text:p>0.182562542</text:p>
          </table:table-cell>
          <table:table-cell office:value-type="float" office:value="5.1511528986427399E-2" table:style-name="ce2">
            <text:p>0.051511529</text:p>
          </table:table-cell>
          <table:table-cell office:value-type="float" office:value="6.2810240916645693E-2" table:style-name="ce2">
            <text:p>0.062810241</text:p>
          </table:table-cell>
          <table:table-cell office:value-type="float" office:value="1.3049999999999999" table:style-name="ce2">
            <text:p>1.305</text:p>
          </table:table-cell>
          <table:table-cell office:value-type="float" office:value="0.37209999999999999" table:style-name="ce1">
            <text:p>0.3721</text:p>
          </table:table-cell>
          <table:table-cell office:value-type="float" office:value="-0.30759999999999998" table:style-name="ce1">
            <text:p>-0.3076</text:p>
          </table:table-cell>
          <table:table-cell office:value-type="float" office:value="0.19040000000000001" table:style-name="ce1">
            <text:p>0.1904</text:p>
          </table:table-cell>
          <table:table-cell office:value-type="float" office:value="0.75390000000000001" table:style-name="ce1">
            <text:p>0.7539</text:p>
          </table:table-cell>
          <table:table-cell office:value-type="float" office:value="-0.41020000000000001" table:style-name="ce1">
            <text:p>-0.4102</text:p>
          </table:table-cell>
          <table:table-cell office:value-type="float" office:value="0.80969999999999998" table:style-name="ce1">
            <text:p>0.8097</text:p>
          </table:table-cell>
          <table:table-cell office:value-type="float" office:value="0.92" table:style-name="ce1">
            <text:p>0.92</text:p>
          </table:table-cell>
          <table:table-cell office:value-type="float" office:value="-0.37869999999999998" table:style-name="ce1">
            <text:p>-0.3787</text:p>
          </table:table-cell>
          <table:table-cell office:value-type="float" office:value="-1.3117000000000001" table:style-name="ce1">
            <text:p>-1.3117</text:p>
          </table:table-cell>
          <table:table-cell office:value-type="float" office:value="-0.58750000000000002" table:style-name="ce1">
            <text:p>-0.5875</text:p>
          </table:table-cell>
          <table:table-cell office:value-type="float" office:value="0.31419999999999998" table:style-name="ce1">
            <text:p>0.3142</text:p>
          </table:table-cell>
          <table:table-cell office:value-type="float" office:value="0.55669999999999997" table:style-name="ce1">
            <text:p>0.5567</text:p>
          </table:table-cell>
          <table:table-cell office:value-type="float" office:value="-0.58760000000000001" table:style-name="ce1">
            <text:p>-0.5876</text:p>
          </table:table-cell>
          <table:table-cell office:value-type="float" office:value="0.33860000000000001" table:style-name="ce1">
            <text:p>0.3386</text:p>
          </table:table-cell>
          <table:table-cell office:value-type="float" office:value="-0.70930000000000004" table:style-name="ce1">
            <text:p>-0.7093</text:p>
          </table:table-cell>
          <table:table-cell office:value-type="float" office:value="-0.89549999999999996" table:style-name="ce1">
            <text:p>-0.895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-1.4611000000000001" table:style-name="ce1">
            <text:p>-1.4611</text:p>
          </table:table-cell>
          <table:table-cell office:value-type="float" office:value="-0.37359999999999999" table:style-name="ce1">
            <text:p>-0.3736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0.33229999999999998" table:style-name="ce1">
            <text:p>0.3323</text:p>
          </table:table-cell>
          <table:table-cell office:value-type="float" office:value="-0.75829999999999997" table:style-name="ce1">
            <text:p>-0.7583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-0.67449999999999999" table:style-name="ce1">
            <text:p>-0.6745</text:p>
          </table:table-cell>
          <table:table-cell office:value-type="float" office:value="-0.54249999999999998" table:style-name="ce1">
            <text:p>-0.5425</text:p>
          </table:table-cell>
          <table:table-cell office:value-type="float" office:value="1.5849" table:style-name="ce1">
            <text:p>1.5849</text:p>
          </table:table-cell>
          <table:table-cell office:value-type="float" office:value="0.51480000000000004" table:style-name="ce1">
            <text:p>0.5148</text:p>
          </table:table-cell>
          <table:table-cell office:value-type="float" office:value="-0.45479999999999998" table:style-name="ce1">
            <text:p>-0.4548</text:p>
          </table:table-cell>
          <table:table-cell office:value-type="float" office:value="-0.36659999999999998" table:style-name="ce1">
            <text:p>-0.3666</text:p>
          </table:table-cell>
          <table:table-cell office:value-type="float" office:value="0.4924" table:style-name="ce1">
            <text:p>0.4924</text:p>
          </table:table-cell>
          <table:table-cell office:value-type="float" office:value="-0.1053" table:style-name="ce1">
            <text:p>-0.1053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1.0524" table:style-name="ce1">
            <text:p>1.0524</text:p>
          </table:table-cell>
          <table:table-cell table:number-columns-repeated="1633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77376520717248E-3" table:style-name="ce2">
            <text:p>0.001773765</text:p>
          </table:table-cell>
          <table:table-cell office:value-type="float" office:value="0.16928250583516699" table:style-name="ce2">
            <text:p>0.169282506</text:p>
          </table:table-cell>
          <table:table-cell office:value-type="float" office:value="4.6327204977950197E-2" table:style-name="ce2">
            <text:p>0.046327205</text:p>
          </table:table-cell>
          <table:table-cell office:value-type="float" office:value="6.5591661335571302E-2" table:style-name="ce2">
            <text:p>0.065591661</text:p>
          </table:table-cell>
          <table:table-cell office:value-type="float" office:value="1.3120000000000001" table:style-name="ce2">
            <text:p>1.312</text:p>
          </table:table-cell>
          <table:table-cell office:value-type="float" office:value="0.4632" table:style-name="ce1">
            <text:p>0.4632</text:p>
          </table:table-cell>
          <table:table-cell office:value-type="float" office:value="0.23949999999999999" table:style-name="ce1">
            <text:p>0.2395</text:p>
          </table:table-cell>
          <table:table-cell office:value-type="float" office:value="0.52590000000000003" table:style-name="ce1">
            <text:p>0.5259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-0.40150000000000002" table:style-name="ce1">
            <text:p>-0.4015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0.73240000000000005" table:style-name="ce1">
            <text:p>0.7324</text:p>
          </table:table-cell>
          <table:table-cell office:value-type="float" office:value="-0.92910000000000004" table:style-name="ce1">
            <text:p>-0.9291</text:p>
          </table:table-cell>
          <table:table-cell office:value-type="float" office:value="-1.5610999999999999" table:style-name="ce1">
            <text:p>-1.5611</text:p>
          </table:table-cell>
          <table:table-cell office:value-type="float" office:value="-0.29899999999999999" table:style-name="ce1">
            <text:p>-0.29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0.29849999999999999" table:style-name="ce1">
            <text:p>0.2985</text:p>
          </table:table-cell>
          <table:table-cell office:value-type="float" office:value="-0.628" table:style-name="ce1">
            <text:p>-0.628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-0.3251" table:style-name="ce1">
            <text:p>-0.3251</text:p>
          </table:table-cell>
          <table:table-cell office:value-type="float" office:value="-1.6632" table:style-name="ce1">
            <text:p>-1.6632</text:p>
          </table:table-cell>
          <table:table-cell office:value-type="float" office:value="-0.28320000000000001" table:style-name="ce1">
            <text:p>-0.2832</text:p>
          </table:table-cell>
          <table:table-cell office:value-type="float" office:value="-0.15190000000000001" table:style-name="ce1">
            <text:p>-0.1519</text:p>
          </table:table-cell>
          <table:table-cell office:value-type="float" office:value="-0.16389999999999999" table:style-name="ce1">
            <text:p>-0.1639</text:p>
          </table:table-cell>
          <table:table-cell office:value-type="float" office:value="-2.5999999999999999E-3" table:style-name="ce1">
            <text:p>-0.0026</text:p>
          </table:table-cell>
          <table:table-cell office:value-type="float" office:value="-0.11260000000000001" table:style-name="ce1">
            <text:p>-0.1126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0.15329999999999999" table:style-name="ce1">
            <text:p>-0.1533</text:p>
          </table:table-cell>
          <table:table-cell office:value-type="float" office:value="-0.43180000000000002" table:style-name="ce1">
            <text:p>-0.4318</text:p>
          </table:table-cell>
          <table:table-cell office:value-type="float" office:value="-1.4097" table:style-name="ce1">
            <text:p>-1.4097</text:p>
          </table:table-cell>
          <table:table-cell office:value-type="float" office:value="-0.23400000000000001" table:style-name="ce1">
            <text:p>-0.234</text:p>
          </table:table-cell>
          <table:table-cell office:value-type="float" office:value="0.12520000000000001" table:style-name="ce1">
            <text:p>0.1252</text:p>
          </table:table-cell>
          <table:table-cell office:value-type="float" office:value="0.27879999999999999" table:style-name="ce1">
            <text:p>0.2788</text:p>
          </table:table-cell>
          <table:table-cell office:value-type="float" office:value="-0.58899999999999997" table:style-name="ce1">
            <text:p>-0.589</text:p>
          </table:table-cell>
          <table:table-cell office:value-type="float" office:value="0.3201" table:style-name="ce1">
            <text:p>0.3201</text:p>
          </table:table-cell>
          <table:table-cell office:value-type="float" office:value="-0.65549999999999997" table:style-name="ce1">
            <text:p>-0.6555</text:p>
          </table:table-cell>
          <table:table-cell office:value-type="float" office:value="-1.379" table:style-name="ce1">
            <text:p>-1.379</text:p>
          </table:table-cell>
          <table:table-cell office:value-type="float" office:value="1.9437" table:style-name="ce1">
            <text:p>1.9437</text:p>
          </table:table-cell>
          <table:table-cell office:value-type="float" office:value="0.40189999999999998" table:style-name="ce1">
            <text:p>0.4019</text:p>
          </table:table-cell>
          <table:table-cell office:value-type="float" office:value="-2.3599999999999999E-2" table:style-name="ce1">
            <text:p>-0.0236</text:p>
          </table:table-cell>
          <table:table-cell office:value-type="float" office:value="-0.15579999999999999" table:style-name="ce1">
            <text:p>-0.1558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193" table:style-name="ce1">
            <text:p>0.193</text:p>
          </table:table-cell>
          <table:table-cell office:value-type="float" office:value="0.64780000000000004" table:style-name="ce1">
            <text:p>0.6478</text:p>
          </table:table-cell>
          <table:table-cell office:value-type="float" office:value="1.5472999999999999" table:style-name="ce1">
            <text:p>1.5473</text:p>
          </table:table-cell>
          <table:table-cell table:number-columns-repeated="1633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4776764212709099E-3" table:style-name="ce2">
            <text:p>0.001477676</text:p>
          </table:table-cell>
          <table:table-cell office:value-type="float" office:value="0.198758493150751" table:style-name="ce2">
            <text:p>0.198758493</text:p>
          </table:table-cell>
          <table:table-cell office:value-type="float" office:value="5.1534262745891297E-2" table:style-name="ce2">
            <text:p>0.051534263</text:p>
          </table:table-cell>
          <table:table-cell office:value-type="float" office:value="5.9919729919496498E-2" table:style-name="ce2">
            <text:p>0.05991973</text:p>
          </table:table-cell>
          <table:table-cell office:value-type="float" office:value="1.1459999999999999" table:style-name="ce2">
            <text:p>1.146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5.28E-2" table:style-name="ce1">
            <text:p>0.0528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-0.55500000000000005" table:style-name="ce1">
            <text:p>-0.555</text:p>
          </table:table-cell>
          <table:table-cell office:value-type="float" office:value="0.33679999999999999" table:style-name="ce1">
            <text:p>0.3368</text:p>
          </table:table-cell>
          <table:table-cell office:value-type="float" office:value="0.62190000000000001" table:style-name="ce1">
            <text:p>0.6219</text:p>
          </table:table-cell>
          <table:table-cell office:value-type="float" office:value="-0.9002" table:style-name="ce1">
            <text:p>-0.9002</text:p>
          </table:table-cell>
          <table:table-cell office:value-type="float" office:value="-1.427" table:style-name="ce1">
            <text:p>-1.427</text:p>
          </table:table-cell>
          <table:table-cell office:value-type="float" office:value="-0.5444" table:style-name="ce1">
            <text:p>-0.5444</text:p>
          </table:table-cell>
          <table:table-cell office:value-type="float" office:value="-0.51400000000000001" table:style-name="ce1">
            <text:p>-0.514</text:p>
          </table:table-cell>
          <table:table-cell office:value-type="float" office:value="-0.26850000000000002" table:style-name="ce1">
            <text:p>-0.2685</text:p>
          </table:table-cell>
          <table:table-cell office:value-type="float" office:value="-0.77839999999999998" table:style-name="ce1">
            <text:p>-0.7784</text:p>
          </table:table-cell>
          <table:table-cell office:value-type="float" office:value="-0.39150000000000001" table:style-name="ce1">
            <text:p>-0.3915</text:p>
          </table:table-cell>
          <table:table-cell office:value-type="float" office:value="-1.3186" table:style-name="ce1">
            <text:p>-1.3186</text:p>
          </table:table-cell>
          <table:table-cell office:value-type="float" office:value="-1.4703999999999999" table:style-name="ce1">
            <text:p>-1.4704</text:p>
          </table:table-cell>
          <table:table-cell office:value-type="float" office:value="-0.23760000000000001" table:style-name="ce1">
            <text:p>-0.2376</text:p>
          </table:table-cell>
          <table:table-cell office:value-type="float" office:value="-3.9300000000000002E-2" table:style-name="ce1">
            <text:p>-0.0393</text:p>
          </table:table-cell>
          <table:table-cell office:value-type="float" office:value="-0.1106" table:style-name="ce1">
            <text:p>-0.1106</text:p>
          </table:table-cell>
          <table:table-cell office:value-type="float" office:value="-8.6099999999999996E-2" table:style-name="ce1">
            <text:p>-0.0861</text:p>
          </table:table-cell>
          <table:table-cell office:value-type="float" office:value="-2.4500000000000001E-2" table:style-name="ce1">
            <text:p>-0.0245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0.22720000000000001" table:style-name="ce1">
            <text:p>-0.2272</text:p>
          </table:table-cell>
          <table:table-cell office:value-type="float" office:value="-0.75580000000000003" table:style-name="ce1">
            <text:p>-0.7558</text:p>
          </table:table-cell>
          <table:table-cell office:value-type="float" office:value="-1.3718999999999999" table:style-name="ce1">
            <text:p>-1.3719</text:p>
          </table:table-cell>
          <table:table-cell office:value-type="float" office:value="-0.33110000000000001" table:style-name="ce1">
            <text:p>-0.3311</text:p>
          </table:table-cell>
          <table:table-cell office:value-type="float" office:value="-0.42609999999999998" table:style-name="ce1">
            <text:p>-0.4261</text:p>
          </table:table-cell>
          <table:table-cell office:value-type="float" office:value="-0.29049999999999998" table:style-name="ce1">
            <text:p>-0.2905</text:p>
          </table:table-cell>
          <table:table-cell office:value-type="float" office:value="-1.0344" table:style-name="ce1">
            <text:p>-1.0344</text:p>
          </table:table-cell>
          <table:table-cell office:value-type="float" office:value="-0.17780000000000001" table:style-name="ce1">
            <text:p>-0.1778</text:p>
          </table:table-cell>
          <table:table-cell office:value-type="float" office:value="-1.5908" table:style-name="ce1">
            <text:p>-1.5908</text:p>
          </table:table-cell>
          <table:table-cell office:value-type="float" office:value="-0.626" table:style-name="ce1">
            <text:p>-0.626</text:p>
          </table:table-cell>
          <table:table-cell office:value-type="float" office:value="1.7232000000000001" table:style-name="ce1">
            <text:p>1.7232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50339999999999996" table:style-name="ce1">
            <text:p>0.5034</text:p>
          </table:table-cell>
          <table:table-cell office:value-type="float" office:value="0.44090000000000001" table:style-name="ce1">
            <text:p>0.4409</text:p>
          </table:table-cell>
          <table:table-cell office:value-type="float" office:value="0.85719999999999996" table:style-name="ce1">
            <text:p>0.8572</text:p>
          </table:table-cell>
          <table:table-cell office:value-type="float" office:value="0.57179999999999997" table:style-name="ce1">
            <text:p>0.5718</text:p>
          </table:table-cell>
          <table:table-cell office:value-type="float" office:value="1.6134999999999999" table:style-name="ce1">
            <text:p>1.6135</text:p>
          </table:table-cell>
          <table:table-cell office:value-type="float" office:value="1.4464999999999999" table:style-name="ce1">
            <text:p>1.4465</text:p>
          </table:table-cell>
          <table:table-cell table:number-columns-repeated="1633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7878313755533401E-3" table:style-name="ce2">
            <text:p>0.001787831</text:p>
          </table:table-cell>
          <table:table-cell office:value-type="float" office:value="0.17563628651944799" table:style-name="ce2">
            <text:p>0.175636287</text:p>
          </table:table-cell>
          <table:table-cell office:value-type="float" office:value="6.5129034052004001E-2" table:style-name="ce2">
            <text:p>0.065129034</text:p>
          </table:table-cell>
          <table:table-cell office:value-type="float" office:value="7.2988423426240095E-2" table:style-name="ce2">
            <text:p>0.072988423</text:p>
          </table:table-cell>
          <table:table-cell office:value-type="float" office:value="1.375" table:style-name="ce2">
            <text:p>1.375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.39240000000000003" table:style-name="ce1">
            <text:p>0.3924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1.0107999999999999" table:style-name="ce1">
            <text:p>1.0108</text:p>
          </table:table-cell>
          <table:table-cell office:value-type="float" office:value="-0.47520000000000001" table:style-name="ce1">
            <text:p>-0.4752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1.7988" table:style-name="ce1">
            <text:p>1.7988</text:p>
          </table:table-cell>
          <table:table-cell office:value-type="float" office:value="-0.66820000000000002" table:style-name="ce1">
            <text:p>-0.6682</text:p>
          </table:table-cell>
          <table:table-cell office:value-type="float" office:value="-1.3032999999999999" table:style-name="ce1">
            <text:p>-1.3033</text:p>
          </table:table-cell>
          <table:table-cell office:value-type="float" office:value="-0.42270000000000002" table:style-name="ce1">
            <text:p>-0.4227</text:p>
          </table:table-cell>
          <table:table-cell office:value-type="float" office:value="0.16470000000000001" table:style-name="ce1">
            <text:p>0.1647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-0.25230000000000002" table:style-name="ce1">
            <text:p>-0.2523</text:p>
          </table:table-cell>
          <table:table-cell office:value-type="float" office:value="-0.1007" table:style-name="ce1">
            <text:p>-0.1007</text:p>
          </table:table-cell>
          <table:table-cell office:value-type="float" office:value="-0.58489999999999998" table:style-name="ce1">
            <text:p>-0.5849</text:p>
          </table:table-cell>
          <table:table-cell office:value-type="float" office:value="-1.2401" table:style-name="ce1">
            <text:p>-1.2401</text:p>
          </table:table-cell>
          <table:table-cell office:value-type="float" office:value="-0.1673" table:style-name="ce1">
            <text:p>-0.1673</text:p>
          </table:table-cell>
          <table:table-cell office:value-type="float" office:value="-3.4299999999999997E-2" table:style-name="ce1">
            <text:p>-0.0343</text:p>
          </table:table-cell>
          <table:table-cell office:value-type="float" office:value="-0.1056" table:style-name="ce1">
            <text:p>-0.105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-8.4099999999999994E-2" table:style-name="ce1">
            <text:p>-0.0841</text:p>
          </table:table-cell>
          <table:table-cell office:value-type="float" office:value="0.10580000000000001" table:style-name="ce1">
            <text:p>0.1058</text:p>
          </table:table-cell>
          <table:table-cell office:value-type="float" office:value="-0.1852" table:style-name="ce1">
            <text:p>-0.1852</text:p>
          </table:table-cell>
          <table:table-cell office:value-type="float" office:value="-0.31130000000000002" table:style-name="ce1">
            <text:p>-0.3113</text:p>
          </table:table-cell>
          <table:table-cell office:value-type="float" office:value="-1.3798999999999999" table:style-name="ce1">
            <text:p>-1.3799</text:p>
          </table:table-cell>
          <table:table-cell office:value-type="float" office:value="0.24610000000000001" table:style-name="ce1">
            <text:p>0.2461</text:p>
          </table:table-cell>
          <table:table-cell office:value-type="float" office:value="0.46910000000000002" table:style-name="ce1">
            <text:p>0.4691</text:p>
          </table:table-cell>
          <table:table-cell office:value-type="float" office:value="0.52590000000000003" table:style-name="ce1">
            <text:p>0.5259</text:p>
          </table:table-cell>
          <table:table-cell office:value-type="float" office:value="-0.4521" table:style-name="ce1">
            <text:p>-0.4521</text:p>
          </table:table-cell>
          <table:table-cell office:value-type="float" office:value="0.33229999999999998" table:style-name="ce1">
            <text:p>0.3323</text:p>
          </table:table-cell>
          <table:table-cell office:value-type="float" office:value="-0.18090000000000001" table:style-name="ce1">
            <text:p>-0.1809</text:p>
          </table:table-cell>
          <table:table-cell office:value-type="float" office:value="-8.77E-2" table:style-name="ce1">
            <text:p>-0.0877</text:p>
          </table:table-cell>
          <table:table-cell office:value-type="float" office:value="1.635" table:style-name="ce1">
            <text:p>1.635</text:p>
          </table:table-cell>
          <table:table-cell office:value-type="float" office:value="0.71609999999999996" table:style-name="ce1">
            <text:p>0.7161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9.9099999999999994E-2" table:style-name="ce1">
            <text:p>0.0991</text:p>
          </table:table-cell>
          <table:table-cell office:value-type="float" office:value="-2.98E-2" table:style-name="ce1">
            <text:p>-0.0298</text:p>
          </table:table-cell>
          <table:table-cell office:value-type="float" office:value="0.41699999999999998" table:style-name="ce1">
            <text:p>0.417</text:p>
          </table:table-cell>
          <table:table-cell office:value-type="float" office:value="1.1664000000000001" table:style-name="ce1">
            <text:p>1.1664</text:p>
          </table:table-cell>
          <table:table-cell office:value-type="float" office:value="1.3045" table:style-name="ce1">
            <text:p>1.3045</text:p>
          </table:table-cell>
          <table:table-cell table:number-columns-repeated="1633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73297886965592E-3" table:style-name="ce2">
            <text:p>0.001732979</text:p>
          </table:table-cell>
          <table:table-cell office:value-type="float" office:value="0.18181108347630201" table:style-name="ce2">
            <text:p>0.181811083</text:p>
          </table:table-cell>
          <table:table-cell office:value-type="float" office:value="5.30680475692289E-2" table:style-name="ce2">
            <text:p>0.053068048</text:p>
          </table:table-cell>
          <table:table-cell office:value-type="float" office:value="6.2960732394536201E-2" table:style-name="ce2">
            <text:p>0.062960732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-0.66300000000000003" table:style-name="ce1">
            <text:p>-0.663</text:p>
          </table:table-cell>
          <table:table-cell office:value-type="float" office:value="0.28189999999999998" table:style-name="ce1">
            <text:p>0.2819</text:p>
          </table:table-cell>
          <table:table-cell office:value-type="float" office:value="0.3543" table:style-name="ce1">
            <text:p>0.3543</text:p>
          </table:table-cell>
          <table:table-cell office:value-type="float" office:value="0.49759999999999999" table:style-name="ce1">
            <text:p>0.4976</text:p>
          </table:table-cell>
          <table:table-cell office:value-type="float" office:value="-0.96379999999999999" table:style-name="ce1">
            <text:p>-0.9638</text:p>
          </table:table-cell>
          <table:table-cell office:value-type="float" office:value="-0.13919999999999999" table:style-name="ce1">
            <text:p>-0.1392</text:p>
          </table:table-cell>
          <table:table-cell office:value-type="float" office:value="0.50439999999999996" table:style-name="ce1">
            <text:p>0.5044</text:p>
          </table:table-cell>
          <table:table-cell office:value-type="float" office:value="-0.9224" table:style-name="ce1">
            <text:p>-0.9224</text:p>
          </table:table-cell>
          <table:table-cell office:value-type="float" office:value="-1.1772" table:style-name="ce1">
            <text:p>-1.1772</text:p>
          </table:table-cell>
          <table:table-cell office:value-type="float" office:value="-0.26600000000000001" table:style-name="ce1">
            <text:p>-0.266</text:p>
          </table:table-cell>
          <table:table-cell office:value-type="float" office:value="8.8599999999999998E-2" table:style-name="ce1">
            <text:p>0.0886</text:p>
          </table:table-cell>
          <table:table-cell office:value-type="float" office:value="0.15939999999999999" table:style-name="ce1">
            <text:p>0.1594</text:p>
          </table:table-cell>
          <table:table-cell office:value-type="float" office:value="-0.75790000000000002" table:style-name="ce1">
            <text:p>-0.7579</text:p>
          </table:table-cell>
          <table:table-cell office:value-type="float" office:value="-0.28339999999999999" table:style-name="ce1">
            <text:p>-0.2834</text:p>
          </table:table-cell>
          <table:table-cell office:value-type="float" office:value="-0.1802" table:style-name="ce1">
            <text:p>-0.1802</text:p>
          </table:table-cell>
          <table:table-cell office:value-type="float" office:value="-1.3671" table:style-name="ce1">
            <text:p>-1.3671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-2.6599999999999999E-2" table:style-name="ce1">
            <text:p>-0.0266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1.5E-3" table:style-name="ce1">
            <text:p>0.0015</text:p>
          </table:table-cell>
          <table:table-cell office:value-type="float" office:value="-0.39369999999999999" table:style-name="ce1">
            <text:p>-0.3937</text:p>
          </table:table-cell>
          <table:table-cell office:value-type="float" office:value="8.6400000000000005E-2" table:style-name="ce1">
            <text:p>0.0864</text:p>
          </table:table-cell>
          <table:table-cell office:value-type="float" office:value="-0.33650000000000002" table:style-name="ce1">
            <text:p>-0.3365</text:p>
          </table:table-cell>
          <table:table-cell office:value-type="float" office:value="-0.27729999999999999" table:style-name="ce1">
            <text:p>-0.2773</text:p>
          </table:table-cell>
          <table:table-cell office:value-type="float" office:value="-1.9325000000000001" table:style-name="ce1">
            <text:p>-1.9325</text:p>
          </table:table-cell>
          <table:table-cell office:value-type="float" office:value="-9.4999999999999998E-3" table:style-name="ce1">
            <text:p>-0.0095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0.92279999999999995" table:style-name="ce1">
            <text:p>-0.9228</text:p>
          </table:table-cell>
          <table:table-cell office:value-type="float" office:value="-0.18820000000000001" table:style-name="ce1">
            <text:p>-0.1882</text:p>
          </table:table-cell>
          <table:table-cell office:value-type="float" office:value="-1.2179" table:style-name="ce1">
            <text:p>-1.2179</text:p>
          </table:table-cell>
          <table:table-cell office:value-type="float" office:value="-9.9400000000000002E-2" table:style-name="ce1">
            <text:p>-0.0994</text:p>
          </table:table-cell>
          <table:table-cell office:value-type="float" office:value="1.1626000000000001" table:style-name="ce1">
            <text:p>1.1626</text:p>
          </table:table-cell>
          <table:table-cell office:value-type="float" office:value="0.45129999999999998" table:style-name="ce1">
            <text:p>0.4513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3.2399999999999998E-2" table:style-name="ce1">
            <text:p>0.0324</text:p>
          </table:table-cell>
          <table:table-cell office:value-type="float" office:value="0.57140000000000002" table:style-name="ce1">
            <text:p>0.5714</text:p>
          </table:table-cell>
          <table:table-cell office:value-type="float" office:value="0.36549999999999999" table:style-name="ce1">
            <text:p>0.3655</text:p>
          </table:table-cell>
          <table:table-cell office:value-type="float" office:value="0.39129999999999998" table:style-name="ce1">
            <text:p>0.3913</text:p>
          </table:table-cell>
          <table:table-cell office:value-type="float" office:value="1.3733" table:style-name="ce1">
            <text:p>1.3733</text:p>
          </table:table-cell>
          <table:table-cell table:number-columns-repeated="1633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8442701860267E-3" table:style-name="ce2">
            <text:p>0.00184427</text:p>
          </table:table-cell>
          <table:table-cell office:value-type="float" office:value="0.18982704136808501" table:style-name="ce2">
            <text:p>0.189827041</text:p>
          </table:table-cell>
          <table:table-cell office:value-type="float" office:value="5.1296212102412801E-2" table:style-name="ce2">
            <text:p>0.051296212</text:p>
          </table:table-cell>
          <table:table-cell office:value-type="float" office:value="6.3616448715229604E-2" table:style-name="ce2">
            <text:p>0.063616449</text:p>
          </table:table-cell>
          <table:table-cell office:value-type="float" office:value="1.327" table:style-name="ce2">
            <text:p>1.327</text:p>
          </table:table-cell>
          <table:table-cell office:value-type="float" office:value="-0.84189999999999998" table:style-name="ce1">
            <text:p>-0.8419</text:p>
          </table:table-cell>
          <table:table-cell office:value-type="float" office:value="0.22120000000000001" table:style-name="ce1">
            <text:p>0.2212</text:p>
          </table:table-cell>
          <table:table-cell office:value-type="float" office:value="0.39910000000000001" table:style-name="ce1">
            <text:p>0.3991</text:p>
          </table:table-cell>
          <table:table-cell office:value-type="float" office:value="0.76559999999999995" table:style-name="ce1">
            <text:p>0.7656</text:p>
          </table:table-cell>
          <table:table-cell office:value-type="float" office:value="-0.41470000000000001" table:style-name="ce1">
            <text:p>-0.4147</text:p>
          </table:table-cell>
          <table:table-cell office:value-type="float" office:value="0.3332" table:style-name="ce1">
            <text:p>0.3332</text:p>
          </table:table-cell>
          <table:table-cell office:value-type="float" office:value="-0.10970000000000001" table:style-name="ce1">
            <text:p>-0.1097</text:p>
          </table:table-cell>
          <table:table-cell office:value-type="float" office:value="-0.42359999999999998" table:style-name="ce1">
            <text:p>-0.4236</text:p>
          </table:table-cell>
          <table:table-cell office:value-type="float" office:value="-1.2432000000000001" table:style-name="ce1">
            <text:p>-1.2432</text:p>
          </table:table-cell>
          <table:table-cell office:value-type="float" office:value="-0.19800000000000001" table:style-name="ce1">
            <text:p>-0.19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0.67249999999999999" table:style-name="ce1">
            <text:p>-0.6725</text:p>
          </table:table-cell>
          <table:table-cell office:value-type="float" office:value="-0.18160000000000001" table:style-name="ce1">
            <text:p>-0.1816</text:p>
          </table:table-cell>
          <table:table-cell office:value-type="float" office:value="-0.47270000000000001" table:style-name="ce1">
            <text:p>-0.4727</text:p>
          </table:table-cell>
          <table:table-cell office:value-type="float" office:value="-0.77259999999999995" table:style-name="ce1">
            <text:p>-0.7726</text:p>
          </table:table-cell>
          <table:table-cell office:value-type="float" office:value="0.1691" table:style-name="ce1">
            <text:p>0.1691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-0.127" table:style-name="ce1">
            <text:p>-0.127</text:p>
          </table:table-cell>
          <table:table-cell office:value-type="float" office:value="-5.8900000000000001E-2" table:style-name="ce1">
            <text:p>-0.0589</text:p>
          </table:table-cell>
          <table:table-cell office:value-type="float" office:value="-0.17280000000000001" table:style-name="ce1">
            <text:p>-0.1728</text:p>
          </table:table-cell>
          <table:table-cell office:value-type="float" office:value="9.4299999999999995E-2" table:style-name="ce1">
            <text:p>0.0943</text:p>
          </table:table-cell>
          <table:table-cell office:value-type="float" office:value="-0.41539999999999999" table:style-name="ce1">
            <text:p>-0.4154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-2.5987" table:style-name="ce1">
            <text:p>-2.5987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3.1300000000000001E-2" table:style-name="ce1">
            <text:p>0.0313</text:p>
          </table:table-cell>
          <table:table-cell office:value-type="float" office:value="-0.72199999999999998" table:style-name="ce1">
            <text:p>-0.722</text:p>
          </table:table-cell>
          <table:table-cell office:value-type="float" office:value="-0.22589999999999999" table:style-name="ce1">
            <text:p>-0.2259</text:p>
          </table:table-cell>
          <table:table-cell office:value-type="float" office:value="-0.68369999999999997" table:style-name="ce1">
            <text:p>-0.6837</text:p>
          </table:table-cell>
          <table:table-cell office:value-type="float" office:value="-0.13170000000000001" table:style-name="ce1">
            <text:p>-0.1317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3261" table:style-name="ce1">
            <text:p>0.3261</text:p>
          </table:table-cell>
          <table:table-cell office:value-type="float" office:value="0.1676" table:style-name="ce1">
            <text:p>0.1676</text:p>
          </table:table-cell>
          <table:table-cell office:value-type="float" office:value="0.2747" table:style-name="ce1">
            <text:p>0.2747</text:p>
          </table:table-cell>
          <table:table-cell office:value-type="float" office:value="0.72860000000000003" table:style-name="ce1">
            <text:p>0.7286</text:p>
          </table:table-cell>
          <table:table-cell office:value-type="float" office:value="0.38240000000000002" table:style-name="ce1">
            <text:p>0.3824</text:p>
          </table:table-cell>
          <table:table-cell office:value-type="float" office:value="0.40789999999999998" table:style-name="ce1">
            <text:p>0.4079</text:p>
          </table:table-cell>
          <table:table-cell office:value-type="float" office:value="0.84209999999999996" table:style-name="ce1">
            <text:p>0.8421</text:p>
          </table:table-cell>
          <table:table-cell table:number-columns-repeated="1633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4194057849090001E-3" table:style-name="ce2">
            <text:p>0.001419406</text:p>
          </table:table-cell>
          <table:table-cell office:value-type="float" office:value="0.1912481902971" table:style-name="ce2">
            <text:p>0.19124819</text:p>
          </table:table-cell>
          <table:table-cell office:value-type="float" office:value="6.3643270128929799E-2" table:style-name="ce2">
            <text:p>0.06364327</text:p>
          </table:table-cell>
          <table:table-cell office:value-type="float" office:value="6.7687028296529297E-2" table:style-name="ce2">
            <text:p>0.067687028</text:p>
          </table:table-cell>
          <table:table-cell office:value-type="float" office:value="1.177" table:style-name="ce2">
            <text:p>1.177</text:p>
          </table:table-cell>
          <table:table-cell office:value-type="float" office:value="0.37630000000000002" table:style-name="ce1">
            <text:p>0.3763</text:p>
          </table:table-cell>
          <table:table-cell office:value-type="float" office:value="-0.2238" table:style-name="ce1">
            <text:p>-0.2238</text:p>
          </table:table-cell>
          <table:table-cell office:value-type="float" office:value="0.2382" table:style-name="ce1">
            <text:p>0.2382</text:p>
          </table:table-cell>
          <table:table-cell office:value-type="float" office:value="0.61880000000000002" table:style-name="ce1">
            <text:p>0.6188</text:p>
          </table:table-cell>
          <table:table-cell office:value-type="float" office:value="-0.71220000000000006" table:style-name="ce1">
            <text:p>-0.7122</text:p>
          </table:table-cell>
          <table:table-cell office:value-type="float" office:value="0.3367" table:style-name="ce1">
            <text:p>0.3367</text:p>
          </table:table-cell>
          <table:table-cell office:value-type="float" office:value="-0.16139999999999999" table:style-name="ce1">
            <text:p>-0.1614</text:p>
          </table:table-cell>
          <table:table-cell office:value-type="float" office:value="-0.1419" table:style-name="ce1">
            <text:p>-0.1419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-0.51300000000000001" table:style-name="ce1">
            <text:p>-0.513</text:p>
          </table:table-cell>
          <table:table-cell office:value-type="float" office:value="-0.10390000000000001" table:style-name="ce1">
            <text:p>-0.1039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-0.74790000000000001" table:style-name="ce1">
            <text:p>-0.7479</text:p>
          </table:table-cell>
          <table:table-cell office:value-type="float" office:value="-0.31330000000000002" table:style-name="ce1">
            <text:p>-0.3133</text:p>
          </table:table-cell>
          <table:table-cell office:value-type="float" office:value="-1.1928000000000001" table:style-name="ce1">
            <text:p>-1.1928</text:p>
          </table:table-cell>
          <table:table-cell office:value-type="float" office:value="-1.1569" table:style-name="ce1">
            <text:p>-1.1569</text:p>
          </table:table-cell>
          <table:table-cell office:value-type="float" office:value="-0.18210000000000001" table:style-name="ce1">
            <text:p>-0.1821</text:p>
          </table:table-cell>
          <table:table-cell office:value-type="float" office:value="-0.1918" table:style-name="ce1">
            <text:p>-0.1918</text:p>
          </table:table-cell>
          <table:table-cell office:value-type="float" office:value="-4.8099999999999997E-2" table:style-name="ce1">
            <text:p>-0.0481</text:p>
          </table:table-cell>
          <table:table-cell office:value-type="float" office:value="-0.1065" table:style-name="ce1">
            <text:p>-0.1065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1.9E-2" table:style-name="ce1">
            <text:p>0.019</text:p>
          </table:table-cell>
          <table:table-cell office:value-type="float" office:value="-0.78749999999999998" table:style-name="ce1">
            <text:p>-0.7875</text:p>
          </table:table-cell>
          <table:table-cell office:value-type="float" office:value="-0.10390000000000001" table:style-name="ce1">
            <text:p>-0.1039</text:p>
          </table:table-cell>
          <table:table-cell office:value-type="float" office:value="-1.5993999999999999" table:style-name="ce1">
            <text:p>-1.5994</text:p>
          </table:table-cell>
          <table:table-cell office:value-type="float" office:value="-0.34360000000000002" table:style-name="ce1">
            <text:p>-0.3436</text:p>
          </table:table-cell>
          <table:table-cell office:value-type="float" office:value="-8.4400000000000003E-2" table:style-name="ce1">
            <text:p>-0.0844</text:p>
          </table:table-cell>
          <table:table-cell office:value-type="float" office:value="-0.1623" table:style-name="ce1">
            <text:p>-0.1623</text:p>
          </table:table-cell>
          <table:table-cell office:value-type="float" office:value="-0.84689999999999999" table:style-name="ce1">
            <text:p>-0.8469</text:p>
          </table:table-cell>
          <table:table-cell office:value-type="float" office:value="-0.2198" table:style-name="ce1">
            <text:p>-0.2198</text:p>
          </table:table-cell>
          <table:table-cell office:value-type="float" office:value="-1.2082999999999999" table:style-name="ce1">
            <text:p>-1.2083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1.1829000000000001" table:style-name="ce1">
            <text:p>1.1829</text:p>
          </table:table-cell>
          <table:table-cell office:value-type="float" office:value="0.54179999999999995" table:style-name="ce1">
            <text:p>0.5418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0.73470000000000002" table:style-name="ce1">
            <text:p>0.7347</text:p>
          </table:table-cell>
          <table:table-cell office:value-type="float" office:value="0.47960000000000003" table:style-name="ce1">
            <text:p>0.4796</text:p>
          </table:table-cell>
          <table:table-cell office:value-type="float" office:value="1.1258999999999999" table:style-name="ce1">
            <text:p>1.1259</text:p>
          </table:table-cell>
          <table:table-cell office:value-type="float" office:value="1.4108000000000001" table:style-name="ce1">
            <text:p>1.4108</text:p>
          </table:table-cell>
          <table:table-cell table:number-columns-repeated="1633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0531613165557499E-3" table:style-name="ce2">
            <text:p>0.002053161</text:p>
          </table:table-cell>
          <table:table-cell office:value-type="float" office:value="0.17849449387859301" table:style-name="ce2">
            <text:p>0.178494494</text:p>
          </table:table-cell>
          <table:table-cell office:value-type="float" office:value="5.8402182898982101E-2" table:style-name="ce2">
            <text:p>0.058402183</text:p>
          </table:table-cell>
          <table:table-cell office:value-type="float" office:value="6.4163688608577199E-2" table:style-name="ce2">
            <text:p>0.064163689</text:p>
          </table:table-cell>
          <table:table-cell office:value-type="float" office:value="1.216" table:style-name="ce2">
            <text:p>1.216</text:p>
          </table:table-cell>
          <table:table-cell office:value-type="float" office:value="0.55479999999999996" table:style-name="ce1">
            <text:p>0.5548</text:p>
          </table:table-cell>
          <table:table-cell office:value-type="float" office:value="0.32190000000000002" table:style-name="ce1">
            <text:p>0.3219</text:p>
          </table:table-cell>
          <table:table-cell office:value-type="float" office:value="0.29470000000000002" table:style-name="ce1">
            <text:p>0.2947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-0.36559999999999998" table:style-name="ce1">
            <text:p>-0.3656</text:p>
          </table:table-cell>
          <table:table-cell office:value-type="float" office:value="0.29370000000000002" table:style-name="ce1">
            <text:p>0.2937</text:p>
          </table:table-cell>
          <table:table-cell office:value-type="float" office:value="1.3301000000000001" table:style-name="ce1">
            <text:p>1.3301</text:p>
          </table:table-cell>
          <table:table-cell office:value-type="float" office:value="-0.65539999999999998" table:style-name="ce1">
            <text:p>-0.6554</text:p>
          </table:table-cell>
          <table:table-cell office:value-type="float" office:value="-0.80069999999999997" table:style-name="ce1">
            <text:p>-0.8007</text:p>
          </table:table-cell>
          <table:table-cell office:value-type="float" office:value="-0.14080000000000001" table:style-name="ce1">
            <text:p>-0.1408</text:p>
          </table:table-cell>
          <table:table-cell office:value-type="float" office:value="-8.1699999999999995E-2" table:style-name="ce1">
            <text:p>-0.0817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-0.43609999999999999" table:style-name="ce1">
            <text:p>-0.4361</text:p>
          </table:table-cell>
          <table:table-cell office:value-type="float" office:value="-0.1232" table:style-name="ce1">
            <text:p>-0.1232</text:p>
          </table:table-cell>
          <table:table-cell office:value-type="float" office:value="-0.39129999999999998" table:style-name="ce1">
            <text:p>-0.3913</text:p>
          </table:table-cell>
          <table:table-cell office:value-type="float" office:value="-1.2766999999999999" table:style-name="ce1">
            <text:p>-1.2767</text:p>
          </table:table-cell>
          <table:table-cell office:value-type="float" office:value="-3.4799999999999998E-2" table:style-name="ce1">
            <text:p>-0.0348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-4.7600000000000003E-2" table:style-name="ce1">
            <text:p>-0.0476</text:p>
          </table:table-cell>
          <table:table-cell office:value-type="float" office:value="2.3599999999999999E-2" table:style-name="ce1">
            <text:p>0.0236</text:p>
          </table:table-cell>
          <table:table-cell office:value-type="float" office:value="2.53E-2" table:style-name="ce1">
            <text:p>0.0253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-7.6300000000000007E-2" table:style-name="ce1">
            <text:p>-0.0763</text:p>
          </table:table-cell>
          <table:table-cell office:value-type="float" office:value="-1.4903" table:style-name="ce1">
            <text:p>-1.4903</text:p>
          </table:table-cell>
          <table:table-cell office:value-type="float" office:value="0.42470000000000002" table:style-name="ce1">
            <text:p>0.4247</text:p>
          </table:table-cell>
          <table:table-cell office:value-type="float" office:value="8.8499999999999995E-2" table:style-name="ce1">
            <text:p>0.0885</text:p>
          </table:table-cell>
          <table:table-cell office:value-type="float" office:value="0.114" table:style-name="ce1">
            <text:p>0.114</text:p>
          </table:table-cell>
          <table:table-cell office:value-type="float" office:value="-0.97550000000000003" table:style-name="ce1">
            <text:p>-0.9755</text:p>
          </table:table-cell>
          <table:table-cell office:value-type="float" office:value="-0.19570000000000001" table:style-name="ce1">
            <text:p>-0.1957</text:p>
          </table:table-cell>
          <table:table-cell office:value-type="float" office:value="-0.62009999999999998" table:style-name="ce1">
            <text:p>-0.6201</text:p>
          </table:table-cell>
          <table:table-cell office:value-type="float" office:value="-0.36320000000000002" table:style-name="ce1">
            <text:p>-0.3632</text:p>
          </table:table-cell>
          <table:table-cell office:value-type="float" office:value="1.1363000000000001" table:style-name="ce1">
            <text:p>1.1363</text:p>
          </table:table-cell>
          <table:table-cell office:value-type="float" office:value="0.3357" table:style-name="ce1">
            <text:p>0.3357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-0.1172" table:style-name="ce1">
            <text:p>-0.1172</text:p>
          </table:table-cell>
          <table:table-cell office:value-type="float" office:value="0.40050000000000002" table:style-name="ce1">
            <text:p>0.4005</text:p>
          </table:table-cell>
          <table:table-cell office:value-type="float" office:value="0.30459999999999998" table:style-name="ce1">
            <text:p>0.3046</text:p>
          </table:table-cell>
          <table:table-cell office:value-type="float" office:value="0.95579999999999998" table:style-name="ce1">
            <text:p>0.9558</text:p>
          </table:table-cell>
          <table:table-cell office:value-type="float" office:value="1.5805" table:style-name="ce1">
            <text:p>1.5805</text:p>
          </table:table-cell>
          <table:table-cell table:number-columns-repeated="1633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6692473876339601E-3" table:style-name="ce2">
            <text:p>0.001669247</text:p>
          </table:table-cell>
          <table:table-cell office:value-type="float" office:value="0.18637007355426499" table:style-name="ce2">
            <text:p>0.186370074</text:p>
          </table:table-cell>
          <table:table-cell office:value-type="float" office:value="5.4729532237869298E-2" table:style-name="ce2">
            <text:p>0.054729532</text:p>
          </table:table-cell>
          <table:table-cell office:value-type="float" office:value="6.6001019002002198E-2" table:style-name="ce2">
            <text:p>0.066001019</text:p>
          </table:table-cell>
          <table:table-cell office:value-type="float" office:value="1.1459999999999999" table:style-name="ce2">
            <text:p>1.146</text:p>
          </table:table-cell>
          <table:table-cell office:value-type="float" office:value="-0.50480000000000003" table:style-name="ce1">
            <text:p>-0.5048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0.18129999999999999" table:style-name="ce1">
            <text:p>0.1813</text:p>
          </table:table-cell>
          <table:table-cell office:value-type="float" office:value="0.51419999999999999" table:style-name="ce1">
            <text:p>0.5142</text:p>
          </table:table-cell>
          <table:table-cell office:value-type="float" office:value="-0.76759999999999995" table:style-name="ce1">
            <text:p>-0.7676</text:p>
          </table:table-cell>
          <table:table-cell office:value-type="float" office:value="0.34239999999999998" table:style-name="ce1">
            <text:p>0.3424</text:p>
          </table:table-cell>
          <table:table-cell office:value-type="float" office:value="-0.41720000000000002" table:style-name="ce1">
            <text:p>-0.4172</text:p>
          </table:table-cell>
          <table:table-cell office:value-type="float" office:value="-0.52749999999999997" table:style-name="ce1">
            <text:p>-0.5275</text:p>
          </table:table-cell>
          <table:table-cell office:value-type="float" office:value="-1.3995" table:style-name="ce1">
            <text:p>-1.3995</text:p>
          </table:table-cell>
          <table:table-cell office:value-type="float" office:value="-0.33560000000000001" table:style-name="ce1">
            <text:p>-0.3356</text:p>
          </table:table-cell>
          <table:table-cell office:value-type="float" office:value="-0.33500000000000002" table:style-name="ce1">
            <text:p>-0.335</text:p>
          </table:table-cell>
          <table:table-cell office:value-type="float" office:value="0.1207" table:style-name="ce1">
            <text:p>0.1207</text:p>
          </table:table-cell>
          <table:table-cell office:value-type="float" office:value="-0.90790000000000004" table:style-name="ce1">
            <text:p>-0.9079</text:p>
          </table:table-cell>
          <table:table-cell office:value-type="float" office:value="-7.5600000000000001E-2" table:style-name="ce1">
            <text:p>-0.0756</text:p>
          </table:table-cell>
          <table:table-cell office:value-type="float" office:value="-1.6163000000000001" table:style-name="ce1">
            <text:p>-1.6163</text:p>
          </table:table-cell>
          <table:table-cell office:value-type="float" office:value="-0.88319999999999999" table:style-name="ce1">
            <text:p>-0.8832</text:p>
          </table:table-cell>
          <table:table-cell office:value-type="float" office:value="-0.47039999999999998" table:style-name="ce1">
            <text:p>-0.4704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-0.29299999999999998" table:style-name="ce1">
            <text:p>-0.293</text:p>
          </table:table-cell>
          <table:table-cell office:value-type="float" office:value="-4.07E-2" table:style-name="ce1">
            <text:p>-0.0407</text:p>
          </table:table-cell>
          <table:table-cell office:value-type="float" office:value="-0.24049999999999999" table:style-name="ce1">
            <text:p>-0.2405</text:p>
          </table:table-cell>
          <table:table-cell office:value-type="float" office:value="7.3400000000000007E-2" table:style-name="ce1">
            <text:p>0.0734</text:p>
          </table:table-cell>
          <table:table-cell office:value-type="float" office:value="-0.84619999999999995" table:style-name="ce1">
            <text:p>-0.8462</text:p>
          </table:table-cell>
          <table:table-cell office:value-type="float" office:value="-0.15409999999999999" table:style-name="ce1">
            <text:p>-0.1541</text:p>
          </table:table-cell>
          <table:table-cell office:value-type="float" office:value="-1.1589" table:style-name="ce1">
            <text:p>-1.1589</text:p>
          </table:table-cell>
          <table:table-cell office:value-type="float" office:value="-9.8500000000000004E-2" table:style-name="ce1">
            <text:p>-0.0985</text:p>
          </table:table-cell>
          <table:table-cell office:value-type="float" office:value="-0.29930000000000001" table:style-name="ce1">
            <text:p>-0.2993</text:p>
          </table:table-cell>
          <table:table-cell office:value-type="float" office:value="-0.22919999999999999" table:style-name="ce1">
            <text:p>-0.2292</text:p>
          </table:table-cell>
          <table:table-cell office:value-type="float" office:value="-0.95840000000000003" table:style-name="ce1">
            <text:p>-0.9584</text:p>
          </table:table-cell>
          <table:table-cell office:value-type="float" office:value="-0.39979999999999999" table:style-name="ce1">
            <text:p>-0.3998</text:p>
          </table:table-cell>
          <table:table-cell office:value-type="float" office:value="-1.4436" table:style-name="ce1">
            <text:p>-1.4436</text:p>
          </table:table-cell>
          <table:table-cell office:value-type="float" office:value="0.49280000000000002" table:style-name="ce1">
            <text:p>0.4928</text:p>
          </table:table-cell>
          <table:table-cell office:value-type="float" office:value="1.5941000000000001" table:style-name="ce1">
            <text:p>1.5941</text:p>
          </table:table-cell>
          <table:table-cell office:value-type="float" office:value="0.3679" table:style-name="ce1">
            <text:p>0.3679</text:p>
          </table:table-cell>
          <table:table-cell office:value-type="float" office:value="0.31369999999999998" table:style-name="ce1">
            <text:p>0.3137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69230000000000003" table:style-name="ce1">
            <text:p>0.6923</text:p>
          </table:table-cell>
          <table:table-cell office:value-type="float" office:value="0.3322" table:style-name="ce1">
            <text:p>0.3322</text:p>
          </table:table-cell>
          <table:table-cell office:value-type="float" office:value="1.635" table:style-name="ce1">
            <text:p>1.635</text:p>
          </table:table-cell>
          <table:table-cell office:value-type="float" office:value="1.1860999999999999" table:style-name="ce1">
            <text:p>1.1861</text:p>
          </table:table-cell>
          <table:table-cell table:number-columns-repeated="1633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40028700547296E-3" table:style-name="ce2">
            <text:p>0.001400287</text:p>
          </table:table-cell>
          <table:table-cell office:value-type="float" office:value="0.18483877270466201" table:style-name="ce2">
            <text:p>0.184838773</text:p>
          </table:table-cell>
          <table:table-cell office:value-type="float" office:value="6.22568736010366E-2" table:style-name="ce2">
            <text:p>0.062256874</text:p>
          </table:table-cell>
          <table:table-cell office:value-type="float" office:value="6.7564948082327006E-2" table:style-name="ce2">
            <text:p>0.067564948</text:p>
          </table:table-cell>
          <table:table-cell office:value-type="float" office:value="1.145" table:style-name="ce2">
            <text:p>1.145</text:p>
          </table:table-cell>
          <table:table-cell office:value-type="float" office:value="-0.27539999999999998" table:style-name="ce1">
            <text:p>-0.2754</text:p>
          </table:table-cell>
          <table:table-cell office:value-type="float" office:value="0.21709999999999999" table:style-name="ce1">
            <text:p>0.2171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-0.78439999999999999" table:style-name="ce1">
            <text:p>-0.7844</text:p>
          </table:table-cell>
          <table:table-cell office:value-type="float" office:value="0.52" table:style-name="ce1">
            <text:p>0.52</text:p>
          </table:table-cell>
          <table:table-cell office:value-type="float" office:value="0.57279999999999998" table:style-name="ce1">
            <text:p>0.5728</text:p>
          </table:table-cell>
          <table:table-cell office:value-type="float" office:value="-0.5232" table:style-name="ce1">
            <text:p>-0.5232</text:p>
          </table:table-cell>
          <table:table-cell office:value-type="float" office:value="-1.1046" table:style-name="ce1">
            <text:p>-1.1046</text:p>
          </table:table-cell>
          <table:table-cell office:value-type="float" office:value="-0.1037" table:style-name="ce1">
            <text:p>-0.1037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0.50539999999999996" table:style-name="ce1">
            <text:p>0.5054</text:p>
          </table:table-cell>
          <table:table-cell office:value-type="float" office:value="-0.55889999999999995" table:style-name="ce1">
            <text:p>-0.5589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-0.53459999999999996" table:style-name="ce1">
            <text:p>-0.5346</text:p>
          </table:table-cell>
          <table:table-cell office:value-type="float" office:value="-0.88239999999999996" table:style-name="ce1">
            <text:p>-0.8824</text:p>
          </table:table-cell>
          <table:table-cell office:value-type="float" office:value="-0.53910000000000002" table:style-name="ce1">
            <text:p>-0.5391</text:p>
          </table:table-cell>
          <table:table-cell office:value-type="float" office:value="-0.1113" table:style-name="ce1">
            <text:p>-0.1113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-2.7699999999999999E-2" table:style-name="ce1">
            <text:p>-0.0277</text:p>
          </table:table-cell>
          <table:table-cell office:value-type="float" office:value="-0.217" table:style-name="ce1">
            <text:p>-0.217</text:p>
          </table:table-cell>
          <table:table-cell office:value-type="float" office:value="0.1053" table:style-name="ce1">
            <text:p>0.1053</text:p>
          </table:table-cell>
          <table:table-cell office:value-type="float" office:value="-0.20019999999999999" table:style-name="ce1">
            <text:p>-0.2002</text:p>
          </table:table-cell>
          <table:table-cell office:value-type="float" office:value="-4.4299999999999999E-2" table:style-name="ce1">
            <text:p>-0.0443</text:p>
          </table:table-cell>
          <table:table-cell office:value-type="float" office:value="-1.3939999999999999" table:style-name="ce1">
            <text:p>-1.394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-2.6200000000000001E-2" table:style-name="ce1">
            <text:p>-0.0262</text:p>
          </table:table-cell>
          <table:table-cell office:value-type="float" office:value="-0.48609999999999998" table:style-name="ce1">
            <text:p>-0.4861</text:p>
          </table:table-cell>
          <table:table-cell office:value-type="float" office:value="-0.1239" table:style-name="ce1">
            <text:p>-0.1239</text:p>
          </table:table-cell>
          <table:table-cell office:value-type="float" office:value="-1.1407" table:style-name="ce1">
            <text:p>-1.1407</text:p>
          </table:table-cell>
          <table:table-cell office:value-type="float" office:value="0.18779999999999999" table:style-name="ce1">
            <text:p>0.1878</text:p>
          </table:table-cell>
          <table:table-cell office:value-type="float" office:value="1.0679000000000001" table:style-name="ce1">
            <text:p>1.0679</text:p>
          </table:table-cell>
          <table:table-cell office:value-type="float" office:value="0.17760000000000001" table:style-name="ce1">
            <text:p>0.1776</text:p>
          </table:table-cell>
          <table:table-cell office:value-type="float" office:value="-0.44719999999999999" table:style-name="ce1">
            <text:p>-0.4472</text:p>
          </table:table-cell>
          <table:table-cell office:value-type="float" office:value="-0.30790000000000001" table:style-name="ce1">
            <text:p>-0.3079</text:p>
          </table:table-cell>
          <table:table-cell office:value-type="float" office:value="0.39269999999999999" table:style-name="ce1">
            <text:p>0.3927</text:p>
          </table:table-cell>
          <table:table-cell office:value-type="float" office:value="0.1206" table:style-name="ce1">
            <text:p>0.1206</text:p>
          </table:table-cell>
          <table:table-cell office:value-type="float" office:value="0.73540000000000005" table:style-name="ce1">
            <text:p>0.7354</text:p>
          </table:table-cell>
          <table:table-cell office:value-type="float" office:value="1.0346" table:style-name="ce1">
            <text:p>1.0346</text:p>
          </table:table-cell>
          <table:table-cell table:number-columns-repeated="1633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0904295372043999E-3" table:style-name="ce2">
            <text:p>0.00209043</text:p>
          </table:table-cell>
          <table:table-cell office:value-type="float" office:value="0.17366392005692899" table:style-name="ce2">
            <text:p>0.17366392</text:p>
          </table:table-cell>
          <table:table-cell office:value-type="float" office:value="5.4405472391552197E-2" table:style-name="ce2">
            <text:p>0.054405472</text:p>
          </table:table-cell>
          <table:table-cell office:value-type="float" office:value="6.5475835993527298E-2" table:style-name="ce2">
            <text:p>0.065475836</text:p>
          </table:table-cell>
          <table:table-cell office:value-type="float" office:value="1.232" table:style-name="ce2">
            <text:p>1.232</text:p>
          </table:table-cell>
          <table:table-cell office:value-type="float" office:value="-0.2036" table:style-name="ce1">
            <text:p>-0.2036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0.51929999999999998" table:style-name="ce1">
            <text:p>0.5193</text:p>
          </table:table-cell>
          <table:table-cell office:value-type="float" office:value="0.57709999999999995" table:style-name="ce1">
            <text:p>0.5771</text:p>
          </table:table-cell>
          <table:table-cell office:value-type="float" office:value="6.0199999999999997E-2" table:style-name="ce1">
            <text:p>0.0602</text:p>
          </table:table-cell>
          <table:table-cell office:value-type="float" office:value="0.3805" table:style-name="ce1">
            <text:p>0.3805</text:p>
          </table:table-cell>
          <table:table-cell office:value-type="float" office:value="0.71960000000000002" table:style-name="ce1">
            <text:p>0.7196</text:p>
          </table:table-cell>
          <table:table-cell office:value-type="float" office:value="-0.43840000000000001" table:style-name="ce1">
            <text:p>-0.4384</text:p>
          </table:table-cell>
          <table:table-cell office:value-type="float" office:value="-1.1717" table:style-name="ce1">
            <text:p>-1.1717</text:p>
          </table:table-cell>
          <table:table-cell office:value-type="float" office:value="-0.26700000000000002" table:style-name="ce1">
            <text:p>-0.267</text:p>
          </table:table-cell>
          <table:table-cell office:value-type="float" office:value="0.11459999999999999" table:style-name="ce1">
            <text:p>0.1146</text:p>
          </table:table-cell>
          <table:table-cell office:value-type="float" office:value="0.23549999999999999" table:style-name="ce1">
            <text:p>0.2355</text:p>
          </table:table-cell>
          <table:table-cell office:value-type="float" office:value="-0.47089999999999999" table:style-name="ce1">
            <text:p>-0.4709</text:p>
          </table:table-cell>
          <table:table-cell office:value-type="float" office:value="-1.2999999999999999E-2" table:style-name="ce1">
            <text:p>-0.013</text:p>
          </table:table-cell>
          <table:table-cell office:value-type="float" office:value="-6.1999999999999998E-3" table:style-name="ce1">
            <text:p>-0.0062</text:p>
          </table:table-cell>
          <table:table-cell office:value-type="float" office:value="-1.2645" table:style-name="ce1">
            <text:p>-1.2645</text:p>
          </table:table-cell>
          <table:table-cell office:value-type="float" office:value="1.9599999999999999E-2" table:style-name="ce1">
            <text:p>0.0196</text:p>
          </table:table-cell>
          <table:table-cell office:value-type="float" office:value="-7.1300000000000002E-2" table:style-name="ce1">
            <text:p>-0.0713</text:p>
          </table:table-cell>
          <table:table-cell office:value-type="float" office:value="-0.10730000000000001" table:style-name="ce1">
            <text:p>-0.1073</text:p>
          </table:table-cell>
          <table:table-cell office:value-type="float" office:value="-5.4800000000000001E-2" table:style-name="ce1">
            <text:p>-0.0548</text:p>
          </table:table-cell>
          <table:table-cell office:value-type="float" office:value="-0.222" table:style-name="ce1">
            <text:p>-0.222</text:p>
          </table:table-cell>
          <table:table-cell office:value-type="float" office:value="8.2600000000000007E-2" table:style-name="ce1">
            <text:p>0.0826</text:p>
          </table:table-cell>
          <table:table-cell office:value-type="float" office:value="-0.1172" table:style-name="ce1">
            <text:p>-0.1172</text:p>
          </table:table-cell>
          <table:table-cell office:value-type="float" office:value="-0.29799999999999999" table:style-name="ce1">
            <text:p>-0.298</text:p>
          </table:table-cell>
          <table:table-cell office:value-type="float" office:value="-1.4280999999999999" table:style-name="ce1">
            <text:p>-1.4281</text:p>
          </table:table-cell>
          <table:table-cell office:value-type="float" office:value="7.8200000000000006E-2" table:style-name="ce1">
            <text:p>0.0782</text:p>
          </table:table-cell>
          <table:table-cell office:value-type="float" office:value="0.27229999999999999" table:style-name="ce1">
            <text:p>0.2723</text:p>
          </table:table-cell>
          <table:table-cell office:value-type="float" office:value="0.19989999999999999" table:style-name="ce1">
            <text:p>0.1999</text:p>
          </table:table-cell>
          <table:table-cell office:value-type="float" office:value="-1.0074000000000001" table:style-name="ce1">
            <text:p>-1.0074</text:p>
          </table:table-cell>
          <table:table-cell office:value-type="float" office:value="0.1822" table:style-name="ce1">
            <text:p>0.1822</text:p>
          </table:table-cell>
          <table:table-cell office:value-type="float" office:value="-0.5847" table:style-name="ce1">
            <text:p>-0.5847</text:p>
          </table:table-cell>
          <table:table-cell office:value-type="float" office:value="-0.52939999999999998" table:style-name="ce1">
            <text:p>-0.5294</text:p>
          </table:table-cell>
          <table:table-cell office:value-type="float" office:value="1.4078999999999999" table:style-name="ce1">
            <text:p>1.4079</text:p>
          </table:table-cell>
          <table:table-cell office:value-type="float" office:value="0.32890000000000003" table:style-name="ce1">
            <text:p>0.3289</text:p>
          </table:table-cell>
          <table:table-cell office:value-type="float" office:value="-6.7199999999999996E-2" table:style-name="ce1">
            <text:p>-0.0672</text:p>
          </table:table-cell>
          <table:table-cell office:value-type="float" office:value="-0.10780000000000001" table:style-name="ce1">
            <text:p>-0.1078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0.1343" table:style-name="ce1">
            <text:p>0.1343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1.4585999999999999" table:style-name="ce1">
            <text:p>1.4586</text:p>
          </table:table-cell>
          <table:table-cell table:number-columns-repeated="1633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8618620685287E-3" table:style-name="ce2">
            <text:p>0.001861862</text:p>
          </table:table-cell>
          <table:table-cell office:value-type="float" office:value="0.18992683119999601" table:style-name="ce2">
            <text:p>0.189926831</text:p>
          </table:table-cell>
          <table:table-cell office:value-type="float" office:value="6.7318810117704297E-2" table:style-name="ce2">
            <text:p>0.06731881</text:p>
          </table:table-cell>
          <table:table-cell office:value-type="float" office:value="7.1511766641335198E-2" table:style-name="ce2">
            <text:p>0.071511767</text:p>
          </table:table-cell>
          <table:table-cell office:value-type="float" office:value="1.222" table:style-name="ce2">
            <text:p>1.22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-0.45739999999999997" table:style-name="ce1">
            <text:p>-0.4574</text:p>
          </table:table-cell>
          <table:table-cell office:value-type="float" office:value="0.4299" table:style-name="ce1">
            <text:p>0.4299</text:p>
          </table:table-cell>
          <table:table-cell office:value-type="float" office:value="1.4260999999999999" table:style-name="ce1">
            <text:p>1.4261</text:p>
          </table:table-cell>
          <table:table-cell office:value-type="float" office:value="-0.56910000000000005" table:style-name="ce1">
            <text:p>-0.5691</text:p>
          </table:table-cell>
          <table:table-cell office:value-type="float" office:value="-1.1220000000000001" table:style-name="ce1">
            <text:p>-1.122</text:p>
          </table:table-cell>
          <table:table-cell office:value-type="float" office:value="-0.1983" table:style-name="ce1">
            <text:p>-0.1983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0.34339999999999998" table:style-name="ce1">
            <text:p>0.3434</text:p>
          </table:table-cell>
          <table:table-cell office:value-type="float" office:value="-0.57579999999999998" table:style-name="ce1">
            <text:p>-0.5758</text:p>
          </table:table-cell>
          <table:table-cell office:value-type="float" office:value="0.14729999999999999" table:style-name="ce1">
            <text:p>0.1473</text:p>
          </table:table-cell>
          <table:table-cell office:value-type="float" office:value="-0.29430000000000001" table:style-name="ce1">
            <text:p>-0.2943</text:p>
          </table:table-cell>
          <table:table-cell office:value-type="float" office:value="-0.81210000000000004" table:style-name="ce1">
            <text:p>-0.8121</text:p>
          </table:table-cell>
          <table:table-cell office:value-type="float" office:value="-0.26850000000000002" table:style-name="ce1">
            <text:p>-0.2685</text:p>
          </table:table-cell>
          <table:table-cell office:value-type="float" office:value="-0.13930000000000001" table:style-name="ce1">
            <text:p>-0.1393</text:p>
          </table:table-cell>
          <table:table-cell office:value-type="float" office:value="-5.4800000000000001E-2" table:style-name="ce1">
            <text:p>-0.0548</text:p>
          </table:table-cell>
          <table:table-cell office:value-type="float" office:value="-6.4399999999999999E-2" table:style-name="ce1">
            <text:p>-0.0644</text:p>
          </table:table-cell>
          <table:table-cell office:value-type="float" office:value="-7.6899999999999996E-2" table:style-name="ce1">
            <text:p>-0.0769</text:p>
          </table:table-cell>
          <table:table-cell office:value-type="float" office:value="9.8400000000000001E-2" table:style-name="ce1">
            <text:p>0.0984</text:p>
          </table:table-cell>
          <table:table-cell office:value-type="float" office:value="-0.15079999999999999" table:style-name="ce1">
            <text:p>-0.1508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1.4885999999999999" table:style-name="ce1">
            <text:p>-1.4886</text:p>
          </table:table-cell>
          <table:table-cell office:value-type="float" office:value="-0.19259999999999999" table:style-name="ce1">
            <text:p>-0.1926</text:p>
          </table:table-cell>
          <table:table-cell office:value-type="float" office:value="3.2199999999999999E-2" table:style-name="ce1">
            <text:p>0.0322</text:p>
          </table:table-cell>
          <table:table-cell office:value-type="float" office:value="0.11070000000000001" table:style-name="ce1">
            <text:p>0.1107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0.1138" table:style-name="ce1">
            <text:p>0.1138</text:p>
          </table:table-cell>
          <table:table-cell office:value-type="float" office:value="-0.99390000000000001" table:style-name="ce1">
            <text:p>-0.9939</text:p>
          </table:table-cell>
          <table:table-cell office:value-type="float" office:value="-0.1197" table:style-name="ce1">
            <text:p>-0.1197</text:p>
          </table:table-cell>
          <table:table-cell office:value-type="float" office:value="1.653" table:style-name="ce1">
            <text:p>1.653</text:p>
          </table:table-cell>
          <table:table-cell office:value-type="float" office:value="0.2137" table:style-name="ce1">
            <text:p>0.2137</text:p>
          </table:table-cell>
          <table:table-cell office:value-type="float" office:value="-0.3644" table:style-name="ce1">
            <text:p>-0.3644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0.55359999999999998" table:style-name="ce1">
            <text:p>0.5536</text:p>
          </table:table-cell>
          <table:table-cell office:value-type="float" office:value="5.9499999999999997E-2" table:style-name="ce1">
            <text:p>0.0595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0.9929" table:style-name="ce1">
            <text:p>0.9929</text:p>
          </table:table-cell>
          <table:table-cell table:number-columns-repeated="1633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3636782609633301E-3" table:style-name="ce2">
            <text:p>0.001363678</text:p>
          </table:table-cell>
          <table:table-cell office:value-type="float" office:value="0.185122307837598" table:style-name="ce2">
            <text:p>0.185122308</text:p>
          </table:table-cell>
          <table:table-cell office:value-type="float" office:value="6.2114931046791999E-2" table:style-name="ce2">
            <text:p>0.062114931</text:p>
          </table:table-cell>
          <table:table-cell office:value-type="float" office:value="6.5099458984575198E-2" table:style-name="ce2">
            <text:p>0.065099459</text:p>
          </table:table-cell>
          <table:table-cell office:value-type="float" office:value="1.2649999999999999" table:style-name="ce2">
            <text:p>1.265</text:p>
          </table:table-cell>
          <table:table-cell office:value-type="float" office:value="-1.0152000000000001" table:style-name="ce1">
            <text:p>-1.0152</text:p>
          </table:table-cell>
          <table:table-cell office:value-type="float" office:value="-0.35239999999999999" table:style-name="ce1">
            <text:p>-0.3524</text:p>
          </table:table-cell>
          <table:table-cell office:value-type="float" office:value="0.32240000000000002" table:style-name="ce1">
            <text:p>0.3224</text:p>
          </table:table-cell>
          <table:table-cell office:value-type="float" office:value="0.39250000000000002" table:style-name="ce1">
            <text:p>0.3925</text:p>
          </table:table-cell>
          <table:table-cell office:value-type="float" office:value="-1.2343999999999999" table:style-name="ce1">
            <text:p>-1.2344</text:p>
          </table:table-cell>
          <table:table-cell office:value-type="float" office:value="4.82E-2" table:style-name="ce1">
            <text:p>0.0482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-0.51339999999999997" table:style-name="ce1">
            <text:p>-0.5134</text:p>
          </table:table-cell>
          <table:table-cell office:value-type="float" office:value="-1.4021999999999999" table:style-name="ce1">
            <text:p>-1.4022</text:p>
          </table:table-cell>
          <table:table-cell office:value-type="float" office:value="-0.32219999999999999" table:style-name="ce1">
            <text:p>-0.3222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4110000000000001" table:style-name="ce1">
            <text:p>0.3411</text:p>
          </table:table-cell>
          <table:table-cell office:value-type="float" office:value="-0.98899999999999999" table:style-name="ce1">
            <text:p>-0.989</text:p>
          </table:table-cell>
          <table:table-cell office:value-type="float" office:value="-0.1045" table:style-name="ce1">
            <text:p>-0.1045</text:p>
          </table:table-cell>
          <table:table-cell office:value-type="float" office:value="-1.0318000000000001" table:style-name="ce1">
            <text:p>-1.0318</text:p>
          </table:table-cell>
          <table:table-cell office:value-type="float" office:value="-1.1278999999999999" table:style-name="ce1">
            <text:p>-1.1279</text:p>
          </table:table-cell>
          <table:table-cell office:value-type="float" office:value="1.5E-3" table:style-name="ce1">
            <text:p>0.0015</text:p>
          </table:table-cell>
          <table:table-cell office:value-type="float" office:value="-0.2475" table:style-name="ce1">
            <text:p>-0.2475</text:p>
          </table:table-cell>
          <table:table-cell office:value-type="float" office:value="-6.0199999999999997E-2" table:style-name="ce1">
            <text:p>-0.0602</text:p>
          </table:table-cell>
          <table:table-cell office:value-type="float" office:value="-0.10390000000000001" table:style-name="ce1">
            <text:p>-0.1039</text:p>
          </table:table-cell>
          <table:table-cell office:value-type="float" office:value="-0.14929999999999999" table:style-name="ce1">
            <text:p>-0.1493</text:p>
          </table:table-cell>
          <table:table-cell office:value-type="float" office:value="3.1300000000000001E-2" table:style-name="ce1">
            <text:p>0.0313</text:p>
          </table:table-cell>
          <table:table-cell office:value-type="float" office:value="-0.46510000000000001" table:style-name="ce1">
            <text:p>-0.4651</text:p>
          </table:table-cell>
          <table:table-cell office:value-type="float" office:value="-0.10290000000000001" table:style-name="ce1">
            <text:p>-0.1029</text:p>
          </table:table-cell>
          <table:table-cell office:value-type="float" office:value="-1.8219000000000001" table:style-name="ce1">
            <text:p>-1.8219</text:p>
          </table:table-cell>
          <table:table-cell office:value-type="float" office:value="-0.40200000000000002" table:style-name="ce1">
            <text:p>-0.402</text:p>
          </table:table-cell>
          <table:table-cell office:value-type="float" office:value="-0.36509999999999998" table:style-name="ce1">
            <text:p>-0.3651</text:p>
          </table:table-cell>
          <table:table-cell office:value-type="float" office:value="-0.42830000000000001" table:style-name="ce1">
            <text:p>-0.4283</text:p>
          </table:table-cell>
          <table:table-cell office:value-type="float" office:value="-1.7365999999999999" table:style-name="ce1">
            <text:p>-1.7366</text:p>
          </table:table-cell>
          <table:table-cell office:value-type="float" office:value="-0.63700000000000001" table:style-name="ce1">
            <text:p>-0.637</text:p>
          </table:table-cell>
          <table:table-cell office:value-type="float" office:value="-1.3912" table:style-name="ce1">
            <text:p>-1.3912</text:p>
          </table:table-cell>
          <table:table-cell office:value-type="float" office:value="-0.4466" table:style-name="ce1">
            <text:p>-0.4466</text:p>
          </table:table-cell>
          <table:table-cell office:value-type="float" office:value="1.3573" table:style-name="ce1">
            <text:p>1.3573</text:p>
          </table:table-cell>
          <table:table-cell office:value-type="float" office:value="0.22869999999999999" table:style-name="ce1">
            <text:p>0.2287</text:p>
          </table:table-cell>
          <table:table-cell office:value-type="float" office:value="-0.28389999999999999" table:style-name="ce1">
            <text:p>-0.2839</text:p>
          </table:table-cell>
          <table:table-cell office:value-type="float" office:value="-0.36870000000000003" table:style-name="ce1">
            <text:p>-0.3687</text:p>
          </table:table-cell>
          <table:table-cell office:value-type="float" office:value="0.83640000000000003" table:style-name="ce1">
            <text:p>0.8364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1.4332" table:style-name="ce1">
            <text:p>1.4332</text:p>
          </table:table-cell>
          <table:table-cell table:number-columns-repeated="1633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8541201815567101E-3" table:style-name="ce2">
            <text:p>0.00185412</text:p>
          </table:table-cell>
          <table:table-cell office:value-type="float" office:value="0.20008805296586199" table:style-name="ce2">
            <text:p>0.200088053</text:p>
          </table:table-cell>
          <table:table-cell office:value-type="float" office:value="5.9629835764575999E-2" table:style-name="ce2">
            <text:p>0.059629836</text:p>
          </table:table-cell>
          <table:table-cell office:value-type="float" office:value="6.4524934543234894E-2" table:style-name="ce2">
            <text:p>0.064524935</text:p>
          </table:table-cell>
          <table:table-cell office:value-type="float" office:value="1.264" table:style-name="ce2">
            <text:p>1.264</text:p>
          </table:table-cell>
          <table:table-cell office:value-type="float" office:value="-9.3399999999999997E-2" table:style-name="ce1">
            <text:p>-0.0934</text:p>
          </table:table-cell>
          <table:table-cell office:value-type="float" office:value="-0.20399999999999999" table:style-name="ce1">
            <text:p>-0.204</text:p>
          </table:table-cell>
          <table:table-cell office:value-type="float" office:value="0.2487" table:style-name="ce1">
            <text:p>0.2487</text:p>
          </table:table-cell>
          <table:table-cell office:value-type="float" office:value="0.67820000000000003" table:style-name="ce1">
            <text:p>0.6782</text:p>
          </table:table-cell>
          <table:table-cell office:value-type="float" office:value="-0.93169999999999997" table:style-name="ce1">
            <text:p>-0.9317</text:p>
          </table:table-cell>
          <table:table-cell office:value-type="float" office:value="0.4128" table:style-name="ce1">
            <text:p>0.4128</text:p>
          </table:table-cell>
          <table:table-cell office:value-type="float" office:value="0.68030000000000002" table:style-name="ce1">
            <text:p>0.6803</text:p>
          </table:table-cell>
          <table:table-cell office:value-type="float" office:value="-0.54449999999999998" table:style-name="ce1">
            <text:p>-0.5445</text:p>
          </table:table-cell>
          <table:table-cell office:value-type="float" office:value="-1.1939" table:style-name="ce1">
            <text:p>-1.1939</text:p>
          </table:table-cell>
          <table:table-cell office:value-type="float" office:value="-0.27179999999999999" table:style-name="ce1">
            <text:p>-0.2718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47610000000000002" table:style-name="ce1">
            <text:p>0.4761</text:p>
          </table:table-cell>
          <table:table-cell office:value-type="float" office:value="-1.0678000000000001" table:style-name="ce1">
            <text:p>-1.0678</text:p>
          </table:table-cell>
          <table:table-cell office:value-type="float" office:value="4.2099999999999999E-2" table:style-name="ce1">
            <text:p>0.0421</text:p>
          </table:table-cell>
          <table:table-cell office:value-type="float" office:value="-0.9556" table:style-name="ce1">
            <text:p>-0.9556</text:p>
          </table:table-cell>
          <table:table-cell office:value-type="float" office:value="-1.0683" table:style-name="ce1">
            <text:p>-1.0683</text:p>
          </table:table-cell>
          <table:table-cell office:value-type="float" office:value="-0.19040000000000001" table:style-name="ce1">
            <text:p>-0.1904</text:p>
          </table:table-cell>
          <table:table-cell office:value-type="float" office:value="-0.1726" table:style-name="ce1">
            <text:p>-0.1726</text:p>
          </table:table-cell>
          <table:table-cell office:value-type="float" office:value="-5.45E-2" table:style-name="ce1">
            <text:p>-0.0545</text:p>
          </table:table-cell>
          <table:table-cell office:value-type="float" office:value="-4.7699999999999999E-2" table:style-name="ce1">
            <text:p>-0.0477</text:p>
          </table:table-cell>
          <table:table-cell office:value-type="float" office:value="-0.2092" table:style-name="ce1">
            <text:p>-0.2092</text:p>
          </table:table-cell>
          <table:table-cell office:value-type="float" office:value="0.10589999999999999" table:style-name="ce1">
            <text:p>0.1059</text:p>
          </table:table-cell>
          <table:table-cell office:value-type="float" office:value="-9.3600000000000003E-2" table:style-name="ce1">
            <text:p>-0.0936</text:p>
          </table:table-cell>
          <table:table-cell office:value-type="float" office:value="-0.29870000000000002" table:style-name="ce1">
            <text:p>-0.2987</text:p>
          </table:table-cell>
          <table:table-cell office:value-type="float" office:value="-1.7354000000000001" table:style-name="ce1">
            <text:p>-1.7354</text:p>
          </table:table-cell>
          <table:table-cell office:value-type="float" office:value="-0.29930000000000001" table:style-name="ce1">
            <text:p>-0.2993</text:p>
          </table:table-cell>
          <table:table-cell office:value-type="float" office:value="-9.8199999999999996E-2" table:style-name="ce1">
            <text:p>-0.0982</text:p>
          </table:table-cell>
          <table:table-cell office:value-type="float" office:value="-6.7900000000000002E-2" table:style-name="ce1">
            <text:p>-0.0679</text:p>
          </table:table-cell>
          <table:table-cell office:value-type="float" office:value="-1.2713000000000001" table:style-name="ce1">
            <text:p>-1.2713</text:p>
          </table:table-cell>
          <table:table-cell office:value-type="float" office:value="-0.28939999999999999" table:style-name="ce1">
            <text:p>-0.2894</text:p>
          </table:table-cell>
          <table:table-cell office:value-type="float" office:value="-1.3642000000000001" table:style-name="ce1">
            <text:p>-1.3642</text:p>
          </table:table-cell>
          <table:table-cell office:value-type="float" office:value="-0.49419999999999997" table:style-name="ce1">
            <text:p>-0.4942</text:p>
          </table:table-cell>
          <table:table-cell office:value-type="float" office:value="1.4109" table:style-name="ce1">
            <text:p>1.4109</text:p>
          </table:table-cell>
          <table:table-cell office:value-type="float" office:value="0.24879999999999999" table:style-name="ce1">
            <text:p>0.2488</text:p>
          </table:table-cell>
          <table:table-cell office:value-type="float" office:value="-0.19189999999999999" table:style-name="ce1">
            <text:p>-0.1919</text:p>
          </table:table-cell>
          <table:table-cell office:value-type="float" office:value="-0.3075" table:style-name="ce1">
            <text:p>-0.3075</text:p>
          </table:table-cell>
          <table:table-cell office:value-type="float" office:value="0.90090000000000003" table:style-name="ce1">
            <text:p>0.9009</text:p>
          </table:table-cell>
          <table:table-cell office:value-type="float" office:value="0.1134" table:style-name="ce1">
            <text:p>0.1134</text:p>
          </table:table-cell>
          <table:table-cell office:value-type="float" office:value="1.3535999999999999" table:style-name="ce1">
            <text:p>1.3536</text:p>
          </table:table-cell>
          <table:table-cell office:value-type="float" office:value="1.2237" table:style-name="ce1">
            <text:p>1.2237</text:p>
          </table:table-cell>
          <table:table-cell table:number-columns-repeated="1633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2551973215075801E-3" table:style-name="ce2">
            <text:p>0.002255197</text:p>
          </table:table-cell>
          <table:table-cell office:value-type="float" office:value="0.19907909722582101" table:style-name="ce2">
            <text:p>0.199079097</text:p>
          </table:table-cell>
          <table:table-cell office:value-type="float" office:value="6.5065837361573703E-2" table:style-name="ce2">
            <text:p>0.065065837</text:p>
          </table:table-cell>
          <table:table-cell office:value-type="float" office:value="7.5135301982686101E-2" table:style-name="ce2">
            <text:p>0.075135302</text:p>
          </table:table-cell>
          <table:table-cell office:value-type="float" office:value="1.212" table:style-name="ce2">
            <text:p>1.212</text:p>
          </table:table-cell>
          <table:table-cell office:value-type="float" office:value="1.0739000000000001" table:style-name="ce1">
            <text:p>1.0739</text:p>
          </table:table-cell>
          <table:table-cell office:value-type="float" office:value="7.4300000000000005E-2" table:style-name="ce1">
            <text:p>0.0743</text:p>
          </table:table-cell>
          <table:table-cell office:value-type="float" office:value="0.27189999999999998" table:style-name="ce1">
            <text:p>0.2719</text:p>
          </table:table-cell>
          <table:table-cell office:value-type="float" office:value="0.628" table:style-name="ce1">
            <text:p>0.628</text:p>
          </table:table-cell>
          <table:table-cell office:value-type="float" office:value="-0.3624" table:style-name="ce1">
            <text:p>-0.3624</text:p>
          </table:table-cell>
          <table:table-cell office:value-type="float" office:value="0.6492" table:style-name="ce1">
            <text:p>0.6492</text:p>
          </table:table-cell>
          <table:table-cell office:value-type="float" office:value="1.7282999999999999" table:style-name="ce1">
            <text:p>1.7283</text:p>
          </table:table-cell>
          <table:table-cell office:value-type="float" office:value="-0.875" table:style-name="ce1">
            <text:p>-0.875</text:p>
          </table:table-cell>
          <table:table-cell office:value-type="float" office:value="-0.91779999999999995" table:style-name="ce1">
            <text:p>-0.9178</text:p>
          </table:table-cell>
          <table:table-cell office:value-type="float" office:value="-0.1363" table:style-name="ce1">
            <text:p>-0.1363</text:p>
          </table:table-cell>
          <table:table-cell office:value-type="float" office:value="0.34010000000000001" table:style-name="ce1">
            <text:p>0.3401</text:p>
          </table:table-cell>
          <table:table-cell office:value-type="float" office:value="0.7581" table:style-name="ce1">
            <text:p>0.7581</text:p>
          </table:table-cell>
          <table:table-cell office:value-type="float" office:value="-0.45140000000000002" table:style-name="ce1">
            <text:p>-0.4514</text:p>
          </table:table-cell>
          <table:table-cell office:value-type="float" office:value="0.3634" table:style-name="ce1">
            <text:p>0.3634</text:p>
          </table:table-cell>
          <table:table-cell office:value-type="float" office:value="-7.9699999999999993E-2" table:style-name="ce1">
            <text:p>-0.0797</text:p>
          </table:table-cell>
          <table:table-cell office:value-type="float" office:value="-1.1184000000000001" table:style-name="ce1">
            <text:p>-1.1184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-0.82389999999999997" table:style-name="ce1">
            <text:p>-0.8239</text:p>
          </table:table-cell>
          <table:table-cell office:value-type="float" office:value="-0.18690000000000001" table:style-name="ce1">
            <text:p>-0.1869</text:p>
          </table:table-cell>
          <table:table-cell office:value-type="float" office:value="4.9399999999999999E-2" table:style-name="ce1">
            <text:p>0.0494</text:p>
          </table:table-cell>
          <table:table-cell office:value-type="float" office:value="0.3352" table:style-name="ce1">
            <text:p>0.3352</text:p>
          </table:table-cell>
          <table:table-cell office:value-type="float" office:value="-0.6583" table:style-name="ce1">
            <text:p>-0.6583</text:p>
          </table:table-cell>
          <table:table-cell office:value-type="float" office:value="0.53410000000000002" table:style-name="ce1">
            <text:p>0.5341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-0.58069999999999999" table:style-name="ce1">
            <text:p>-0.5807</text:p>
          </table:table-cell>
          <table:table-cell office:value-type="float" office:value="1.3144" table:style-name="ce1">
            <text:p>1.3144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-0.36020000000000002" table:style-name="ce1">
            <text:p>-0.3602</text:p>
          </table:table-cell>
          <table:table-cell office:value-type="float" office:value="-0.61339999999999995" table:style-name="ce1">
            <text:p>-0.6134</text:p>
          </table:table-cell>
          <table:table-cell office:value-type="float" office:value="0.35959999999999998" table:style-name="ce1">
            <text:p>0.3596</text:p>
          </table:table-cell>
          <table:table-cell office:value-type="float" office:value="-6.2199999999999998E-2" table:style-name="ce1">
            <text:p>-0.0622</text:p>
          </table:table-cell>
          <table:table-cell office:value-type="float" office:value="0.57220000000000004" table:style-name="ce1">
            <text:p>0.5722</text:p>
          </table:table-cell>
          <table:table-cell office:value-type="float" office:value="1.1348" table:style-name="ce1">
            <text:p>1.1348</text:p>
          </table:table-cell>
          <table:table-cell table:number-columns-repeated="1633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530527083274901E-3" table:style-name="ce2">
            <text:p>0.001653053</text:p>
          </table:table-cell>
          <table:table-cell office:value-type="float" office:value="0.18626026009055899" table:style-name="ce2">
            <text:p>0.18626026</text:p>
          </table:table-cell>
          <table:table-cell office:value-type="float" office:value="5.5211554172217299E-2" table:style-name="ce2">
            <text:p>0.055211554</text:p>
          </table:table-cell>
          <table:table-cell office:value-type="float" office:value="6.3867591478367597E-2" table:style-name="ce2">
            <text:p>0.063867591</text:p>
          </table:table-cell>
          <table:table-cell office:value-type="float" office:value="1.3839999999999999" table:style-name="ce2">
            <text:p>1.384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3.7100000000000001E-2" table:style-name="ce1">
            <text:p>0.0371</text:p>
          </table:table-cell>
          <table:table-cell office:value-type="float" office:value="0.1754" table:style-name="ce1">
            <text:p>0.1754</text:p>
          </table:table-cell>
          <table:table-cell office:value-type="float" office:value="0.8901" table:style-name="ce1">
            <text:p>0.8901</text:p>
          </table:table-cell>
          <table:table-cell office:value-type="float" office:value="-0.55389999999999995" table:style-name="ce1">
            <text:p>-0.5539</text:p>
          </table:table-cell>
          <table:table-cell office:value-type="float" office:value="0.72550000000000003" table:style-name="ce1">
            <text:p>0.7255</text:p>
          </table:table-cell>
          <table:table-cell office:value-type="float" office:value="1.3102" table:style-name="ce1">
            <text:p>1.3102</text:p>
          </table:table-cell>
          <table:table-cell office:value-type="float" office:value="-0.42559999999999998" table:style-name="ce1">
            <text:p>-0.4256</text:p>
          </table:table-cell>
          <table:table-cell office:value-type="float" office:value="-1.3502000000000001" table:style-name="ce1">
            <text:p>-1.3502</text:p>
          </table:table-cell>
          <table:table-cell office:value-type="float" office:value="-0.30499999999999999" table:style-name="ce1">
            <text:p>-0.305</text:p>
          </table:table-cell>
          <table:table-cell office:value-type="float" office:value="0.1923" table:style-name="ce1">
            <text:p>0.1923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-0.54979999999999996" table:style-name="ce1">
            <text:p>-0.5498</text:p>
          </table:table-cell>
          <table:table-cell office:value-type="float" office:value="6.2799999999999995E-2" table:style-name="ce1">
            <text:p>0.0628</text:p>
          </table:table-cell>
          <table:table-cell office:value-type="float" office:value="-1.0748" table:style-name="ce1">
            <text:p>-1.0748</text:p>
          </table:table-cell>
          <table:table-cell office:value-type="float" office:value="-1.1202000000000001" table:style-name="ce1">
            <text:p>-1.120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7898000000000001" table:style-name="ce1">
            <text:p>-1.7898</text:p>
          </table:table-cell>
          <table:table-cell office:value-type="float" office:value="-0.31080000000000002" table:style-name="ce1">
            <text:p>-0.3108</text:p>
          </table:table-cell>
          <table:table-cell office:value-type="float" office:value="-0.20019999999999999" table:style-name="ce1">
            <text:p>-0.2002</text:p>
          </table:table-cell>
          <table:table-cell office:value-type="float" office:value="-5.5599999999999997E-2" table:style-name="ce1">
            <text:p>-0.0556</text:p>
          </table:table-cell>
          <table:table-cell office:value-type="float" office:value="-1.1484000000000001" table:style-name="ce1">
            <text:p>-1.1484</text:p>
          </table:table-cell>
          <table:table-cell office:value-type="float" office:value="-0.22040000000000001" table:style-name="ce1">
            <text:p>-0.2204</text:p>
          </table:table-cell>
          <table:table-cell office:value-type="float" office:value="-1.6101000000000001" table:style-name="ce1">
            <text:p>-1.6101</text:p>
          </table:table-cell>
          <table:table-cell office:value-type="float" office:value="-0.91349999999999998" table:style-name="ce1">
            <text:p>-0.9135</text:p>
          </table:table-cell>
          <table:table-cell office:value-type="float" office:value="1.6621999999999999" table:style-name="ce1">
            <text:p>1.6622</text:p>
          </table:table-cell>
          <table:table-cell office:value-type="float" office:value="0.38529999999999998" table:style-name="ce1">
            <text:p>0.3853</text:p>
          </table:table-cell>
          <table:table-cell office:value-type="float" office:value="-0.36470000000000002" table:style-name="ce1">
            <text:p>-0.3647</text:p>
          </table:table-cell>
          <table:table-cell office:value-type="float" office:value="-0.43969999999999998" table:style-name="ce1">
            <text:p>-0.4397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0.24679999999999999" table:style-name="ce1">
            <text:p>0.2468</text:p>
          </table:table-cell>
          <table:table-cell office:value-type="float" office:value="1.6296999999999999" table:style-name="ce1">
            <text:p>1.6297</text:p>
          </table:table-cell>
          <table:table-cell office:value-type="float" office:value="1.6552" table:style-name="ce1">
            <text:p>1.6552</text:p>
          </table:table-cell>
          <table:table-cell table:number-columns-repeated="1633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8979176199343799E-3" table:style-name="ce2">
            <text:p>0.001897918</text:p>
          </table:table-cell>
          <table:table-cell office:value-type="float" office:value="0.193166832827663" table:style-name="ce2">
            <text:p>0.193166833</text:p>
          </table:table-cell>
          <table:table-cell office:value-type="float" office:value="4.9544945544962901E-2" table:style-name="ce2">
            <text:p>0.049544946</text:p>
          </table:table-cell>
          <table:table-cell office:value-type="float" office:value="6.7910938197173296E-2" table:style-name="ce2">
            <text:p>0.067910938</text:p>
          </table:table-cell>
          <table:table-cell office:value-type="float" office:value="1.296" table:style-name="ce2">
            <text:p>1.296</text:p>
          </table:table-cell>
          <table:table-cell office:value-type="float" office:value="-8.4900000000000003E-2" table:style-name="ce1">
            <text:p>-0.0849</text:p>
          </table:table-cell>
          <table:table-cell office:value-type="float" office:value="0.39100000000000001" table:style-name="ce1">
            <text:p>0.391</text:p>
          </table:table-cell>
          <table:table-cell office:value-type="float" office:value="0.38619999999999999" table:style-name="ce1">
            <text:p>0.3862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-1.1402000000000001" table:style-name="ce1">
            <text:p>-1.1402</text:p>
          </table:table-cell>
          <table:table-cell office:value-type="float" office:value="0.63239999999999996" table:style-name="ce1">
            <text:p>0.6324</text:p>
          </table:table-cell>
          <table:table-cell office:value-type="float" office:value="1.6002000000000001" table:style-name="ce1">
            <text:p>1.6002</text:p>
          </table:table-cell>
          <table:table-cell office:value-type="float" office:value="-0.32600000000000001" table:style-name="ce1">
            <text:p>-0.326</text:p>
          </table:table-cell>
          <table:table-cell office:value-type="float" office:value="-1.5640000000000001" table:style-name="ce1">
            <text:p>-1.564</text:p>
          </table:table-cell>
          <table:table-cell office:value-type="float" office:value="-0.31790000000000002" table:style-name="ce1">
            <text:p>-0.3179</text:p>
          </table:table-cell>
          <table:table-cell office:value-type="float" office:value="0.1719" table:style-name="ce1">
            <text:p>0.1719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-1.3044" table:style-name="ce1">
            <text:p>-1.3044</text:p>
          </table:table-cell>
          <table:table-cell office:value-type="float" office:value="-1.18E-2" table:style-name="ce1">
            <text:p>-0.0118</text:p>
          </table:table-cell>
          <table:table-cell office:value-type="float" office:value="-0.70079999999999998" table:style-name="ce1">
            <text:p>-0.7008</text:p>
          </table:table-cell>
          <table:table-cell office:value-type="float" office:value="-0.84660000000000002" table:style-name="ce1">
            <text:p>-0.8466</text:p>
          </table:table-cell>
          <table:table-cell office:value-type="float" office:value="-5.0799999999999998E-2" table:style-name="ce1">
            <text:p>-0.0508</text:p>
          </table:table-cell>
          <table:table-cell office:value-type="float" office:value="-5.7599999999999998E-2" table:style-name="ce1">
            <text:p>-0.0576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5.8900000000000001E-2" table:style-name="ce1">
            <text:p>-0.0589</text:p>
          </table:table-cell>
          <table:table-cell office:value-type="float" office:value="-0.33600000000000002" table:style-name="ce1">
            <text:p>-0.336</text:p>
          </table:table-cell>
          <table:table-cell office:value-type="float" office:value="9.8900000000000002E-2" table:style-name="ce1">
            <text:p>0.0989</text:p>
          </table:table-cell>
          <table:table-cell office:value-type="float" office:value="-0.184" table:style-name="ce1">
            <text:p>-0.184</text:p>
          </table:table-cell>
          <table:table-cell office:value-type="float" office:value="-9.2999999999999992E-3" table:style-name="ce1">
            <text:p>-0.0093</text:p>
          </table:table-cell>
          <table:table-cell office:value-type="float" office:value="-1.9303999999999999" table:style-name="ce1">
            <text:p>-1.9304</text:p>
          </table:table-cell>
          <table:table-cell office:value-type="float" office:value="-0.22620000000000001" table:style-name="ce1">
            <text:p>-0.2262</text:p>
          </table:table-cell>
          <table:table-cell office:value-type="float" office:value="-0.2863" table:style-name="ce1">
            <text:p>-0.2863</text:p>
          </table:table-cell>
          <table:table-cell office:value-type="float" office:value="-0.1898" table:style-name="ce1">
            <text:p>-0.1898</text:p>
          </table:table-cell>
          <table:table-cell office:value-type="float" office:value="-1.5789" table:style-name="ce1">
            <text:p>-1.5789</text:p>
          </table:table-cell>
          <table:table-cell office:value-type="float" office:value="-1.18E-2" table:style-name="ce1">
            <text:p>-0.0118</text:p>
          </table:table-cell>
          <table:table-cell office:value-type="float" office:value="-0.71009999999999995" table:style-name="ce1">
            <text:p>-0.7101</text:p>
          </table:table-cell>
          <table:table-cell office:value-type="float" office:value="-0.67069999999999996" table:style-name="ce1">
            <text:p>-0.6707</text:p>
          </table:table-cell>
          <table:table-cell office:value-type="float" office:value="1.8566" table:style-name="ce1">
            <text:p>1.8566</text:p>
          </table:table-cell>
          <table:table-cell office:value-type="float" office:value="0.54620000000000002" table:style-name="ce1">
            <text:p>0.5462</text:p>
          </table:table-cell>
          <table:table-cell office:value-type="float" office:value="-8.8099999999999998E-2" table:style-name="ce1">
            <text:p>-0.0881</text:p>
          </table:table-cell>
          <table:table-cell office:value-type="float" office:value="7.1599999999999997E-2" table:style-name="ce1">
            <text:p>0.0716</text:p>
          </table:table-cell>
          <table:table-cell office:value-type="float" office:value="1.0184" table:style-name="ce1">
            <text:p>1.0184</text:p>
          </table:table-cell>
          <table:table-cell office:value-type="float" office:value="0.25390000000000001" table:style-name="ce1">
            <text:p>0.2539</text:p>
          </table:table-cell>
          <table:table-cell office:value-type="float" office:value="1.2261" table:style-name="ce1">
            <text:p>1.2261</text:p>
          </table:table-cell>
          <table:table-cell office:value-type="float" office:value="1.0404" table:style-name="ce1">
            <text:p>1.0404</text:p>
          </table:table-cell>
          <table:table-cell table:number-columns-repeated="1633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87649231251553E-3" table:style-name="ce2">
            <text:p>0.001876492</text:p>
          </table:table-cell>
          <table:table-cell office:value-type="float" office:value="0.20651802123857699" table:style-name="ce2">
            <text:p>0.206518021</text:p>
          </table:table-cell>
          <table:table-cell office:value-type="float" office:value="6.0739321518490097E-2" table:style-name="ce2">
            <text:p>0.060739322</text:p>
          </table:table-cell>
          <table:table-cell office:value-type="float" office:value="6.5754463985448805E-2" table:style-name="ce2">
            <text:p>0.065754464</text:p>
          </table:table-cell>
          <table:table-cell office:value-type="float" office:value="1.506" table:style-name="ce2">
            <text:p>1.506</text:p>
          </table:table-cell>
          <table:table-cell office:value-type="float" office:value="0.29170000000000001" table:style-name="ce1">
            <text:p>0.2917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0.254" table:style-name="ce1">
            <text:p>0.254</text:p>
          </table:table-cell>
          <table:table-cell office:value-type="float" office:value="0.85289999999999999" table:style-name="ce1">
            <text:p>0.8529</text:p>
          </table:table-cell>
          <table:table-cell office:value-type="float" office:value="-1.14E-2" table:style-name="ce1">
            <text:p>-0.0114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94979999999999998" table:style-name="ce1">
            <text:p>0.9498</text:p>
          </table:table-cell>
          <table:table-cell office:value-type="float" office:value="-0.2525" table:style-name="ce1">
            <text:p>-0.2525</text:p>
          </table:table-cell>
          <table:table-cell office:value-type="float" office:value="-1.2090000000000001" table:style-name="ce1">
            <text:p>-1.209</text:p>
          </table:table-cell>
          <table:table-cell office:value-type="float" office:value="-0.3468" table:style-name="ce1">
            <text:p>-0.3468</text:p>
          </table:table-cell>
          <table:table-cell office:value-type="float" office:value="0.16650000000000001" table:style-name="ce1">
            <text:p>0.1665</text:p>
          </table:table-cell>
          <table:table-cell office:value-type="float" office:value="0.64559999999999995" table:style-name="ce1">
            <text:p>0.6456</text:p>
          </table:table-cell>
          <table:table-cell office:value-type="float" office:value="-0.2142" table:style-name="ce1">
            <text:p>-0.2142</text:p>
          </table:table-cell>
          <table:table-cell office:value-type="float" office:value="0.01" table:style-name="ce1">
            <text:p>0.01</text:p>
          </table:table-cell>
          <table:table-cell office:value-type="float" office:value="-0.68030000000000002" table:style-name="ce1">
            <text:p>-0.6803</text:p>
          </table:table-cell>
          <table:table-cell office:value-type="float" office:value="-1.1755" table:style-name="ce1">
            <text:p>-1.1755</text:p>
          </table:table-cell>
          <table:table-cell office:value-type="float" office:value="-0.66720000000000002" table:style-name="ce1">
            <text:p>-0.6672</text:p>
          </table:table-cell>
          <table:table-cell office:value-type="float" office:value="-0.1777" table:style-name="ce1">
            <text:p>-0.1777</text:p>
          </table:table-cell>
          <table:table-cell office:value-type="float" office:value="-0.17419999999999999" table:style-name="ce1">
            <text:p>-0.1742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-5.0200000000000002E-2" table:style-name="ce1">
            <text:p>-0.0502</text:p>
          </table:table-cell>
          <table:table-cell office:value-type="float" office:value="5.0599999999999999E-2" table:style-name="ce1">
            <text:p>0.0506</text:p>
          </table:table-cell>
          <table:table-cell office:value-type="float" office:value="-0.2099" table:style-name="ce1">
            <text:p>-0.2099</text:p>
          </table:table-cell>
          <table:table-cell office:value-type="float" office:value="-0.14430000000000001" table:style-name="ce1">
            <text:p>-0.1443</text:p>
          </table:table-cell>
          <table:table-cell office:value-type="float" office:value="-1.6798999999999999" table:style-name="ce1">
            <text:p>-1.6799</text:p>
          </table:table-cell>
          <table:table-cell office:value-type="float" office:value="-0.60109999999999997" table:style-name="ce1">
            <text:p>-0.6011</text:p>
          </table:table-cell>
          <table:table-cell office:value-type="float" office:value="-0.1172" table:style-name="ce1">
            <text:p>-0.1172</text:p>
          </table:table-cell>
          <table:table-cell office:value-type="float" office:value="8.6E-3" table:style-name="ce1">
            <text:p>0.0086</text:p>
          </table:table-cell>
          <table:table-cell office:value-type="float" office:value="-0.71579999999999999" table:style-name="ce1">
            <text:p>-0.7158</text:p>
          </table:table-cell>
          <table:table-cell office:value-type="float" office:value="0.12379999999999999" table:style-name="ce1">
            <text:p>0.1238</text:p>
          </table:table-cell>
          <table:table-cell office:value-type="float" office:value="-1.0607" table:style-name="ce1">
            <text:p>-1.0607</text:p>
          </table:table-cell>
          <table:table-cell office:value-type="float" office:value="-0.64910000000000001" table:style-name="ce1">
            <text:p>-0.6491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-0.37780000000000002" table:style-name="ce1">
            <text:p>-0.3778</text:p>
          </table:table-cell>
          <table:table-cell office:value-type="float" office:value="-0.57689999999999997" table:style-name="ce1">
            <text:p>-0.5769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0.1855" table:style-name="ce1">
            <text:p>0.1855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1.4987999999999999" table:style-name="ce1">
            <text:p>1.4988</text:p>
          </table:table-cell>
          <table:table-cell table:number-columns-repeated="1633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15925613099399E-3" table:style-name="ce2">
            <text:p>0.002159256</text:p>
          </table:table-cell>
          <table:table-cell office:value-type="float" office:value="0.17880058492217801" table:style-name="ce2">
            <text:p>0.178800585</text:p>
          </table:table-cell>
          <table:table-cell office:value-type="float" office:value="5.5297782150473998E-2" table:style-name="ce2">
            <text:p>0.055297782</text:p>
          </table:table-cell>
          <table:table-cell office:value-type="float" office:value="6.5131447143412596E-2" table:style-name="ce2">
            <text:p>0.065131447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-0.495" table:style-name="ce1">
            <text:p>-0.495</text:p>
          </table:table-cell>
          <table:table-cell office:value-type="float" office:value="-0.1434" table:style-name="ce1">
            <text:p>-0.1434</text:p>
          </table:table-cell>
          <table:table-cell office:value-type="float" office:value="0.72270000000000001" table:style-name="ce1">
            <text:p>0.7227</text:p>
          </table:table-cell>
          <table:table-cell office:value-type="float" office:value="0.60409999999999997" table:style-name="ce1">
            <text:p>0.6041</text:p>
          </table:table-cell>
          <table:table-cell office:value-type="float" office:value="-0.73650000000000004" table:style-name="ce1">
            <text:p>-0.7365</text:p>
          </table:table-cell>
          <table:table-cell office:value-type="float" office:value="0.39739999999999998" table:style-name="ce1">
            <text:p>0.3974</text:p>
          </table:table-cell>
          <table:table-cell office:value-type="float" office:value="1.6512" table:style-name="ce1">
            <text:p>1.6512</text:p>
          </table:table-cell>
          <table:table-cell office:value-type="float" office:value="-0.58209999999999995" table:style-name="ce1">
            <text:p>-0.5821</text:p>
          </table:table-cell>
          <table:table-cell office:value-type="float" office:value="-1.4528000000000001" table:style-name="ce1">
            <text:p>-1.4528</text:p>
          </table:table-cell>
          <table:table-cell office:value-type="float" office:value="-0.18" table:style-name="ce1">
            <text:p>-0.18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23860000000000001" table:style-name="ce1">
            <text:p>0.2386</text:p>
          </table:table-cell>
          <table:table-cell office:value-type="float" office:value="-0.62690000000000001" table:style-name="ce1">
            <text:p>-0.6269</text:p>
          </table:table-cell>
          <table:table-cell office:value-type="float" office:value="-5.2999999999999999E-2" table:style-name="ce1">
            <text:p>-0.053</text:p>
          </table:table-cell>
          <table:table-cell office:value-type="float" office:value="-0.32329999999999998" table:style-name="ce1">
            <text:p>-0.3233</text:p>
          </table:table-cell>
          <table:table-cell office:value-type="float" office:value="-0.87590000000000001" table:style-name="ce1">
            <text:p>-0.8759</text:p>
          </table:table-cell>
          <table:table-cell office:value-type="float" office:value="-0.41810000000000003" table:style-name="ce1">
            <text:p>-0.4181</text:p>
          </table:table-cell>
          <table:table-cell office:value-type="float" office:value="-0.1386" table:style-name="ce1">
            <text:p>-0.1386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-6.3700000000000007E-2" table:style-name="ce1">
            <text:p>-0.0637</text:p>
          </table:table-cell>
          <table:table-cell office:value-type="float" office:value="-0.14829999999999999" table:style-name="ce1">
            <text:p>-0.1483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0.151" table:style-name="ce1">
            <text:p>0.151</text:p>
          </table:table-cell>
          <table:table-cell office:value-type="float" office:value="-0.57579999999999998" table:style-name="ce1">
            <text:p>-0.5758</text:p>
          </table:table-cell>
          <table:table-cell office:value-type="float" office:value="-1.7182999999999999" table:style-name="ce1">
            <text:p>-1.7183</text:p>
          </table:table-cell>
          <table:table-cell office:value-type="float" office:value="-0.1678" table:style-name="ce1">
            <text:p>-0.1678</text:p>
          </table:table-cell>
          <table:table-cell office:value-type="float" office:value="0.4602" table:style-name="ce1">
            <text:p>0.4602</text:p>
          </table:table-cell>
          <table:table-cell office:value-type="float" office:value="-0.114" table:style-name="ce1">
            <text:p>-0.114</text:p>
          </table:table-cell>
          <table:table-cell office:value-type="float" office:value="-0.96220000000000006" table:style-name="ce1">
            <text:p>-0.9622</text:p>
          </table:table-cell>
          <table:table-cell office:value-type="float" office:value="-8.3599999999999994E-2" table:style-name="ce1">
            <text:p>-0.0836</text:p>
          </table:table-cell>
          <table:table-cell office:value-type="float" office:value="-0.77739999999999998" table:style-name="ce1">
            <text:p>-0.7774</text:p>
          </table:table-cell>
          <table:table-cell office:value-type="float" office:value="-1.3971" table:style-name="ce1">
            <text:p>-1.3971</text:p>
          </table:table-cell>
          <table:table-cell office:value-type="float" office:value="1.3476999999999999" table:style-name="ce1">
            <text:p>1.3477</text:p>
          </table:table-cell>
          <table:table-cell office:value-type="float" office:value="0.2117" table:style-name="ce1">
            <text:p>0.2117</text:p>
          </table:table-cell>
          <table:table-cell office:value-type="float" office:value="-0.25159999999999999" table:style-name="ce1">
            <text:p>-0.2516</text:p>
          </table:table-cell>
          <table:table-cell office:value-type="float" office:value="2.2499999999999999E-2" table:style-name="ce1">
            <text:p>0.0225</text:p>
          </table:table-cell>
          <table:table-cell office:value-type="float" office:value="0.47689999999999999" table:style-name="ce1">
            <text:p>0.4769</text:p>
          </table:table-cell>
          <table:table-cell office:value-type="float" office:value="0.2203" table:style-name="ce1">
            <text:p>0.2203</text:p>
          </table:table-cell>
          <table:table-cell office:value-type="float" office:value="1.2121999999999999" table:style-name="ce1">
            <text:p>1.2122</text:p>
          </table:table-cell>
          <table:table-cell office:value-type="float" office:value="0.46210000000000001" table:style-name="ce1">
            <text:p>0.4621</text:p>
          </table:table-cell>
          <table:table-cell table:number-columns-repeated="1633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27102757876159E-3" table:style-name="ce2">
            <text:p>0.001271028</text:p>
          </table:table-cell>
          <table:table-cell office:value-type="float" office:value="0.18321381917197399" table:style-name="ce2">
            <text:p>0.183213819</text:p>
          </table:table-cell>
          <table:table-cell office:value-type="float" office:value="5.7994611182472899E-2" table:style-name="ce2">
            <text:p>0.057994611</text:p>
          </table:table-cell>
          <table:table-cell office:value-type="float" office:value="6.8246688390953297E-2" table:style-name="ce2">
            <text:p>0.068246688</text:p>
          </table:table-cell>
          <table:table-cell office:value-type="float" office:value="1.2410000000000001" table:style-name="ce2">
            <text:p>1.241</text:p>
          </table:table-cell>
          <table:table-cell office:value-type="float" office:value="-0.33360000000000001" table:style-name="ce1">
            <text:p>-0.3336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0.60309999999999997" table:style-name="ce1">
            <text:p>0.6031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-1.21" table:style-name="ce1">
            <text:p>-1.21</text:p>
          </table:table-cell>
          <table:table-cell office:value-type="float" office:value="0.41820000000000002" table:style-name="ce1">
            <text:p>0.4182</text:p>
          </table:table-cell>
          <table:table-cell office:value-type="float" office:value="0.52249999999999996" table:style-name="ce1">
            <text:p>0.5225</text:p>
          </table:table-cell>
          <table:table-cell office:value-type="float" office:value="-0.73119999999999996" table:style-name="ce1">
            <text:p>-0.7312</text:p>
          </table:table-cell>
          <table:table-cell office:value-type="float" office:value="-1.5018" table:style-name="ce1">
            <text:p>-1.5018</text:p>
          </table:table-cell>
          <table:table-cell office:value-type="float" office:value="-3.49E-2" table:style-name="ce1">
            <text:p>-0.0349</text:p>
          </table:table-cell>
          <table:table-cell office:value-type="float" office:value="0.2258" table:style-name="ce1">
            <text:p>0.2258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-1.0841000000000001" table:style-name="ce1">
            <text:p>-1.0841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-0.90910000000000002" table:style-name="ce1">
            <text:p>-0.9091</text:p>
          </table:table-cell>
          <table:table-cell office:value-type="float" office:value="-1.2515000000000001" table:style-name="ce1">
            <text:p>-1.2515</text:p>
          </table:table-cell>
          <table:table-cell office:value-type="float" office:value="-0.4652" table:style-name="ce1">
            <text:p>-0.4652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-0.10539999999999999" table:style-name="ce1">
            <text:p>-0.1054</text:p>
          </table:table-cell>
          <table:table-cell office:value-type="float" office:value="-0.15459999999999999" table:style-name="ce1">
            <text:p>-0.1546</text:p>
          </table:table-cell>
          <table:table-cell office:value-type="float" office:value="-0.2878" table:style-name="ce1">
            <text:p>-0.2878</text:p>
          </table:table-cell>
          <table:table-cell office:value-type="float" office:value="0.1042" table:style-name="ce1">
            <text:p>0.1042</text:p>
          </table:table-cell>
          <table:table-cell office:value-type="float" office:value="-0.55620000000000003" table:style-name="ce1">
            <text:p>-0.5562</text:p>
          </table:table-cell>
          <table:table-cell office:value-type="float" office:value="-0.35339999999999999" table:style-name="ce1">
            <text:p>-0.3534</text:p>
          </table:table-cell>
          <table:table-cell office:value-type="float" office:value="-2.6928000000000001" table:style-name="ce1">
            <text:p>-2.6928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0.1095" table:style-name="ce1">
            <text:p>0.1095</text:p>
          </table:table-cell>
          <table:table-cell office:value-type="float" office:value="-9.9500000000000005E-2" table:style-name="ce1">
            <text:p>-0.0995</text:p>
          </table:table-cell>
          <table:table-cell office:value-type="float" office:value="-1.7756000000000001" table:style-name="ce1">
            <text:p>-1.7756</text:p>
          </table:table-cell>
          <table:table-cell office:value-type="float" office:value="-0.1903" table:style-name="ce1">
            <text:p>-0.1903</text:p>
          </table:table-cell>
          <table:table-cell office:value-type="float" office:value="-1.046" table:style-name="ce1">
            <text:p>-1.046</text:p>
          </table:table-cell>
          <table:table-cell office:value-type="float" office:value="-0.53949999999999998" table:style-name="ce1">
            <text:p>-0.5395</text:p>
          </table:table-cell>
          <table:table-cell office:value-type="float" office:value="1.1258999999999999" table:style-name="ce1">
            <text:p>1.1259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-0.1222" table:style-name="ce1">
            <text:p>-0.1222</text:p>
          </table:table-cell>
          <table:table-cell office:value-type="float" office:value="-0.17910000000000001" table:style-name="ce1">
            <text:p>-0.1791</text:p>
          </table:table-cell>
          <table:table-cell office:value-type="float" office:value="0.51229999999999998" table:style-name="ce1">
            <text:p>0.5123</text:p>
          </table:table-cell>
          <table:table-cell office:value-type="float" office:value="-5.9200000000000003E-2" table:style-name="ce1">
            <text:p>-0.0592</text:p>
          </table:table-cell>
          <table:table-cell office:value-type="float" office:value="1.0388999999999999" table:style-name="ce1">
            <text:p>1.0389</text:p>
          </table:table-cell>
          <table:table-cell office:value-type="float" office:value="1.3628" table:style-name="ce1">
            <text:p>1.3628</text:p>
          </table:table-cell>
          <table:table-cell table:number-columns-repeated="1633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3170872828304899E-3" table:style-name="ce2">
            <text:p>0.001317087</text:p>
          </table:table-cell>
          <table:table-cell office:value-type="float" office:value="0.19163351178573099" table:style-name="ce2">
            <text:p>0.191633512</text:p>
          </table:table-cell>
          <table:table-cell office:value-type="float" office:value="5.2539301804083102E-2" table:style-name="ce2">
            <text:p>0.052539302</text:p>
          </table:table-cell>
          <table:table-cell office:value-type="float" office:value="5.9462386610505298E-2" table:style-name="ce2">
            <text:p>0.059462387</text:p>
          </table:table-cell>
          <table:table-cell office:value-type="float" office:value="1.1639999999999999" table:style-name="ce2">
            <text:p>1.164</text:p>
          </table:table-cell>
          <table:table-cell office:value-type="float" office:value="-0.61670000000000003" table:style-name="ce1">
            <text:p>-0.6167</text:p>
          </table:table-cell>
          <table:table-cell office:value-type="float" office:value="0.1133" table:style-name="ce1">
            <text:p>0.1133</text:p>
          </table:table-cell>
          <table:table-cell office:value-type="float" office:value="0.71640000000000004" table:style-name="ce1">
            <text:p>0.7164</text:p>
          </table:table-cell>
          <table:table-cell office:value-type="float" office:value="0.89449999999999996" table:style-name="ce1">
            <text:p>0.8945</text:p>
          </table:table-cell>
          <table:table-cell office:value-type="float" office:value="-1.0994999999999999" table:style-name="ce1">
            <text:p>-1.0995</text:p>
          </table:table-cell>
          <table:table-cell office:value-type="float" office:value="0.22869999999999999" table:style-name="ce1">
            <text:p>0.2287</text:p>
          </table:table-cell>
          <table:table-cell office:value-type="float" office:value="0.59619999999999995" table:style-name="ce1">
            <text:p>0.5962</text:p>
          </table:table-cell>
          <table:table-cell office:value-type="float" office:value="-0.7883" table:style-name="ce1">
            <text:p>-0.7883</text:p>
          </table:table-cell>
          <table:table-cell office:value-type="float" office:value="-1.1973" table:style-name="ce1">
            <text:p>-1.1973</text:p>
          </table:table-cell>
          <table:table-cell office:value-type="float" office:value="-0.3876" table:style-name="ce1">
            <text:p>-0.3876</text:p>
          </table:table-cell>
          <table:table-cell office:value-type="float" office:value="0.20549999999999999" table:style-name="ce1">
            <text:p>0.2055</text:p>
          </table:table-cell>
          <table:table-cell office:value-type="float" office:value="0.39290000000000003" table:style-name="ce1">
            <text:p>0.3929</text:p>
          </table:table-cell>
          <table:table-cell office:value-type="float" office:value="-1.0016" table:style-name="ce1">
            <text:p>-1.0016</text:p>
          </table:table-cell>
          <table:table-cell office:value-type="float" office:value="-9.1300000000000006E-2" table:style-name="ce1">
            <text:p>-0.0913</text:p>
          </table:table-cell>
          <table:table-cell office:value-type="float" office:value="-0.54049999999999998" table:style-name="ce1">
            <text:p>-0.5405</text:p>
          </table:table-cell>
          <table:table-cell office:value-type="float" office:value="-1.0758000000000001" table:style-name="ce1">
            <text:p>-1.0758</text:p>
          </table:table-cell>
          <table:table-cell office:value-type="float" office:value="-0.41539999999999999" table:style-name="ce1">
            <text:p>-0.4154</text:p>
          </table:table-cell>
          <table:table-cell office:value-type="float" office:value="-4.2000000000000003E-2" table:style-name="ce1">
            <text:p>-0.042</text:p>
          </table:table-cell>
          <table:table-cell office:value-type="float" office:value="-4.6199999999999998E-2" table:style-name="ce1">
            <text:p>-0.0462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-0.32679999999999998" table:style-name="ce1">
            <text:p>-0.3268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-0.4" table:style-name="ce1">
            <text:p>-0.4</text:p>
          </table:table-cell>
          <table:table-cell office:value-type="float" office:value="-0.33260000000000001" table:style-name="ce1">
            <text:p>-0.3326</text:p>
          </table:table-cell>
          <table:table-cell office:value-type="float" office:value="-2.1785999999999999" table:style-name="ce1">
            <text:p>-2.1786</text:p>
          </table:table-cell>
          <table:table-cell office:value-type="float" office:value="-0.58079999999999998" table:style-name="ce1">
            <text:p>-0.5808</text:p>
          </table:table-cell>
          <table:table-cell office:value-type="float" office:value="-0.25790000000000002" table:style-name="ce1">
            <text:p>-0.2579</text:p>
          </table:table-cell>
          <table:table-cell office:value-type="float" office:value="-0.1178" table:style-name="ce1">
            <text:p>-0.1178</text:p>
          </table:table-cell>
          <table:table-cell office:value-type="float" office:value="-1.3698999999999999" table:style-name="ce1">
            <text:p>-1.3699</text:p>
          </table:table-cell>
          <table:table-cell office:value-type="float" office:value="-0.38369999999999999" table:style-name="ce1">
            <text:p>-0.3837</text:p>
          </table:table-cell>
          <table:table-cell office:value-type="float" office:value="-1.0206999999999999" table:style-name="ce1">
            <text:p>-1.0207</text:p>
          </table:table-cell>
          <table:table-cell office:value-type="float" office:value="-0.56889999999999996" table:style-name="ce1">
            <text:p>-0.5689</text:p>
          </table:table-cell>
          <table:table-cell office:value-type="float" office:value="1.1732" table:style-name="ce1">
            <text:p>1.1732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0.12529999999999999" table:style-name="ce1">
            <text:p>-0.1253</text:p>
          </table:table-cell>
          <table:table-cell office:value-type="float" office:value="0.89490000000000003" table:style-name="ce1">
            <text:p>0.8949</text:p>
          </table:table-cell>
          <table:table-cell office:value-type="float" office:value="0.25259999999999999" table:style-name="ce1">
            <text:p>0.2526</text:p>
          </table:table-cell>
          <table:table-cell office:value-type="float" office:value="0.77129999999999999" table:style-name="ce1">
            <text:p>0.7713</text:p>
          </table:table-cell>
          <table:table-cell office:value-type="float" office:value="1.2245999999999999" table:style-name="ce1">
            <text:p>1.2246</text:p>
          </table:table-cell>
          <table:table-cell table:number-columns-repeated="1633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1540241393984E-3" table:style-name="ce2">
            <text:p>0.002154024</text:p>
          </table:table-cell>
          <table:table-cell office:value-type="float" office:value="0.18503866164744701" table:style-name="ce2">
            <text:p>0.185038662</text:p>
          </table:table-cell>
          <table:table-cell office:value-type="float" office:value="5.8957514416067197E-2" table:style-name="ce2">
            <text:p>0.058957514</text:p>
          </table:table-cell>
          <table:table-cell office:value-type="float" office:value="7.3800347309064498E-2" table:style-name="ce2">
            <text:p>0.073800347</text:p>
          </table:table-cell>
          <table:table-cell office:value-type="float" office:value="1.2250000000000001" table:style-name="ce2">
            <text:p>1.225</text:p>
          </table:table-cell>
          <table:table-cell office:value-type="float" office:value="0.51570000000000005" table:style-name="ce1">
            <text:p>0.5157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0.3619" table:style-name="ce1">
            <text:p>0.3619</text:p>
          </table:table-cell>
          <table:table-cell office:value-type="float" office:value="0.86199999999999999" table:style-name="ce1">
            <text:p>0.862</text:p>
          </table:table-cell>
          <table:table-cell office:value-type="float" office:value="-0.45400000000000001" table:style-name="ce1">
            <text:p>-0.454</text:p>
          </table:table-cell>
          <table:table-cell office:value-type="float" office:value="0.70389999999999997" table:style-name="ce1">
            <text:p>0.7039</text:p>
          </table:table-cell>
          <table:table-cell office:value-type="float" office:value="0.58069999999999999" table:style-name="ce1">
            <text:p>0.5807</text:p>
          </table:table-cell>
          <table:table-cell office:value-type="float" office:value="-0.62309999999999999" table:style-name="ce1">
            <text:p>-0.6231</text:p>
          </table:table-cell>
          <table:table-cell office:value-type="float" office:value="-0.62080000000000002" table:style-name="ce1">
            <text:p>-0.6208</text:p>
          </table:table-cell>
          <table:table-cell office:value-type="float" office:value="-0.37219999999999998" table:style-name="ce1">
            <text:p>-0.3722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0.53269999999999995" table:style-name="ce1">
            <text:p>0.5327</text:p>
          </table:table-cell>
          <table:table-cell office:value-type="float" office:value="-0.2349" table:style-name="ce1">
            <text:p>-0.2349</text:p>
          </table:table-cell>
          <table:table-cell office:value-type="float" office:value="0.13569999999999999" table:style-name="ce1">
            <text:p>0.1357</text:p>
          </table:table-cell>
          <table:table-cell office:value-type="float" office:value="-0.70220000000000005" table:style-name="ce1">
            <text:p>-0.7022</text:p>
          </table:table-cell>
          <table:table-cell office:value-type="float" office:value="-1.4873000000000001" table:style-name="ce1">
            <text:p>-1.4873</text:p>
          </table:table-cell>
          <table:table-cell office:value-type="float" office:value="-5.2900000000000003E-2" table:style-name="ce1">
            <text:p>-0.0529</text:p>
          </table:table-cell>
          <table:table-cell office:value-type="float" office:value="-0.2918" table:style-name="ce1">
            <text:p>-0.2918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3.95E-2" table:style-name="ce1">
            <text:p>0.0395</text:p>
          </table:table-cell>
          <table:table-cell office:value-type="float" office:value="-0.1222" table:style-name="ce1">
            <text:p>-0.1222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-0.53390000000000004" table:style-name="ce1">
            <text:p>-0.5339</text:p>
          </table:table-cell>
          <table:table-cell office:value-type="float" office:value="-0.2787" table:style-name="ce1">
            <text:p>-0.2787</text:p>
          </table:table-cell>
          <table:table-cell office:value-type="float" office:value="-1.1318999999999999" table:style-name="ce1">
            <text:p>-1.1319</text:p>
          </table:table-cell>
          <table:table-cell office:value-type="float" office:value="-0.22670000000000001" table:style-name="ce1">
            <text:p>-0.2267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0.3301" table:style-name="ce1">
            <text:p>0.3301</text:p>
          </table:table-cell>
          <table:table-cell office:value-type="float" office:value="-1.0309999999999999" table:style-name="ce1">
            <text:p>-1.031</text:p>
          </table:table-cell>
          <table:table-cell office:value-type="float" office:value="0.30990000000000001" table:style-name="ce1">
            <text:p>0.3099</text:p>
          </table:table-cell>
          <table:table-cell office:value-type="float" office:value="-1.3541000000000001" table:style-name="ce1">
            <text:p>-1.3541</text:p>
          </table:table-cell>
          <table:table-cell office:value-type="float" office:value="-0.50949999999999995" table:style-name="ce1">
            <text:p>-0.5095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35210000000000002" table:style-name="ce1">
            <text:p>0.3521</text:p>
          </table:table-cell>
          <table:table-cell office:value-type="float" office:value="-0.1205" table:style-name="ce1">
            <text:p>-0.1205</text:p>
          </table:table-cell>
          <table:table-cell office:value-type="float" office:value="-0.31759999999999999" table:style-name="ce1">
            <text:p>-0.3176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9.8599999999999993E-2" table:style-name="ce1">
            <text:p>0.0986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1.8452999999999999" table:style-name="ce1">
            <text:p>1.8453</text:p>
          </table:table-cell>
          <table:table-cell table:number-columns-repeated="1633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670567585008699E-3" table:style-name="ce2">
            <text:p>0.001867057</text:p>
          </table:table-cell>
          <table:table-cell office:value-type="float" office:value="0.18242678891817801" table:style-name="ce2">
            <text:p>0.182426789</text:p>
          </table:table-cell>
          <table:table-cell office:value-type="float" office:value="6.4365243850772594E-2" table:style-name="ce2">
            <text:p>0.064365244</text:p>
          </table:table-cell>
          <table:table-cell office:value-type="float" office:value="7.4122532534749597E-2" table:style-name="ce2">
            <text:p>0.074122533</text:p>
          </table:table-cell>
          <table:table-cell office:value-type="float" office:value="1.3740000000000001" table:style-name="ce2">
            <text:p>1.374</text:p>
          </table:table-cell>
          <table:table-cell office:value-type="float" office:value="-6.3799999999999996E-2" table:style-name="ce1">
            <text:p>-0.0638</text:p>
          </table:table-cell>
          <table:table-cell office:value-type="float" office:value="0.25940000000000002" table:style-name="ce1">
            <text:p>0.2594</text:p>
          </table:table-cell>
          <table:table-cell office:value-type="float" office:value="0.31709999999999999" table:style-name="ce1">
            <text:p>0.3171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-1.1183000000000001" table:style-name="ce1">
            <text:p>-1.1183</text:p>
          </table:table-cell>
          <table:table-cell office:value-type="float" office:value="0.61719999999999997" table:style-name="ce1">
            <text:p>0.6172</text:p>
          </table:table-cell>
          <table:table-cell office:value-type="float" office:value="1.7957000000000001" table:style-name="ce1">
            <text:p>1.7957</text:p>
          </table:table-cell>
          <table:table-cell office:value-type="float" office:value="-0.85419999999999996" table:style-name="ce1">
            <text:p>-0.8542</text:p>
          </table:table-cell>
          <table:table-cell office:value-type="float" office:value="-1.1836" table:style-name="ce1">
            <text:p>-1.1836</text:p>
          </table:table-cell>
          <table:table-cell office:value-type="float" office:value="-0.41360000000000002" table:style-name="ce1">
            <text:p>-0.4136</text:p>
          </table:table-cell>
          <table:table-cell office:value-type="float" office:value="-0.1762" table:style-name="ce1">
            <text:p>-0.1762</text:p>
          </table:table-cell>
          <table:table-cell office:value-type="float" office:value="0.19259999999999999" table:style-name="ce1">
            <text:p>0.1926</text:p>
          </table:table-cell>
          <table:table-cell office:value-type="float" office:value="-0.93799999999999994" table:style-name="ce1">
            <text:p>-0.938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0.19969999999999999" table:style-name="ce1">
            <text:p>-0.1997</text:p>
          </table:table-cell>
          <table:table-cell office:value-type="float" office:value="-1.1728000000000001" table:style-name="ce1">
            <text:p>-1.172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-1.5773999999999999" table:style-name="ce1">
            <text:p>-1.5774</text:p>
          </table:table-cell>
          <table:table-cell office:value-type="float" office:value="-0.2165" table:style-name="ce1">
            <text:p>-0.2165</text:p>
          </table:table-cell>
          <table:table-cell office:value-type="float" office:value="-0.20419999999999999" table:style-name="ce1">
            <text:p>-0.2042</text:p>
          </table:table-cell>
          <table:table-cell office:value-type="float" office:value="0.1045" table:style-name="ce1">
            <text:p>0.1045</text:p>
          </table:table-cell>
          <table:table-cell office:value-type="float" office:value="-1.2967" table:style-name="ce1">
            <text:p>-1.2967</text:p>
          </table:table-cell>
          <table:table-cell office:value-type="float" office:value="0.66669999999999996" table:style-name="ce1">
            <text:p>0.6667</text:p>
          </table:table-cell>
          <table:table-cell office:value-type="float" office:value="-0.24879999999999999" table:style-name="ce1">
            <text:p>-0.2488</text:p>
          </table:table-cell>
          <table:table-cell office:value-type="float" office:value="0.374" table:style-name="ce1">
            <text:p>0.374</text:p>
          </table:table-cell>
          <table:table-cell office:value-type="float" office:value="1.5179" table:style-name="ce1">
            <text:p>1.517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80659999999999998" table:style-name="ce1">
            <text:p>0.8066</text:p>
          </table:table-cell>
          <table:table-cell office:value-type="float" office:value="0.30520000000000003" table:style-name="ce1">
            <text:p>0.3052</text:p>
          </table:table-cell>
          <table:table-cell office:value-type="float" office:value="0.84719999999999995" table:style-name="ce1">
            <text:p>0.8472</text:p>
          </table:table-cell>
          <table:table-cell office:value-type="float" office:value="1.2337" table:style-name="ce1">
            <text:p>1.2337</text:p>
          </table:table-cell>
          <table:table-cell table:number-columns-repeated="1633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7708729907512299E-3" table:style-name="ce2">
            <text:p>0.001770873</text:p>
          </table:table-cell>
          <table:table-cell office:value-type="float" office:value="0.18099721668254701" table:style-name="ce2">
            <text:p>0.180997217</text:p>
          </table:table-cell>
          <table:table-cell office:value-type="float" office:value="6.3257341915888901E-2" table:style-name="ce2">
            <text:p>0.063257342</text:p>
          </table:table-cell>
          <table:table-cell office:value-type="float" office:value="7.0610797797484803E-2" table:style-name="ce2">
            <text:p>0.07061079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.0399999999999994E-2" table:style-name="ce1">
            <text:p>0.0904</text:p>
          </table:table-cell>
          <table:table-cell office:value-type="float" office:value="-1.4500000000000001E-2" table:style-name="ce1">
            <text:p>-0.0145</text:p>
          </table:table-cell>
          <table:table-cell office:value-type="float" office:value="0.23960000000000001" table:style-name="ce1">
            <text:p>0.2396</text:p>
          </table:table-cell>
          <table:table-cell office:value-type="float" office:value="0.45939999999999998" table:style-name="ce1">
            <text:p>0.4594</text:p>
          </table:table-cell>
          <table:table-cell office:value-type="float" office:value="-6.3399999999999998E-2" table:style-name="ce1">
            <text:p>-0.0634</text:p>
          </table:table-cell>
          <table:table-cell office:value-type="float" office:value="-4.41E-2" table:style-name="ce1">
            <text:p>-0.0441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-0.54720000000000002" table:style-name="ce1">
            <text:p>-0.5472</text:p>
          </table:table-cell>
          <table:table-cell office:value-type="float" office:value="-0.86939999999999995" table:style-name="ce1">
            <text:p>-0.8694</text:p>
          </table:table-cell>
          <table:table-cell office:value-type="float" office:value="-0.2873" table:style-name="ce1">
            <text:p>-0.2873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0.19089999999999999" table:style-name="ce1">
            <text:p>0.1909</text:p>
          </table:table-cell>
          <table:table-cell office:value-type="float" office:value="-0.48870000000000002" table:style-name="ce1">
            <text:p>-0.4887</text:p>
          </table:table-cell>
          <table:table-cell office:value-type="float" office:value="-0.2878" table:style-name="ce1">
            <text:p>-0.2878</text:p>
          </table:table-cell>
          <table:table-cell office:value-type="float" office:value="-0.77939999999999998" table:style-name="ce1">
            <text:p>-0.7794</text:p>
          </table:table-cell>
          <table:table-cell office:value-type="float" office:value="-1.1819" table:style-name="ce1">
            <text:p>-1.1819</text:p>
          </table:table-cell>
          <table:table-cell office:value-type="float" office:value="7.6E-3" table:style-name="ce1">
            <text:p>0.0076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6E-3" table:style-name="ce1">
            <text:p>0.0086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5.7999999999999996E-3" table:style-name="ce1">
            <text:p>0.0058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2922" table:style-name="ce1">
            <text:p>-1.2922</text:p>
          </table:table-cell>
          <table:table-cell office:value-type="float" office:value="-0.35770000000000002" table:style-name="ce1">
            <text:p>-0.3577</text:p>
          </table:table-cell>
          <table:table-cell office:value-type="float" office:value="-7.7000000000000002E-3" table:style-name="ce1">
            <text:p>-0.0077</text:p>
          </table:table-cell>
          <table:table-cell office:value-type="float" office:value="-8.2400000000000001E-2" table:style-name="ce1">
            <text:p>-0.0824</text:p>
          </table:table-cell>
          <table:table-cell office:value-type="float" office:value="-0.78390000000000004" table:style-name="ce1">
            <text:p>-0.7839</text:p>
          </table:table-cell>
          <table:table-cell office:value-type="float" office:value="-0.39169999999999999" table:style-name="ce1">
            <text:p>-0.3917</text:p>
          </table:table-cell>
          <table:table-cell office:value-type="float" office:value="-1.3371" table:style-name="ce1">
            <text:p>-1.3371</text:p>
          </table:table-cell>
          <table:table-cell office:value-type="float" office:value="6.3E-3" table:style-name="ce1">
            <text:p>0.0063</text:p>
          </table:table-cell>
          <table:table-cell office:value-type="float" office:value="1.0913999999999999" table:style-name="ce1">
            <text:p>1.0914</text:p>
          </table:table-cell>
          <table:table-cell office:value-type="float" office:value="0.3997" table:style-name="ce1">
            <text:p>0.3997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0.61229999999999996" table:style-name="ce1">
            <text:p>0.6123</text:p>
          </table:table-cell>
          <table:table-cell office:value-type="float" office:value="0.32490000000000002" table:style-name="ce1">
            <text:p>0.3249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1.4362999999999999" table:style-name="ce1">
            <text:p>1.4363</text:p>
          </table:table-cell>
          <table:table-cell table:number-columns-repeated="1633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77755360430313E-3" table:style-name="ce2">
            <text:p>0.001777554</text:p>
          </table:table-cell>
          <table:table-cell office:value-type="float" office:value="0.19577255576463201" table:style-name="ce2">
            <text:p>0.195772556</text:p>
          </table:table-cell>
          <table:table-cell office:value-type="float" office:value="6.0168446381219799E-2" table:style-name="ce2">
            <text:p>0.060168446</text:p>
          </table:table-cell>
          <table:table-cell office:value-type="float" office:value="6.79872187058808E-2" table:style-name="ce2">
            <text:p>0.067987219</text:p>
          </table:table-cell>
          <table:table-cell office:value-type="float" office:value="1.3360000000000001" table:style-name="ce2">
            <text:p>1.336</text:p>
          </table:table-cell>
          <table:table-cell office:value-type="float" office:value="-0.65700000000000003" table:style-name="ce1">
            <text:p>-0.657</text:p>
          </table:table-cell>
          <table:table-cell office:value-type="float" office:value="3.15E-2" table:style-name="ce1">
            <text:p>0.0315</text:p>
          </table:table-cell>
          <table:table-cell office:value-type="float" office:value="0.2225" table:style-name="ce1">
            <text:p>0.222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-0.83450000000000002" table:style-name="ce1">
            <text:p>-0.8345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0.40710000000000002" table:style-name="ce1">
            <text:p>0.4071</text:p>
          </table:table-cell>
          <table:table-cell office:value-type="float" office:value="-0.58089999999999997" table:style-name="ce1">
            <text:p>-0.5809</text:p>
          </table:table-cell>
          <table:table-cell office:value-type="float" office:value="-1.4479" table:style-name="ce1">
            <text:p>-1.4479</text:p>
          </table:table-cell>
          <table:table-cell office:value-type="float" office:value="-0.12870000000000001" table:style-name="ce1">
            <text:p>-0.1287</text:p>
          </table:table-cell>
          <table:table-cell office:value-type="float" office:value="0.152" table:style-name="ce1">
            <text:p>0.152</text:p>
          </table:table-cell>
          <table:table-cell office:value-type="float" office:value="0.17960000000000001" table:style-name="ce1">
            <text:p>0.1796</text:p>
          </table:table-cell>
          <table:table-cell office:value-type="float" office:value="-1.0579000000000001" table:style-name="ce1">
            <text:p>-1.0579</text:p>
          </table:table-cell>
          <table:table-cell office:value-type="float" office:value="2.46E-2" table:style-name="ce1">
            <text:p>0.0246</text:p>
          </table:table-cell>
          <table:table-cell office:value-type="float" office:value="-0.39589999999999997" table:style-name="ce1">
            <text:p>-0.3959</text:p>
          </table:table-cell>
          <table:table-cell office:value-type="float" office:value="-1.2950999999999999" table:style-name="ce1">
            <text:p>-1.2951</text:p>
          </table:table-cell>
          <table:table-cell office:value-type="float" office:value="-0.60160000000000002" table:style-name="ce1">
            <text:p>-0.6016</text:p>
          </table:table-cell>
          <table:table-cell office:value-type="float" office:value="5.2499999999999998E-2" table:style-name="ce1">
            <text:p>0.0525</text:p>
          </table:table-cell>
          <table:table-cell office:value-type="float" office:value="-0.12239999999999999" table:style-name="ce1">
            <text:p>-0.1224</text:p>
          </table:table-cell>
          <table:table-cell office:value-type="float" office:value="-9.1399999999999995E-2" table:style-name="ce1">
            <text:p>-0.0914</text:p>
          </table:table-cell>
          <table:table-cell office:value-type="float" office:value="-0.12529999999999999" table:style-name="ce1">
            <text:p>-0.1253</text:p>
          </table:table-cell>
          <table:table-cell office:value-type="float" office:value="9.8400000000000001E-2" table:style-name="ce1">
            <text:p>0.0984</text:p>
          </table:table-cell>
          <table:table-cell office:value-type="float" office:value="-0.29959999999999998" table:style-name="ce1">
            <text:p>-0.2996</text:p>
          </table:table-cell>
          <table:table-cell office:value-type="float" office:value="-0.31869999999999998" table:style-name="ce1">
            <text:p>-0.3187</text:p>
          </table:table-cell>
          <table:table-cell office:value-type="float" office:value="-2.1680000000000001" table:style-name="ce1">
            <text:p>-2.168</text:p>
          </table:table-cell>
          <table:table-cell office:value-type="float" office:value="-0.29049999999999998" table:style-name="ce1">
            <text:p>-0.2905</text:p>
          </table:table-cell>
          <table:table-cell office:value-type="float" office:value="-0.38969999999999999" table:style-name="ce1">
            <text:p>-0.3897</text:p>
          </table:table-cell>
          <table:table-cell office:value-type="float" office:value="-0.44240000000000002" table:style-name="ce1">
            <text:p>-0.4424</text:p>
          </table:table-cell>
          <table:table-cell office:value-type="float" office:value="-1.153" table:style-name="ce1">
            <text:p>-1.153</text:p>
          </table:table-cell>
          <table:table-cell office:value-type="float" office:value="-0.32" table:style-name="ce1">
            <text:p>-0.32</text:p>
          </table:table-cell>
          <table:table-cell office:value-type="float" office:value="-0.91669999999999996" table:style-name="ce1">
            <text:p>-0.9167</text:p>
          </table:table-cell>
          <table:table-cell office:value-type="float" office:value="-0.73209999999999997" table:style-name="ce1">
            <text:p>-0.7321</text:p>
          </table:table-cell>
          <table:table-cell office:value-type="float" office:value="1.3367" table:style-name="ce1">
            <text:p>1.3367</text:p>
          </table:table-cell>
          <table:table-cell office:value-type="float" office:value="0.2011" table:style-name="ce1">
            <text:p>0.2011</text:p>
          </table:table-cell>
          <table:table-cell office:value-type="float" office:value="-0.3463" table:style-name="ce1">
            <text:p>-0.3463</text:p>
          </table:table-cell>
          <table:table-cell office:value-type="float" office:value="-0.1981" table:style-name="ce1">
            <text:p>-0.1981</text:p>
          </table:table-cell>
          <table:table-cell office:value-type="float" office:value="0.95430000000000004" table:style-name="ce1">
            <text:p>0.9543</text:p>
          </table:table-cell>
          <table:table-cell office:value-type="float" office:value="3.7699999999999997E-2" table:style-name="ce1">
            <text:p>0.0377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1.5174000000000001" table:style-name="ce1">
            <text:p>1.5174</text:p>
          </table:table-cell>
          <table:table-cell table:number-columns-repeated="1633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461836154582399E-3" table:style-name="ce2">
            <text:p>0.001446184</text:p>
          </table:table-cell>
          <table:table-cell office:value-type="float" office:value="0.180141492732941" table:style-name="ce2">
            <text:p>0.180141493</text:p>
          </table:table-cell>
          <table:table-cell office:value-type="float" office:value="6.0724218982531802E-2" table:style-name="ce2">
            <text:p>0.060724219</text:p>
          </table:table-cell>
          <table:table-cell office:value-type="float" office:value="6.6349261989845795E-2" table:style-name="ce2">
            <text:p>0.066349262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-0.45490000000000003" table:style-name="ce1">
            <text:p>-0.4549</text:p>
          </table:table-cell>
          <table:table-cell office:value-type="float" office:value="5.57E-2" table:style-name="ce1">
            <text:p>0.0557</text:p>
          </table:table-cell>
          <table:table-cell office:value-type="float" office:value="0.15379999999999999" table:style-name="ce1">
            <text:p>0.1538</text:p>
          </table:table-cell>
          <table:table-cell office:value-type="float" office:value="0.3276" table:style-name="ce1">
            <text:p>0.3276</text:p>
          </table:table-cell>
          <table:table-cell office:value-type="float" office:value="-0.78320000000000001" table:style-name="ce1">
            <text:p>-0.7832</text:p>
          </table:table-cell>
          <table:table-cell office:value-type="float" office:value="0.1608" table:style-name="ce1">
            <text:p>0.1608</text:p>
          </table:table-cell>
          <table:table-cell office:value-type="float" office:value="0.5252" table:style-name="ce1">
            <text:p>0.5252</text:p>
          </table:table-cell>
          <table:table-cell office:value-type="float" office:value="-0.23830000000000001" table:style-name="ce1">
            <text:p>-0.2383</text:p>
          </table:table-cell>
          <table:table-cell office:value-type="float" office:value="-1.5763" table:style-name="ce1">
            <text:p>-1.5763</text:p>
          </table:table-cell>
          <table:table-cell office:value-type="float" office:value="-0.55249999999999999" table:style-name="ce1">
            <text:p>-0.5525</text:p>
          </table:table-cell>
          <table:table-cell office:value-type="float" office:value="-0.23619999999999999" table:style-name="ce1">
            <text:p>-0.2362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-0.80120000000000002" table:style-name="ce1">
            <text:p>-0.8012</text:p>
          </table:table-cell>
          <table:table-cell office:value-type="float" office:value="-0.18920000000000001" table:style-name="ce1">
            <text:p>-0.1892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-0.9395" table:style-name="ce1">
            <text:p>-0.9395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4E-2" table:style-name="ce1">
            <text:p>0.0104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3E-2" table:style-name="ce1">
            <text:p>0.0103</text:p>
          </table:table-cell>
          <table:table-cell office:value-type="float" office:value="-1.5703" table:style-name="ce1">
            <text:p>-1.5703</text:p>
          </table:table-cell>
          <table:table-cell office:value-type="float" office:value="-0.18340000000000001" table:style-name="ce1">
            <text:p>-0.1834</text:p>
          </table:table-cell>
          <table:table-cell office:value-type="float" office:value="-0.1726" table:style-name="ce1">
            <text:p>-0.1726</text:p>
          </table:table-cell>
          <table:table-cell office:value-type="float" office:value="-1.04E-2" table:style-name="ce1">
            <text:p>-0.0104</text:p>
          </table:table-cell>
          <table:table-cell office:value-type="float" office:value="-0.99350000000000005" table:style-name="ce1">
            <text:p>-0.9935</text:p>
          </table:table-cell>
          <table:table-cell office:value-type="float" office:value="-0.3669" table:style-name="ce1">
            <text:p>-0.3669</text:p>
          </table:table-cell>
          <table:table-cell office:value-type="float" office:value="-0.95179999999999998" table:style-name="ce1">
            <text:p>-0.9518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1.7269000000000001" table:style-name="ce1">
            <text:p>1.7269</text:p>
          </table:table-cell>
          <table:table-cell office:value-type="float" office:value="0.73170000000000002" table:style-name="ce1">
            <text:p>0.7317</text:p>
          </table:table-cell>
          <table:table-cell office:value-type="float" office:value="0.2417" table:style-name="ce1">
            <text:p>0.2417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0.78049999999999997" table:style-name="ce1">
            <text:p>0.7805</text:p>
          </table:table-cell>
          <table:table-cell office:value-type="float" office:value="0.33429999999999999" table:style-name="ce1">
            <text:p>0.3343</text:p>
          </table:table-cell>
          <table:table-cell office:value-type="float" office:value="1.0324" table:style-name="ce1">
            <text:p>1.0324</text:p>
          </table:table-cell>
          <table:table-cell office:value-type="float" office:value="1.2117" table:style-name="ce1">
            <text:p>1.2117</text:p>
          </table:table-cell>
          <table:table-cell table:number-columns-repeated="1633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93679412886395E-3" table:style-name="ce2">
            <text:p>0.001936794</text:p>
          </table:table-cell>
          <table:table-cell office:value-type="float" office:value="0.18941177154727901" table:style-name="ce2">
            <text:p>0.189411772</text:p>
          </table:table-cell>
          <table:table-cell office:value-type="float" office:value="6.1482900248552103E-2" table:style-name="ce2">
            <text:p>0.0614829</text:p>
          </table:table-cell>
          <table:table-cell office:value-type="float" office:value="7.0741973604218994E-2" table:style-name="ce2">
            <text:p>0.070741974</text:p>
          </table:table-cell>
          <table:table-cell office:value-type="float" office:value="1.4259999999999999" table:style-name="ce2">
            <text:p>1.426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32740000000000002" table:style-name="ce1">
            <text:p>0.3274</text:p>
          </table:table-cell>
          <table:table-cell office:value-type="float" office:value="0.501" table:style-name="ce1">
            <text:p>0.501</text:p>
          </table:table-cell>
          <table:table-cell office:value-type="float" office:value="1.06" table:style-name="ce1">
            <text:p>1.06</text:p>
          </table:table-cell>
          <table:table-cell office:value-type="float" office:value="-0.4123" table:style-name="ce1">
            <text:p>-0.4123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1414" table:style-name="ce1">
            <text:p>0.1414</text:p>
          </table:table-cell>
          <table:table-cell office:value-type="float" office:value="-0.53700000000000003" table:style-name="ce1">
            <text:p>-0.537</text:p>
          </table:table-cell>
          <table:table-cell office:value-type="float" office:value="-0.99809999999999999" table:style-name="ce1">
            <text:p>-0.9981</text:p>
          </table:table-cell>
          <table:table-cell office:value-type="float" office:value="-2.3E-2" table:style-name="ce1">
            <text:p>-0.023</text:p>
          </table:table-cell>
          <table:table-cell office:value-type="float" office:value="0.14979999999999999" table:style-name="ce1">
            <text:p>0.1498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-0.65449999999999997" table:style-name="ce1">
            <text:p>-0.6545</text:p>
          </table:table-cell>
          <table:table-cell office:value-type="float" office:value="-0.30669999999999997" table:style-name="ce1">
            <text:p>-0.3067</text:p>
          </table:table-cell>
          <table:table-cell office:value-type="float" office:value="-1.1585000000000001" table:style-name="ce1">
            <text:p>-1.1585</text:p>
          </table:table-cell>
          <table:table-cell office:value-type="float" office:value="-1.0708" table:style-name="ce1">
            <text:p>-1.070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01" table:style-name="ce1">
            <text:p>0.01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8.6E-3" table:style-name="ce1">
            <text:p>0.0086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2782" table:style-name="ce1">
            <text:p>-1.2782</text:p>
          </table:table-cell>
          <table:table-cell office:value-type="float" office:value="-0.1114" table:style-name="ce1">
            <text:p>-0.1114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-8.0600000000000005E-2" table:style-name="ce1">
            <text:p>-0.0806</text:p>
          </table:table-cell>
          <table:table-cell office:value-type="float" office:value="-0.84809999999999997" table:style-name="ce1">
            <text:p>-0.8481</text:p>
          </table:table-cell>
          <table:table-cell office:value-type="float" office:value="-0.33900000000000002" table:style-name="ce1">
            <text:p>-0.339</text:p>
          </table:table-cell>
          <table:table-cell office:value-type="float" office:value="-1.2071000000000001" table:style-name="ce1">
            <text:p>-1.2071</text:p>
          </table:table-cell>
          <table:table-cell office:value-type="float" office:value="-0.17499999999999999" table:style-name="ce1">
            <text:p>-0.175</text:p>
          </table:table-cell>
          <table:table-cell office:value-type="float" office:value="1.2847999999999999" table:style-name="ce1">
            <text:p>1.2848</text:p>
          </table:table-cell>
          <table:table-cell office:value-type="float" office:value="0.10929999999999999" table:style-name="ce1">
            <text:p>0.1093</text:p>
          </table:table-cell>
          <table:table-cell office:value-type="float" office:value="-0.16539999999999999" table:style-name="ce1">
            <text:p>-0.1654</text:p>
          </table:table-cell>
          <table:table-cell office:value-type="float" office:value="2.6599999999999999E-2" table:style-name="ce1">
            <text:p>0.0266</text:p>
          </table:table-cell>
          <table:table-cell office:value-type="float" office:value="0.74270000000000003" table:style-name="ce1">
            <text:p>0.7427</text:p>
          </table:table-cell>
          <table:table-cell office:value-type="float" office:value="0.442" table:style-name="ce1">
            <text:p>0.442</text:p>
          </table:table-cell>
          <table:table-cell office:value-type="float" office:value="1.3463000000000001" table:style-name="ce1">
            <text:p>1.3463</text:p>
          </table:table-cell>
          <table:table-cell office:value-type="float" office:value="1.4044000000000001" table:style-name="ce1">
            <text:p>1.4044</text:p>
          </table:table-cell>
          <table:table-cell table:number-columns-repeated="1633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4093384968972601E-3" table:style-name="ce2">
            <text:p>0.001409338</text:p>
          </table:table-cell>
          <table:table-cell office:value-type="float" office:value="0.16576675038831101" table:style-name="ce2">
            <text:p>0.16576675</text:p>
          </table:table-cell>
          <table:table-cell office:value-type="float" office:value="5.6668307527527398E-2" table:style-name="ce2">
            <text:p>0.056668308</text:p>
          </table:table-cell>
          <table:table-cell office:value-type="float" office:value="6.00123480119941E-2" table:style-name="ce2">
            <text:p>0.060012348</text:p>
          </table:table-cell>
          <table:table-cell office:value-type="float" office:value="1.355" table:style-name="ce2">
            <text:p>1.355</text:p>
          </table:table-cell>
          <table:table-cell office:value-type="float" office:value="-0.89239999999999997" table:style-name="ce1">
            <text:p>-0.8924</text:p>
          </table:table-cell>
          <table:table-cell office:value-type="float" office:value="0.2666" table:style-name="ce1">
            <text:p>0.266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48159999999999997" table:style-name="ce1">
            <text:p>0.4816</text:p>
          </table:table-cell>
          <table:table-cell office:value-type="float" office:value="-1.1833" table:style-name="ce1">
            <text:p>-1.1833</text:p>
          </table:table-cell>
          <table:table-cell office:value-type="float" office:value="-3.3599999999999998E-2" table:style-name="ce1">
            <text:p>-0.0336</text:p>
          </table:table-cell>
          <table:table-cell office:value-type="float" office:value="-0.81299999999999994" table:style-name="ce1">
            <text:p>-0.813</text:p>
          </table:table-cell>
          <table:table-cell office:value-type="float" office:value="-0.72789999999999999" table:style-name="ce1">
            <text:p>-0.7279</text:p>
          </table:table-cell>
          <table:table-cell office:value-type="float" office:value="-1.3586" table:style-name="ce1">
            <text:p>-1.3586</text:p>
          </table:table-cell>
          <table:table-cell office:value-type="float" office:value="8.1699999999999995E-2" table:style-name="ce1">
            <text:p>0.0817</text:p>
          </table:table-cell>
          <table:table-cell office:value-type="float" office:value="0.19070000000000001" table:style-name="ce1">
            <text:p>0.1907</text:p>
          </table:table-cell>
          <table:table-cell office:value-type="float" office:value="0.36549999999999999" table:style-name="ce1">
            <text:p>0.3655</text:p>
          </table:table-cell>
          <table:table-cell office:value-type="float" office:value="-1.0497000000000001" table:style-name="ce1">
            <text:p>-1.0497</text:p>
          </table:table-cell>
          <table:table-cell office:value-type="float" office:value="2.9899999999999999E-2" table:style-name="ce1">
            <text:p>0.0299</text:p>
          </table:table-cell>
          <table:table-cell office:value-type="float" office:value="-1.2513000000000001" table:style-name="ce1">
            <text:p>-1.2513</text:p>
          </table:table-cell>
          <table:table-cell office:value-type="float" office:value="-0.79149999999999998" table:style-name="ce1">
            <text:p>-0.7915</text:p>
          </table:table-cell>
          <table:table-cell office:value-type="float" office:value="-0.22789999999999999" table:style-name="ce1">
            <text:p>-0.2279</text:p>
          </table:table-cell>
          <table:table-cell office:value-type="float" office:value="0.1865" table:style-name="ce1">
            <text:p>0.1865</text:p>
          </table:table-cell>
          <table:table-cell office:value-type="float" office:value="-9.3399999999999997E-2" table:style-name="ce1">
            <text:p>-0.0934</text:p>
          </table:table-cell>
          <table:table-cell office:value-type="float" office:value="-7.0900000000000005E-2" table:style-name="ce1">
            <text:p>-0.0709</text:p>
          </table:table-cell>
          <table:table-cell office:value-type="float" office:value="-0.1321" table:style-name="ce1">
            <text:p>-0.1321</text:p>
          </table:table-cell>
          <table:table-cell office:value-type="float" office:value="7.22E-2" table:style-name="ce1">
            <text:p>0.0722</text:p>
          </table:table-cell>
          <table:table-cell office:value-type="float" office:value="-0.68120000000000003" table:style-name="ce1">
            <text:p>-0.6812</text:p>
          </table:table-cell>
          <table:table-cell office:value-type="float" office:value="-2.24E-2" table:style-name="ce1">
            <text:p>-0.0224</text:p>
          </table:table-cell>
          <table:table-cell office:value-type="float" office:value="-1.8165" table:style-name="ce1">
            <text:p>-1.8165</text:p>
          </table:table-cell>
          <table:table-cell office:value-type="float" office:value="0.2392" table:style-name="ce1">
            <text:p>0.2392</text:p>
          </table:table-cell>
          <table:table-cell office:value-type="float" office:value="-0.53610000000000002" table:style-name="ce1">
            <text:p>-0.5361</text:p>
          </table:table-cell>
          <table:table-cell office:value-type="float" office:value="-0.46560000000000001" table:style-name="ce1">
            <text:p>-0.4656</text:p>
          </table:table-cell>
          <table:table-cell office:value-type="float" office:value="-1.3367" table:style-name="ce1">
            <text:p>-1.3367</text:p>
          </table:table-cell>
          <table:table-cell office:value-type="float" office:value="-0.53220000000000001" table:style-name="ce1">
            <text:p>-0.5322</text:p>
          </table:table-cell>
          <table:table-cell office:value-type="float" office:value="-1.3481000000000001" table:style-name="ce1">
            <text:p>-1.3481</text:p>
          </table:table-cell>
          <table:table-cell office:value-type="float" office:value="-7.3800000000000004E-2" table:style-name="ce1">
            <text:p>-0.0738</text:p>
          </table:table-cell>
          <table:table-cell office:value-type="float" office:value="1.3638999999999999" table:style-name="ce1">
            <text:p>1.3639</text:p>
          </table:table-cell>
          <table:table-cell office:value-type="float" office:value="4.4600000000000001E-2" table:style-name="ce1">
            <text:p>0.0446</text:p>
          </table:table-cell>
          <table:table-cell office:value-type="float" office:value="-0.31009999999999999" table:style-name="ce1">
            <text:p>-0.3101</text:p>
          </table:table-cell>
          <table:table-cell office:value-type="float" office:value="-0.35549999999999998" table:style-name="ce1">
            <text:p>-0.3555</text:p>
          </table:table-cell>
          <table:table-cell office:value-type="float" office:value="0.89980000000000004" table:style-name="ce1">
            <text:p>0.8998</text:p>
          </table:table-cell>
          <table:table-cell office:value-type="float" office:value="-3.7499999999999999E-2" table:style-name="ce1">
            <text:p>-0.0375</text:p>
          </table:table-cell>
          <table:table-cell office:value-type="float" office:value="1.1740999999999999" table:style-name="ce1">
            <text:p>1.1741</text:p>
          </table:table-cell>
          <table:table-cell office:value-type="float" office:value="0.9224" table:style-name="ce1">
            <text:p>0.9224</text:p>
          </table:table-cell>
          <table:table-cell table:number-columns-repeated="1633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94424642547845E-3" table:style-name="ce2">
            <text:p>0.001944246</text:p>
          </table:table-cell>
          <table:table-cell office:value-type="float" office:value="0.195605567029975" table:style-name="ce2">
            <text:p>0.195605567</text:p>
          </table:table-cell>
          <table:table-cell office:value-type="float" office:value="5.5209186207403699E-2" table:style-name="ce2">
            <text:p>0.055209186</text:p>
          </table:table-cell>
          <table:table-cell office:value-type="float" office:value="6.3395276013365795E-2" table:style-name="ce2">
            <text:p>0.063395276</text:p>
          </table:table-cell>
          <table:table-cell office:value-type="float" office:value="1.1870000000000001" table:style-name="ce2">
            <text:p>1.187</text:p>
          </table:table-cell>
          <table:table-cell office:value-type="float" office:value="0.22459999999999999" table:style-name="ce1">
            <text:p>0.2246</text:p>
          </table:table-cell>
          <table:table-cell office:value-type="float" office:value="5.96E-2" table:style-name="ce1">
            <text:p>0.0596</text:p>
          </table:table-cell>
          <table:table-cell office:value-type="float" office:value="0.157" table:style-name="ce1">
            <text:p>0.157</text:p>
          </table:table-cell>
          <table:table-cell office:value-type="float" office:value="0.36420000000000002" table:style-name="ce1">
            <text:p>0.3642</text:p>
          </table:table-cell>
          <table:table-cell office:value-type="float" office:value="-1.3608" table:style-name="ce1">
            <text:p>-1.3608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03" table:style-name="ce1">
            <text:p>0.03</text:p>
          </table:table-cell>
          <table:table-cell office:value-type="float" office:value="-0.76790000000000003" table:style-name="ce1">
            <text:p>-0.7679</text:p>
          </table:table-cell>
          <table:table-cell office:value-type="float" office:value="-1.0041" table:style-name="ce1">
            <text:p>-1.0041</text:p>
          </table:table-cell>
          <table:table-cell office:value-type="float" office:value="-0.46079999999999999" table:style-name="ce1">
            <text:p>-0.4608</text:p>
          </table:table-cell>
          <table:table-cell office:value-type="float" office:value="-0.14610000000000001" table:style-name="ce1">
            <text:p>-0.1461</text:p>
          </table:table-cell>
          <table:table-cell office:value-type="float" office:value="-6.5199999999999994E-2" table:style-name="ce1">
            <text:p>-0.0652</text:p>
          </table:table-cell>
          <table:table-cell office:value-type="float" office:value="-0.99950000000000006" table:style-name="ce1">
            <text:p>-0.9995</text:p>
          </table:table-cell>
          <table:table-cell office:value-type="float" office:value="-0.19309999999999999" table:style-name="ce1">
            <text:p>-0.1931</text:p>
          </table:table-cell>
          <table:table-cell office:value-type="float" office:value="-1.0212000000000001" table:style-name="ce1">
            <text:p>-1.0212</text:p>
          </table:table-cell>
          <table:table-cell office:value-type="float" office:value="-1.0184" table:style-name="ce1">
            <text:p>-1.0184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4E-2" table:style-name="ce1">
            <text:p>0.0104</text:p>
          </table:table-cell>
          <table:table-cell office:value-type="float" office:value="1.06E-2" table:style-name="ce1">
            <text:p>0.0106</text:p>
          </table:table-cell>
          <table:table-cell office:value-type="float" office:value="-1.5236000000000001" table:style-name="ce1">
            <text:p>-1.5236</text:p>
          </table:table-cell>
          <table:table-cell office:value-type="float" office:value="-0.45500000000000002" table:style-name="ce1">
            <text:p>-0.455</text:p>
          </table:table-cell>
          <table:table-cell office:value-type="float" office:value="-0.4466" table:style-name="ce1">
            <text:p>-0.4466</text:p>
          </table:table-cell>
          <table:table-cell office:value-type="float" office:value="-0.2092" table:style-name="ce1">
            <text:p>-0.2092</text:p>
          </table:table-cell>
          <table:table-cell office:value-type="float" office:value="-1.7942" table:style-name="ce1">
            <text:p>-1.7942</text:p>
          </table:table-cell>
          <table:table-cell office:value-type="float" office:value="-0.1173" table:style-name="ce1">
            <text:p>-0.1173</text:p>
          </table:table-cell>
          <table:table-cell office:value-type="float" office:value="-1.0296000000000001" table:style-name="ce1">
            <text:p>-1.0296</text:p>
          </table:table-cell>
          <table:table-cell office:value-type="float" office:value="-0.41789999999999999" table:style-name="ce1">
            <text:p>-0.4179</text:p>
          </table:table-cell>
          <table:table-cell office:value-type="float" office:value="1.2302" table:style-name="ce1">
            <text:p>1.2302</text:p>
          </table:table-cell>
          <table:table-cell office:value-type="float" office:value="0.61890000000000001" table:style-name="ce1">
            <text:p>0.6189</text:p>
          </table:table-cell>
          <table:table-cell office:value-type="float" office:value="0.24809999999999999" table:style-name="ce1">
            <text:p>0.2481</text:p>
          </table:table-cell>
          <table:table-cell office:value-type="float" office:value="0.158" table:style-name="ce1">
            <text:p>0.158</text:p>
          </table:table-cell>
          <table:table-cell office:value-type="float" office:value="0.4546" table:style-name="ce1">
            <text:p>0.4546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1.0923" table:style-name="ce1">
            <text:p>1.0923</text:p>
          </table:table-cell>
          <table:table-cell office:value-type="float" office:value="0.9758" table:style-name="ce1">
            <text:p>0.9758</text:p>
          </table:table-cell>
          <table:table-cell table:number-columns-repeated="1633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57134210763783E-3" table:style-name="ce2">
            <text:p>0.001571342</text:p>
          </table:table-cell>
          <table:table-cell office:value-type="float" office:value="0.19443132892805401" table:style-name="ce2">
            <text:p>0.194431329</text:p>
          </table:table-cell>
          <table:table-cell office:value-type="float" office:value="6.3547807215389496E-2" table:style-name="ce2">
            <text:p>0.063547807</text:p>
          </table:table-cell>
          <table:table-cell office:value-type="float" office:value="7.2187633466786902E-2" table:style-name="ce2">
            <text:p>0.072187633</text:p>
          </table:table-cell>
          <table:table-cell office:value-type="float" office:value="1.0920000000000001" table:style-name="ce2">
            <text:p>1.092</text:p>
          </table:table-cell>
          <table:table-cell office:value-type="float" office:value="-7.6600000000000001E-2" table:style-name="ce1">
            <text:p>-0.0766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0.38119999999999998" table:style-name="ce1">
            <text:p>0.3812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-1.1315999999999999" table:style-name="ce1">
            <text:p>-1.1316</text:p>
          </table:table-cell>
          <table:table-cell office:value-type="float" office:value="0.38030000000000003" table:style-name="ce1">
            <text:p>0.3803</text:p>
          </table:table-cell>
          <table:table-cell office:value-type="float" office:value="0.88360000000000005" table:style-name="ce1">
            <text:p>0.8836</text:p>
          </table:table-cell>
          <table:table-cell office:value-type="float" office:value="-0.82650000000000001" table:style-name="ce1">
            <text:p>-0.8265</text:p>
          </table:table-cell>
          <table:table-cell office:value-type="float" office:value="-0.92830000000000001" table:style-name="ce1">
            <text:p>-0.9283</text:p>
          </table:table-cell>
          <table:table-cell office:value-type="float" office:value="-0.30559999999999998" table:style-name="ce1">
            <text:p>-0.3056</text:p>
          </table:table-cell>
          <table:table-cell office:value-type="float" office:value="-4.0399999999999998E-2" table:style-name="ce1">
            <text:p>-0.0404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-1.3214999999999999" table:style-name="ce1">
            <text:p>-1.3215</text:p>
          </table:table-cell>
          <table:table-cell office:value-type="float" office:value="-0.19189999999999999" table:style-name="ce1">
            <text:p>-0.1919</text:p>
          </table:table-cell>
          <table:table-cell office:value-type="float" office:value="-0.4269" table:style-name="ce1">
            <text:p>-0.4269</text:p>
          </table:table-cell>
          <table:table-cell office:value-type="float" office:value="-1.5059" table:style-name="ce1">
            <text:p>-1.5059</text:p>
          </table:table-cell>
          <table:table-cell office:value-type="float" office:value="-0.25940000000000002" table:style-name="ce1">
            <text:p>-0.2594</text:p>
          </table:table-cell>
          <table:table-cell office:value-type="float" office:value="-4.0300000000000002E-2" table:style-name="ce1">
            <text:p>-0.0403</text:p>
          </table:table-cell>
          <table:table-cell office:value-type="float" office:value="-0.2034" table:style-name="ce1">
            <text:p>-0.2034</text:p>
          </table:table-cell>
          <table:table-cell office:value-type="float" office:value="-8.4400000000000003E-2" table:style-name="ce1">
            <text:p>-0.0844</text:p>
          </table:table-cell>
          <table:table-cell office:value-type="float" office:value="-0.33289999999999997" table:style-name="ce1">
            <text:p>-0.3329</text:p>
          </table:table-cell>
          <table:table-cell office:value-type="float" office:value="5.1900000000000002E-2" table:style-name="ce1">
            <text:p>0.0519</text:p>
          </table:table-cell>
          <table:table-cell office:value-type="float" office:value="-0.10340000000000001" table:style-name="ce1">
            <text:p>-0.1034</text:p>
          </table:table-cell>
          <table:table-cell office:value-type="float" office:value="-8.4900000000000003E-2" table:style-name="ce1">
            <text:p>-0.0849</text:p>
          </table:table-cell>
          <table:table-cell office:value-type="float" office:value="-1.3362000000000001" table:style-name="ce1">
            <text:p>-1.3362</text:p>
          </table:table-cell>
          <table:table-cell office:value-type="float" office:value="-0.46539999999999998" table:style-name="ce1">
            <text:p>-0.4654</text:p>
          </table:table-cell>
          <table:table-cell office:value-type="float" office:value="-0.46970000000000001" table:style-name="ce1">
            <text:p>-0.4697</text:p>
          </table:table-cell>
          <table:table-cell office:value-type="float" office:value="-1.09E-2" table:style-name="ce1">
            <text:p>-0.0109</text:p>
          </table:table-cell>
          <table:table-cell office:value-type="float" office:value="-1.5726" table:style-name="ce1">
            <text:p>-1.5726</text:p>
          </table:table-cell>
          <table:table-cell office:value-type="float" office:value="1.77E-2" table:style-name="ce1">
            <text:p>0.0177</text:p>
          </table:table-cell>
          <table:table-cell office:value-type="float" office:value="-0.72909999999999997" table:style-name="ce1">
            <text:p>-0.7291</text:p>
          </table:table-cell>
          <table:table-cell office:value-type="float" office:value="-0.39750000000000002" table:style-name="ce1">
            <text:p>-0.3975</text:p>
          </table:table-cell>
          <table:table-cell office:value-type="float" office:value="1.1111" table:style-name="ce1">
            <text:p>1.1111</text:p>
          </table:table-cell>
          <table:table-cell office:value-type="float" office:value="0.498" table:style-name="ce1">
            <text:p>0.498</text:p>
          </table:table-cell>
          <table:table-cell office:value-type="float" office:value="0.11269999999999999" table:style-name="ce1">
            <text:p>0.1127</text:p>
          </table:table-cell>
          <table:table-cell office:value-type="float" office:value="1.46E-2" table:style-name="ce1">
            <text:p>0.0146</text:p>
          </table:table-cell>
          <table:table-cell office:value-type="float" office:value="0.9083" table:style-name="ce1">
            <text:p>0.9083</text:p>
          </table:table-cell>
          <table:table-cell office:value-type="float" office:value="0.43509999999999999" table:style-name="ce1">
            <text:p>0.4351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1.8423" table:style-name="ce1">
            <text:p>1.8423</text:p>
          </table:table-cell>
          <table:table-cell table:number-columns-repeated="1633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864174226959899E-3" table:style-name="ce2">
            <text:p>0.001686417</text:p>
          </table:table-cell>
          <table:table-cell office:value-type="float" office:value="0.183589632184462" table:style-name="ce2">
            <text:p>0.183589632</text:p>
          </table:table-cell>
          <table:table-cell office:value-type="float" office:value="5.1710821370293703E-2" table:style-name="ce2">
            <text:p>0.051710821</text:p>
          </table:table-cell>
          <table:table-cell office:value-type="float" office:value="6.2154623201628401E-2" table:style-name="ce2">
            <text:p>0.062154623</text:p>
          </table:table-cell>
          <table:table-cell office:value-type="float" office:value="1.1890000000000001" table:style-name="ce2">
            <text:p>1.189</text:p>
          </table:table-cell>
          <table:table-cell office:value-type="float" office:value="0.38290000000000002" table:style-name="ce1">
            <text:p>0.3829</text:p>
          </table:table-cell>
          <table:table-cell office:value-type="float" office:value="-8.3500000000000005E-2" table:style-name="ce1">
            <text:p>-0.0835</text:p>
          </table:table-cell>
          <table:table-cell office:value-type="float" office:value="0.12609999999999999" table:style-name="ce1">
            <text:p>0.1261</text:p>
          </table:table-cell>
          <table:table-cell office:value-type="float" office:value="0.65410000000000001" table:style-name="ce1">
            <text:p>0.6541</text:p>
          </table:table-cell>
          <table:table-cell office:value-type="float" office:value="-0.56140000000000001" table:style-name="ce1">
            <text:p>-0.5614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0.34989999999999999" table:style-name="ce1">
            <text:p>0.3499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-0.68220000000000003" table:style-name="ce1">
            <text:p>-0.6822</text:p>
          </table:table-cell>
          <table:table-cell office:value-type="float" office:value="-0.38479999999999998" table:style-name="ce1">
            <text:p>-0.3848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-0.3659" table:style-name="ce1">
            <text:p>-0.3659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-0.5726" table:style-name="ce1">
            <text:p>-0.5726</text:p>
          </table:table-cell>
          <table:table-cell office:value-type="float" office:value="-1.2103999999999999" table:style-name="ce1">
            <text:p>-1.2104</text:p>
          </table:table-cell>
          <table:table-cell office:value-type="float" office:value="4.48E-2" table:style-name="ce1">
            <text:p>0.0448</text:p>
          </table:table-cell>
          <table:table-cell office:value-type="float" office:value="-9.7600000000000006E-2" table:style-name="ce1">
            <text:p>-0.0976</text:p>
          </table:table-cell>
          <table:table-cell office:value-type="float" office:value="-0.114" table:style-name="ce1">
            <text:p>-0.114</text:p>
          </table:table-cell>
          <table:table-cell office:value-type="float" office:value="1.34E-2" table:style-name="ce1">
            <text:p>0.0134</text:p>
          </table:table-cell>
          <table:table-cell office:value-type="float" office:value="-4.7E-2" table:style-name="ce1">
            <text:p>-0.047</text:p>
          </table:table-cell>
          <table:table-cell office:value-type="float" office:value="5.3800000000000001E-2" table:style-name="ce1">
            <text:p>0.0538</text:p>
          </table:table-cell>
          <table:table-cell office:value-type="float" office:value="-0.2278" table:style-name="ce1">
            <text:p>-0.2278</text:p>
          </table:table-cell>
          <table:table-cell office:value-type="float" office:value="1.9599999999999999E-2" table:style-name="ce1">
            <text:p>0.0196</text:p>
          </table:table-cell>
          <table:table-cell office:value-type="float" office:value="-1.3038000000000001" table:style-name="ce1">
            <text:p>-1.3038</text:p>
          </table:table-cell>
          <table:table-cell office:value-type="float" office:value="-0.51739999999999997" table:style-name="ce1">
            <text:p>-0.5174</text:p>
          </table:table-cell>
          <table:table-cell office:value-type="float" office:value="-0.2742" table:style-name="ce1">
            <text:p>-0.2742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-0.96250000000000002" table:style-name="ce1">
            <text:p>-0.9625</text:p>
          </table:table-cell>
          <table:table-cell office:value-type="float" office:value="-7.0499999999999993E-2" table:style-name="ce1">
            <text:p>-0.0705</text:p>
          </table:table-cell>
          <table:table-cell office:value-type="float" office:value="-1.4399" table:style-name="ce1">
            <text:p>-1.4399</text:p>
          </table:table-cell>
          <table:table-cell office:value-type="float" office:value="-0.36499999999999999" table:style-name="ce1">
            <text:p>-0.365</text:p>
          </table:table-cell>
          <table:table-cell office:value-type="float" office:value="0.93269999999999997" table:style-name="ce1">
            <text:p>0.9327</text:p>
          </table:table-cell>
          <table:table-cell office:value-type="float" office:value="0.44490000000000002" table:style-name="ce1">
            <text:p>0.4449</text:p>
          </table:table-cell>
          <table:table-cell office:value-type="float" office:value="-7.7200000000000005E-2" table:style-name="ce1">
            <text:p>-0.0772</text:p>
          </table:table-cell>
          <table:table-cell office:value-type="float" office:value="-0.18959999999999999" table:style-name="ce1">
            <text:p>-0.1896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1216" table:style-name="ce1">
            <text:p>0.1216</text:p>
          </table:table-cell>
          <table:table-cell office:value-type="float" office:value="0.60350000000000004" table:style-name="ce1">
            <text:p>0.6035</text:p>
          </table:table-cell>
          <table:table-cell office:value-type="float" office:value="1.5792999999999999" table:style-name="ce1">
            <text:p>1.5793</text:p>
          </table:table-cell>
          <table:table-cell table:number-columns-repeated="1633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9837388703879801E-3" table:style-name="ce2">
            <text:p>0.001983739</text:p>
          </table:table-cell>
          <table:table-cell office:value-type="float" office:value="0.197061111924588" table:style-name="ce2">
            <text:p>0.197061112</text:p>
          </table:table-cell>
          <table:table-cell office:value-type="float" office:value="6.03632323802617E-2" table:style-name="ce2">
            <text:p>0.060363232</text:p>
          </table:table-cell>
          <table:table-cell office:value-type="float" office:value="7.1230927602878594E-2" table:style-name="ce2">
            <text:p>0.071230928</text:p>
          </table:table-cell>
          <table:table-cell office:value-type="float" office:value="1.169" table:style-name="ce2">
            <text:p>1.169</text:p>
          </table:table-cell>
          <table:table-cell office:value-type="float" office:value="0.1416" table:style-name="ce1">
            <text:p>0.1416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0.51249999999999996" table:style-name="ce1">
            <text:p>0.5125</text:p>
          </table:table-cell>
          <table:table-cell office:value-type="float" office:value="-0.82040000000000002" table:style-name="ce1">
            <text:p>-0.8204</text:p>
          </table:table-cell>
          <table:table-cell office:value-type="float" office:value="0.43369999999999997" table:style-name="ce1">
            <text:p>0.4337</text:p>
          </table:table-cell>
          <table:table-cell office:value-type="float" office:value="1.121" table:style-name="ce1">
            <text:p>1.121</text:p>
          </table:table-cell>
          <table:table-cell office:value-type="float" office:value="-0.66820000000000002" table:style-name="ce1">
            <text:p>-0.6682</text:p>
          </table:table-cell>
          <table:table-cell office:value-type="float" office:value="-1.2716000000000001" table:style-name="ce1">
            <text:p>-1.2716</text:p>
          </table:table-cell>
          <table:table-cell office:value-type="float" office:value="-0.1487" table:style-name="ce1">
            <text:p>-0.1487</text:p>
          </table:table-cell>
          <table:table-cell office:value-type="float" office:value="0.21959999999999999" table:style-name="ce1">
            <text:p>0.2196</text:p>
          </table:table-cell>
          <table:table-cell office:value-type="float" office:value="0.26769999999999999" table:style-name="ce1">
            <text:p>0.2677</text:p>
          </table:table-cell>
          <table:table-cell office:value-type="float" office:value="-0.77990000000000004" table:style-name="ce1">
            <text:p>-0.7799</text:p>
          </table:table-cell>
          <table:table-cell office:value-type="float" office:value="0.1457" table:style-name="ce1">
            <text:p>0.1457</text:p>
          </table:table-cell>
          <table:table-cell office:value-type="float" office:value="-0.3327" table:style-name="ce1">
            <text:p>-0.3327</text:p>
          </table:table-cell>
          <table:table-cell office:value-type="float" office:value="-0.89700000000000002" table:style-name="ce1">
            <text:p>-0.897</text:p>
          </table:table-cell>
          <table:table-cell office:value-type="float" office:value="-0.32379999999999998" table:style-name="ce1">
            <text:p>-0.3238</text:p>
          </table:table-cell>
          <table:table-cell office:value-type="float" office:value="-5.0700000000000002E-2" table:style-name="ce1">
            <text:p>-0.0507</text:p>
          </table:table-cell>
          <table:table-cell office:value-type="float" office:value="-0.17050000000000001" table:style-name="ce1">
            <text:p>-0.1705</text:p>
          </table:table-cell>
          <table:table-cell office:value-type="float" office:value="-0.1741" table:style-name="ce1">
            <text:p>-0.1741</text:p>
          </table:table-cell>
          <table:table-cell office:value-type="float" office:value="-0.18659999999999999" table:style-name="ce1">
            <text:p>-0.1866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0.3196" table:style-name="ce1">
            <text:p>-0.3196</text:p>
          </table:table-cell>
          <table:table-cell office:value-type="float" office:value="-1.4897" table:style-name="ce1">
            <text:p>-1.4897</text:p>
          </table:table-cell>
          <table:table-cell office:value-type="float" office:value="-0.36409999999999998" table:style-name="ce1">
            <text:p>-0.3641</text:p>
          </table:table-cell>
          <table:table-cell office:value-type="float" office:value="-0.28239999999999998" table:style-name="ce1">
            <text:p>-0.2824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1.2015" table:style-name="ce1">
            <text:p>-1.2015</text:p>
          </table:table-cell>
          <table:table-cell office:value-type="float" office:value="-0.18540000000000001" table:style-name="ce1">
            <text:p>-0.1854</text:p>
          </table:table-cell>
          <table:table-cell office:value-type="float" office:value="-0.55900000000000005" table:style-name="ce1">
            <text:p>-0.559</text:p>
          </table:table-cell>
          <table:table-cell office:value-type="float" office:value="-0.92010000000000003" table:style-name="ce1">
            <text:p>-0.9201</text:p>
          </table:table-cell>
          <table:table-cell office:value-type="float" office:value="1.2574000000000001" table:style-name="ce1">
            <text:p>1.2574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-0.1736" table:style-name="ce1">
            <text:p>-0.1736</text:p>
          </table:table-cell>
          <table:table-cell office:value-type="float" office:value="-0.13109999999999999" table:style-name="ce1">
            <text:p>-0.1311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7.2099999999999997E-2" table:style-name="ce1">
            <text:p>0.0721</text:p>
          </table:table-cell>
          <table:table-cell office:value-type="float" office:value="0.7409" table:style-name="ce1">
            <text:p>0.7409</text:p>
          </table:table-cell>
          <table:table-cell office:value-type="float" office:value="1.0519000000000001" table:style-name="ce1">
            <text:p>1.0519</text:p>
          </table:table-cell>
          <table:table-cell table:number-columns-repeated="1633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47956802541332E-3" table:style-name="ce2">
            <text:p>0.001479568</text:p>
          </table:table-cell>
          <table:table-cell office:value-type="float" office:value="0.17652152898828999" table:style-name="ce2">
            <text:p>0.176521529</text:p>
          </table:table-cell>
          <table:table-cell office:value-type="float" office:value="6.4072051735103705E-2" table:style-name="ce2">
            <text:p>0.064072052</text:p>
          </table:table-cell>
          <table:table-cell office:value-type="float" office:value="6.4401870809804501E-2" table:style-name="ce2">
            <text:p>0.064401871</text:p>
          </table:table-cell>
          <table:table-cell office:value-type="float" office:value="1.375" table:style-name="ce2">
            <text:p>1.375</text:p>
          </table:table-cell>
          <table:table-cell office:value-type="float" office:value="-1.5509999999999999" table:style-name="ce1">
            <text:p>-1.551</text:p>
          </table:table-cell>
          <table:table-cell office:value-type="float" office:value="-0.59650000000000003" table:style-name="ce1">
            <text:p>-0.5965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-1.1357999999999999" table:style-name="ce1">
            <text:p>-1.1358</text:p>
          </table:table-cell>
          <table:table-cell office:value-type="float" office:value="-2.8400000000000002E-2" table:style-name="ce1">
            <text:p>-0.0284</text:p>
          </table:table-cell>
          <table:table-cell office:value-type="float" office:value="-1.0705" table:style-name="ce1">
            <text:p>-1.0705</text:p>
          </table:table-cell>
          <table:table-cell office:value-type="float" office:value="-0.76259999999999994" table:style-name="ce1">
            <text:p>-0.7626</text:p>
          </table:table-cell>
          <table:table-cell office:value-type="float" office:value="-2.2086000000000001" table:style-name="ce1">
            <text:p>-2.2086</text:p>
          </table:table-cell>
          <table:table-cell office:value-type="float" office:value="-0.87" table:style-name="ce1">
            <text:p>-0.87</text:p>
          </table:table-cell>
          <table:table-cell office:value-type="float" office:value="-0.59489999999999998" table:style-name="ce1">
            <text:p>-0.5949</text:p>
          </table:table-cell>
          <table:table-cell office:value-type="float" office:value="-0.2853" table:style-name="ce1">
            <text:p>-0.2853</text:p>
          </table:table-cell>
          <table:table-cell office:value-type="float" office:value="-1.1631" table:style-name="ce1">
            <text:p>-1.1631</text:p>
          </table:table-cell>
          <table:table-cell office:value-type="float" office:value="-0.56299999999999994" table:style-name="ce1">
            <text:p>-0.563</text:p>
          </table:table-cell>
          <table:table-cell office:value-type="float" office:value="-2.0592000000000001" table:style-name="ce1">
            <text:p>-2.0592</text:p>
          </table:table-cell>
          <table:table-cell office:value-type="float" office:value="-1.0788" table:style-name="ce1">
            <text:p>-1.0788</text:p>
          </table:table-cell>
          <table:table-cell office:value-type="float" office:value="-8.9200000000000002E-2" table:style-name="ce1">
            <text:p>-0.0892</text:p>
          </table:table-cell>
          <table:table-cell office:value-type="float" office:value="-5.6500000000000002E-2" table:style-name="ce1">
            <text:p>-0.0565</text:p>
          </table:table-cell>
          <table:table-cell office:value-type="float" office:value="-0.1726" table:style-name="ce1">
            <text:p>-0.1726</text:p>
          </table:table-cell>
          <table:table-cell office:value-type="float" office:value="-7.4999999999999997E-3" table:style-name="ce1">
            <text:p>-0.0075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46E-2" table:style-name="ce1">
            <text:p>0.0146</text:p>
          </table:table-cell>
          <table:table-cell office:value-type="float" office:value="-0.30520000000000003" table:style-name="ce1">
            <text:p>-0.3052</text:p>
          </table:table-cell>
          <table:table-cell office:value-type="float" office:value="-3.0700000000000002E-2" table:style-name="ce1">
            <text:p>-0.0307</text:p>
          </table:table-cell>
          <table:table-cell office:value-type="float" office:value="-3.1404000000000001" table:style-name="ce1">
            <text:p>-3.1404</text:p>
          </table:table-cell>
          <table:table-cell office:value-type="float" office:value="-1.1277999999999999" table:style-name="ce1">
            <text:p>-1.1278</text:p>
          </table:table-cell>
          <table:table-cell office:value-type="float" office:value="-0.80740000000000001" table:style-name="ce1">
            <text:p>-0.8074</text:p>
          </table:table-cell>
          <table:table-cell office:value-type="float" office:value="-0.60219999999999996" table:style-name="ce1">
            <text:p>-0.6022</text:p>
          </table:table-cell>
          <table:table-cell office:value-type="float" office:value="-1.6302000000000001" table:style-name="ce1">
            <text:p>-1.6302</text:p>
          </table:table-cell>
          <table:table-cell office:value-type="float" office:value="-0.57609999999999995" table:style-name="ce1">
            <text:p>-0.5761</text:p>
          </table:table-cell>
          <table:table-cell office:value-type="float" office:value="-1.9919" table:style-name="ce1">
            <text:p>-1.9919</text:p>
          </table:table-cell>
          <table:table-cell office:value-type="float" office:value="-0.55649999999999999" table:style-name="ce1">
            <text:p>-0.5565</text:p>
          </table:table-cell>
          <table:table-cell office:value-type="float" office:value="2.0691999999999999" table:style-name="ce1">
            <text:p>2.0692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0.62660000000000005" table:style-name="ce1">
            <text:p>0.6266</text:p>
          </table:table-cell>
          <table:table-cell office:value-type="float" office:value="0.39910000000000001" table:style-name="ce1">
            <text:p>0.3991</text:p>
          </table:table-cell>
          <table:table-cell office:value-type="float" office:value="1.1103000000000001" table:style-name="ce1">
            <text:p>1.1103</text:p>
          </table:table-cell>
          <table:table-cell office:value-type="float" office:value="0.77990000000000004" table:style-name="ce1">
            <text:p>0.7799</text:p>
          </table:table-cell>
          <table:table-cell office:value-type="float" office:value="2.1173000000000002" table:style-name="ce1">
            <text:p>2.1173</text:p>
          </table:table-cell>
          <table:table-cell office:value-type="float" office:value="1.3348" table:style-name="ce1">
            <text:p>1.3348</text:p>
          </table:table-cell>
          <table:table-cell table:number-columns-repeated="1633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4405877171243899E-3" table:style-name="ce2">
            <text:p>0.001440588</text:p>
          </table:table-cell>
          <table:table-cell office:value-type="float" office:value="0.186426094665018" table:style-name="ce2">
            <text:p>0.186426095</text:p>
          </table:table-cell>
          <table:table-cell office:value-type="float" office:value="7.0931526706738995E-2" table:style-name="ce2">
            <text:p>0.070931527</text:p>
          </table:table-cell>
          <table:table-cell office:value-type="float" office:value="7.0104720001869805E-2" table:style-name="ce2">
            <text:p>0.07010472</text:p>
          </table:table-cell>
          <table:table-cell office:value-type="float" office:value="1.28" table:style-name="ce2">
            <text:p>1.28</text:p>
          </table:table-cell>
          <table:table-cell office:value-type="float" office:value="-3.7699999999999997E-2" table:style-name="ce1">
            <text:p>-0.037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3919999999999998" table:style-name="ce1">
            <text:p>0.4392</text:p>
          </table:table-cell>
          <table:table-cell office:value-type="float" office:value="0.69040000000000001" table:style-name="ce1">
            <text:p>0.6904</text:p>
          </table:table-cell>
          <table:table-cell office:value-type="float" office:value="-0.74229999999999996" table:style-name="ce1">
            <text:p>-0.7423</text:p>
          </table:table-cell>
          <table:table-cell office:value-type="float" office:value="0.82179999999999997" table:style-name="ce1">
            <text:p>0.8218</text:p>
          </table:table-cell>
          <table:table-cell office:value-type="float" office:value="0.76849999999999996" table:style-name="ce1">
            <text:p>0.7685</text:p>
          </table:table-cell>
          <table:table-cell office:value-type="float" office:value="0.27079999999999999" table:style-name="ce1">
            <text:p>0.2708</text:p>
          </table:table-cell>
          <table:table-cell office:value-type="float" office:value="-1.1861999999999999" table:style-name="ce1">
            <text:p>-1.1862</text:p>
          </table:table-cell>
          <table:table-cell office:value-type="float" office:value="-0.27960000000000002" table:style-name="ce1">
            <text:p>-0.2796</text:p>
          </table:table-cell>
          <table:table-cell office:value-type="float" office:value="0.14960000000000001" table:style-name="ce1">
            <text:p>0.1496</text:p>
          </table:table-cell>
          <table:table-cell office:value-type="float" office:value="0.3115" table:style-name="ce1">
            <text:p>0.3115</text:p>
          </table:table-cell>
          <table:table-cell office:value-type="float" office:value="-0.66700000000000004" table:style-name="ce1">
            <text:p>-0.667</text:p>
          </table:table-cell>
          <table:table-cell office:value-type="float" office:value="1.09E-2" table:style-name="ce1">
            <text:p>0.0109</text:p>
          </table:table-cell>
          <table:table-cell office:value-type="float" office:value="-0.39710000000000001" table:style-name="ce1">
            <text:p>-0.3971</text:p>
          </table:table-cell>
          <table:table-cell office:value-type="float" office:value="-1.0745" table:style-name="ce1">
            <text:p>-1.0745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1.4E-3" table:style-name="ce1">
            <text:p>0.0014</text:p>
          </table:table-cell>
          <table:table-cell office:value-type="float" office:value="1.4E-2" table:style-name="ce1">
            <text:p>0.01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4999999999999997E-3" table:style-name="ce1">
            <text:p>-0.0065</text:p>
          </table:table-cell>
          <table:table-cell office:value-type="float" office:value="-1.1856" table:style-name="ce1">
            <text:p>-1.1856</text:p>
          </table:table-cell>
          <table:table-cell office:value-type="float" office:value="-0.31919999999999998" table:style-name="ce1">
            <text:p>-0.3192</text:p>
          </table:table-cell>
          <table:table-cell office:value-type="float" office:value="-4.3799999999999999E-2" table:style-name="ce1">
            <text:p>-0.0438</text:p>
          </table:table-cell>
          <table:table-cell office:value-type="float" office:value="-0.41349999999999998" table:style-name="ce1">
            <text:p>-0.4135</text:p>
          </table:table-cell>
          <table:table-cell office:value-type="float" office:value="-1.3476999999999999" table:style-name="ce1">
            <text:p>-1.3477</text:p>
          </table:table-cell>
          <table:table-cell office:value-type="float" office:value="-8.1000000000000003E-2" table:style-name="ce1">
            <text:p>-0.081</text:p>
          </table:table-cell>
          <table:table-cell office:value-type="float" office:value="-0.92269999999999996" table:style-name="ce1">
            <text:p>-0.9227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1.4168000000000001" table:style-name="ce1">
            <text:p>1.4168</text:p>
          </table:table-cell>
          <table:table-cell office:value-type="float" office:value="0.30649999999999999" table:style-name="ce1">
            <text:p>0.3065</text:p>
          </table:table-cell>
          <table:table-cell office:value-type="float" office:value="-9.9900000000000003E-2" table:style-name="ce1">
            <text:p>-0.0999</text:p>
          </table:table-cell>
          <table:table-cell office:value-type="float" office:value="-0.13350000000000001" table:style-name="ce1">
            <text:p>-0.1335</text:p>
          </table:table-cell>
          <table:table-cell office:value-type="float" office:value="0.2974" table:style-name="ce1">
            <text:p>0.2974</text:p>
          </table:table-cell>
          <table:table-cell office:value-type="float" office:value="0.14929999999999999" table:style-name="ce1">
            <text:p>0.1493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1.2250000000000001" table:style-name="ce1">
            <text:p>1.225</text:p>
          </table:table-cell>
          <table:table-cell table:number-columns-repeated="1633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7483088041346899E-3" table:style-name="ce2">
            <text:p>0.001748309</text:p>
          </table:table-cell>
          <table:table-cell office:value-type="float" office:value="0.184139703521814" table:style-name="ce2">
            <text:p>0.184139704</text:p>
          </table:table-cell>
          <table:table-cell office:value-type="float" office:value="6.2482214165027999E-2" table:style-name="ce2">
            <text:p>0.062482214</text:p>
          </table:table-cell>
          <table:table-cell office:value-type="float" office:value="6.5726343098743797E-2" table:style-name="ce2">
            <text:p>0.065726343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-0.82210000000000005" table:style-name="ce1">
            <text:p>-0.8221</text:p>
          </table:table-cell>
          <table:table-cell office:value-type="float" office:value="3.2500000000000001E-2" table:style-name="ce1">
            <text:p>0.0325</text:p>
          </table:table-cell>
          <table:table-cell office:value-type="float" office:value="0.37090000000000001" table:style-name="ce1">
            <text:p>0.3709</text:p>
          </table:table-cell>
          <table:table-cell office:value-type="float" office:value="0.89910000000000001" table:style-name="ce1">
            <text:p>0.8991</text:p>
          </table:table-cell>
          <table:table-cell office:value-type="float" office:value="-1.4903999999999999" table:style-name="ce1">
            <text:p>-1.4904</text:p>
          </table:table-cell>
          <table:table-cell office:value-type="float" office:value="0.2069" table:style-name="ce1">
            <text:p>0.2069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-0.68010000000000004" table:style-name="ce1">
            <text:p>-0.6801</text:p>
          </table:table-cell>
          <table:table-cell office:value-type="float" office:value="-1.2971999999999999" table:style-name="ce1">
            <text:p>-1.2972</text:p>
          </table:table-cell>
          <table:table-cell office:value-type="float" office:value="-0.15529999999999999" table:style-name="ce1">
            <text:p>-0.1553</text:p>
          </table:table-cell>
          <table:table-cell office:value-type="float" office:value="0.3206" table:style-name="ce1">
            <text:p>0.3206</text:p>
          </table:table-cell>
          <table:table-cell office:value-type="float" office:value="0.47470000000000001" table:style-name="ce1">
            <text:p>0.4747</text:p>
          </table:table-cell>
          <table:table-cell office:value-type="float" office:value="-1.2291000000000001" table:style-name="ce1">
            <text:p>-1.2291</text:p>
          </table:table-cell>
          <table:table-cell office:value-type="float" office:value="-0.1026" table:style-name="ce1">
            <text:p>-0.1026</text:p>
          </table:table-cell>
          <table:table-cell office:value-type="float" office:value="-1.2298" table:style-name="ce1">
            <text:p>-1.2298</text:p>
          </table:table-cell>
          <table:table-cell office:value-type="float" office:value="-1.1292" table:style-name="ce1">
            <text:p>-1.1292</text:p>
          </table:table-cell>
          <table:table-cell office:value-type="float" office:value="-0.49099999999999999" table:style-name="ce1">
            <text:p>-0.491</text:p>
          </table:table-cell>
          <table:table-cell office:value-type="float" office:value="-6.9699999999999998E-2" table:style-name="ce1">
            <text:p>-0.0697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0.32769999999999999" table:style-name="ce1">
            <text:p>-0.3277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1.95E-2" table:style-name="ce1">
            <text:p>0.0195</text:p>
          </table:table-cell>
          <table:table-cell office:value-type="float" office:value="-0.21529999999999999" table:style-name="ce1">
            <text:p>-0.2153</text:p>
          </table:table-cell>
          <table:table-cell office:value-type="float" office:value="-1.6691" table:style-name="ce1">
            <text:p>-1.6691</text:p>
          </table:table-cell>
          <table:table-cell office:value-type="float" office:value="-0.54790000000000005" table:style-name="ce1">
            <text:p>-0.5479</text:p>
          </table:table-cell>
          <table:table-cell office:value-type="float" office:value="-0.37730000000000002" table:style-name="ce1">
            <text:p>-0.3773</text:p>
          </table:table-cell>
          <table:table-cell office:value-type="float" office:value="-6.5699999999999995E-2" table:style-name="ce1">
            <text:p>-0.0657</text:p>
          </table:table-cell>
          <table:table-cell office:value-type="float" office:value="-1.6669" table:style-name="ce1">
            <text:p>-1.6669</text:p>
          </table:table-cell>
          <table:table-cell office:value-type="float" office:value="-0.45900000000000002" table:style-name="ce1">
            <text:p>-0.459</text:p>
          </table:table-cell>
          <table:table-cell office:value-type="float" office:value="-1.2138" table:style-name="ce1">
            <text:p>-1.2138</text:p>
          </table:table-cell>
          <table:table-cell office:value-type="float" office:value="-0.41120000000000001" table:style-name="ce1">
            <text:p>-0.4112</text:p>
          </table:table-cell>
          <table:table-cell office:value-type="float" office:value="1.1447000000000001" table:style-name="ce1">
            <text:p>1.1447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-0.25840000000000002" table:style-name="ce1">
            <text:p>-0.2584</text:p>
          </table:table-cell>
          <table:table-cell office:value-type="float" office:value="-0.34620000000000001" table:style-name="ce1">
            <text:p>-0.3462</text:p>
          </table:table-cell>
          <table:table-cell office:value-type="float" office:value="0.84560000000000002" table:style-name="ce1">
            <text:p>0.8456</text:p>
          </table:table-cell>
          <table:table-cell office:value-type="float" office:value="0.13619999999999999" table:style-name="ce1">
            <text:p>0.1362</text:p>
          </table:table-cell>
          <table:table-cell office:value-type="float" office:value="1.9029" table:style-name="ce1">
            <text:p>1.9029</text:p>
          </table:table-cell>
          <table:table-cell office:value-type="float" office:value="1.3086" table:style-name="ce1">
            <text:p>1.3086</text:p>
          </table:table-cell>
          <table:table-cell table:number-columns-repeated="1633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8099294559456E-3" table:style-name="ce2">
            <text:p>0.001680993</text:p>
          </table:table-cell>
          <table:table-cell office:value-type="float" office:value="0.168031419342553" table:style-name="ce2">
            <text:p>0.168031419</text:p>
          </table:table-cell>
          <table:table-cell office:value-type="float" office:value="4.9233030218995603E-2" table:style-name="ce2">
            <text:p>0.04923303</text:p>
          </table:table-cell>
          <table:table-cell office:value-type="float" office:value="5.7262301893619798E-2" table:style-name="ce2">
            <text:p>0.057262302</text:p>
          </table:table-cell>
          <table:table-cell office:value-type="float" office:value="1.17" table:style-name="ce2">
            <text:p>1.17</text:p>
          </table:table-cell>
          <table:table-cell office:value-type="float" office:value="0.66720000000000002" table:style-name="ce1">
            <text:p>0.6672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0.37269999999999998" table:style-name="ce1">
            <text:p>0.3727</text:p>
          </table:table-cell>
          <table:table-cell office:value-type="float" office:value="0.59019999999999995" table:style-name="ce1">
            <text:p>0.5902</text:p>
          </table:table-cell>
          <table:table-cell office:value-type="float" office:value="-0.34720000000000001" table:style-name="ce1">
            <text:p>-0.3472</text:p>
          </table:table-cell>
          <table:table-cell office:value-type="float" office:value="0.52" table:style-name="ce1">
            <text:p>0.52</text:p>
          </table:table-cell>
          <table:table-cell office:value-type="float" office:value="1.6287" table:style-name="ce1">
            <text:p>1.6287</text:p>
          </table:table-cell>
          <table:table-cell office:value-type="float" office:value="-0.36359999999999998" table:style-name="ce1">
            <text:p>-0.3636</text:p>
          </table:table-cell>
          <table:table-cell office:value-type="float" office:value="-0.52690000000000003" table:style-name="ce1">
            <text:p>-0.5269</text:p>
          </table:table-cell>
          <table:table-cell office:value-type="float" office:value="-9.7900000000000001E-2" table:style-name="ce1">
            <text:p>-0.0979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40189999999999998" table:style-name="ce1">
            <text:p>0.4019</text:p>
          </table:table-cell>
          <table:table-cell office:value-type="float" office:value="-0.14990000000000001" table:style-name="ce1">
            <text:p>-0.1499</text:p>
          </table:table-cell>
          <table:table-cell office:value-type="float" office:value="0.19539999999999999" table:style-name="ce1">
            <text:p>0.1954</text:p>
          </table:table-cell>
          <table:table-cell office:value-type="float" office:value="-0.44059999999999999" table:style-name="ce1">
            <text:p>-0.4406</text:p>
          </table:table-cell>
          <table:table-cell office:value-type="float" office:value="-0.78790000000000004" table:style-name="ce1">
            <text:p>-0.7879</text:p>
          </table:table-cell>
          <table:table-cell office:value-type="float" office:value="-3.5299999999999998E-2" table:style-name="ce1">
            <text:p>-0.0353</text:p>
          </table:table-cell>
          <table:table-cell office:value-type="float" office:value="-0.14019999999999999" table:style-name="ce1">
            <text:p>-0.1402</text:p>
          </table:table-cell>
          <table:table-cell office:value-type="float" office:value="-8.6400000000000005E-2" table:style-name="ce1">
            <text:p>-0.0864</text:p>
          </table:table-cell>
          <table:table-cell office:value-type="float" office:value="-2.3199999999999998E-2" table:style-name="ce1">
            <text:p>-0.0232</text:p>
          </table:table-cell>
          <table:table-cell office:value-type="float" office:value="-0.16689999999999999" table:style-name="ce1">
            <text:p>-0.1669</text:p>
          </table:table-cell>
          <table:table-cell office:value-type="float" office:value="0.12429999999999999" table:style-name="ce1">
            <text:p>0.1243</text:p>
          </table:table-cell>
          <table:table-cell office:value-type="float" office:value="-0.28199999999999997" table:style-name="ce1">
            <text:p>-0.282</text:p>
          </table:table-cell>
          <table:table-cell office:value-type="float" office:value="-0.30420000000000003" table:style-name="ce1">
            <text:p>-0.3042</text:p>
          </table:table-cell>
          <table:table-cell office:value-type="float" office:value="-0.96640000000000004" table:style-name="ce1">
            <text:p>-0.9664</text:p>
          </table:table-cell>
          <table:table-cell office:value-type="float" office:value="-3.73E-2" table:style-name="ce1">
            <text:p>-0.0373</text:p>
          </table:table-cell>
          <table:table-cell office:value-type="float" office:value="5.0200000000000002E-2" table:style-name="ce1">
            <text:p>0.0502</text:p>
          </table:table-cell>
          <table:table-cell office:value-type="float" office:value="0.1125" table:style-name="ce1">
            <text:p>0.1125</text:p>
          </table:table-cell>
          <table:table-cell office:value-type="float" office:value="-0.47010000000000002" table:style-name="ce1">
            <text:p>-0.4701</text:p>
          </table:table-cell>
          <table:table-cell office:value-type="float" office:value="9.0399999999999994E-2" table:style-name="ce1">
            <text:p>0.0904</text:p>
          </table:table-cell>
          <table:table-cell office:value-type="float" office:value="-0.80989999999999995" table:style-name="ce1">
            <text:p>-0.8099</text:p>
          </table:table-cell>
          <table:table-cell office:value-type="float" office:value="-0.23119999999999999" table:style-name="ce1">
            <text:p>-0.2312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0.13850000000000001" table:style-name="ce1">
            <text:p>0.1385</text:p>
          </table:table-cell>
          <table:table-cell office:value-type="float" office:value="-0.21629999999999999" table:style-name="ce1">
            <text:p>-0.2163</text:p>
          </table:table-cell>
          <table:table-cell office:value-type="float" office:value="-0.26250000000000001" table:style-name="ce1">
            <text:p>-0.2625</text:p>
          </table:table-cell>
          <table:table-cell office:value-type="float" office:value="-0.16619999999999999" table:style-name="ce1">
            <text:p>-0.1662</text:p>
          </table:table-cell>
          <table:table-cell office:value-type="float" office:value="-3.3300000000000003E-2" table:style-name="ce1">
            <text:p>-0.0333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89280000000000004" table:style-name="ce1">
            <text:p>0.8928</text:p>
          </table:table-cell>
          <table:table-cell table:number-columns-repeated="1633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90316929390196E-3" table:style-name="ce2">
            <text:p>0.001903169</text:p>
          </table:table-cell>
          <table:table-cell office:value-type="float" office:value="0.18909367919598999" table:style-name="ce2">
            <text:p>0.189093679</text:p>
          </table:table-cell>
          <table:table-cell office:value-type="float" office:value="6.8289756276348798E-2" table:style-name="ce2">
            <text:p>0.068289756</text:p>
          </table:table-cell>
          <table:table-cell office:value-type="float" office:value="7.2848130566748603E-2" table:style-name="ce2">
            <text:p>0.072848131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1.1498999999999999" table:style-name="ce1">
            <text:p>1.1499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0.79949999999999999" table:style-name="ce1">
            <text:p>0.7995</text:p>
          </table:table-cell>
          <table:table-cell office:value-type="float" office:value="1.0024" table:style-name="ce1">
            <text:p>1.0024</text:p>
          </table:table-cell>
          <table:table-cell office:value-type="float" office:value="0.18579999999999999" table:style-name="ce1">
            <text:p>0.1858</text:p>
          </table:table-cell>
          <table:table-cell office:value-type="float" office:value="0.26879999999999998" table:style-name="ce1">
            <text:p>0.2688</text:p>
          </table:table-cell>
          <table:table-cell office:value-type="float" office:value="3.2172999999999998" table:style-name="ce1">
            <text:p>3.2173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-0.76139999999999997" table:style-name="ce1">
            <text:p>-0.7614</text:p>
          </table:table-cell>
          <table:table-cell office:value-type="float" office:value="0.23569999999999999" table:style-name="ce1">
            <text:p>0.2357</text:p>
          </table:table-cell>
          <table:table-cell office:value-type="float" office:value="0.31290000000000001" table:style-name="ce1">
            <text:p>0.3129</text:p>
          </table:table-cell>
          <table:table-cell office:value-type="float" office:value="0.35849999999999999" table:style-name="ce1">
            <text:p>0.3585</text:p>
          </table:table-cell>
          <table:table-cell office:value-type="float" office:value="-0.48480000000000001" table:style-name="ce1">
            <text:p>-0.4848</text:p>
          </table:table-cell>
          <table:table-cell office:value-type="float" office:value="-0.1203" table:style-name="ce1">
            <text:p>-0.1203</text:p>
          </table:table-cell>
          <table:table-cell office:value-type="float" office:value="0.4279" table:style-name="ce1">
            <text:p>0.4279</text:p>
          </table:table-cell>
          <table:table-cell office:value-type="float" office:value="-0.84019999999999995" table:style-name="ce1">
            <text:p>-0.8402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.01E-2" table:style-name="ce1">
            <text:p>0.01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1E-2" table:style-name="ce1">
            <text:p>0.0101</text:p>
          </table:table-cell>
          <table:table-cell office:value-type="float" office:value="0.01" table:style-name="ce1">
            <text:p>0.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-0.86950000000000005" table:style-name="ce1">
            <text:p>-0.8695</text:p>
          </table:table-cell>
          <table:table-cell office:value-type="float" office:value="0.21709999999999999" table:style-name="ce1">
            <text:p>0.2171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-7.8200000000000006E-2" table:style-name="ce1">
            <text:p>-0.0782</text:p>
          </table:table-cell>
          <table:table-cell office:value-type="float" office:value="-0.21909999999999999" table:style-name="ce1">
            <text:p>-0.2191</text:p>
          </table:table-cell>
          <table:table-cell office:value-type="float" office:value="-0.36559999999999998" table:style-name="ce1">
            <text:p>-0.3656</text:p>
          </table:table-cell>
          <table:table-cell office:value-type="float" office:value="-0.16220000000000001" table:style-name="ce1">
            <text:p>-0.1622</text:p>
          </table:table-cell>
          <table:table-cell office:value-type="float" office:value="-8.7499999999999994E-2" table:style-name="ce1">
            <text:p>-0.0875</text:p>
          </table:table-cell>
          <table:table-cell office:value-type="float" office:value="1.1781999999999999" table:style-name="ce1">
            <text:p>1.1782</text:p>
          </table:table-cell>
          <table:table-cell office:value-type="float" office:value="-8.2199999999999995E-2" table:style-name="ce1">
            <text:p>-0.0822</text:p>
          </table:table-cell>
          <table:table-cell office:value-type="float" office:value="-9.5000000000000001E-2" table:style-name="ce1">
            <text:p>-0.095</text:p>
          </table:table-cell>
          <table:table-cell office:value-type="float" office:value="-0.14319999999999999" table:style-name="ce1">
            <text:p>-0.1432</text:p>
          </table:table-cell>
          <table:table-cell office:value-type="float" office:value="0.59489999999999998" table:style-name="ce1">
            <text:p>0.5949</text:p>
          </table:table-cell>
          <table:table-cell office:value-type="float" office:value="0.24690000000000001" table:style-name="ce1">
            <text:p>0.2469</text:p>
          </table:table-cell>
          <table:table-cell office:value-type="float" office:value="0.32719999999999999" table:style-name="ce1">
            <text:p>0.3272</text:p>
          </table:table-cell>
          <table:table-cell office:value-type="float" office:value="1.0161" table:style-name="ce1">
            <text:p>1.0161</text:p>
          </table:table-cell>
          <table:table-cell table:number-columns-repeated="1633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0174301628831E-3" table:style-name="ce2">
            <text:p>0.00201743</text:p>
          </table:table-cell>
          <table:table-cell office:value-type="float" office:value="0.188616465113114" table:style-name="ce2">
            <text:p>0.188616465</text:p>
          </table:table-cell>
          <table:table-cell office:value-type="float" office:value="4.8437380443515497E-2" table:style-name="ce2">
            <text:p>0.04843738</text:p>
          </table:table-cell>
          <table:table-cell office:value-type="float" office:value="6.4015118934060797E-2" table:style-name="ce2">
            <text:p>0.064015119</text:p>
          </table:table-cell>
          <table:table-cell office:value-type="float" office:value="1.306" table:style-name="ce2">
            <text:p>1.306</text:p>
          </table:table-cell>
          <table:table-cell office:value-type="float" office:value="0.38" table:style-name="ce1">
            <text:p>0.38</text:p>
          </table:table-cell>
          <table:table-cell office:value-type="float" office:value="0.1056" table:style-name="ce1">
            <text:p>0.1056</text:p>
          </table:table-cell>
          <table:table-cell office:value-type="float" office:value="0.5202" table:style-name="ce1">
            <text:p>0.5202</text:p>
          </table:table-cell>
          <table:table-cell office:value-type="float" office:value="0.62749999999999995" table:style-name="ce1">
            <text:p>0.6275</text:p>
          </table:table-cell>
          <table:table-cell office:value-type="float" office:value="-8.4099999999999994E-2" table:style-name="ce1">
            <text:p>-0.0841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1.0246999999999999" table:style-name="ce1">
            <text:p>1.0247</text:p>
          </table:table-cell>
          <table:table-cell office:value-type="float" office:value="-0.53339999999999999" table:style-name="ce1">
            <text:p>-0.5334</text:p>
          </table:table-cell>
          <table:table-cell office:value-type="float" office:value="-0.67010000000000003" table:style-name="ce1">
            <text:p>-0.6701</text:p>
          </table:table-cell>
          <table:table-cell office:value-type="float" office:value="-2.4E-2" table:style-name="ce1">
            <text:p>-0.024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-7.0699999999999999E-2" table:style-name="ce1">
            <text:p>-0.0707</text:p>
          </table:table-cell>
          <table:table-cell office:value-type="float" office:value="0.2848" table:style-name="ce1">
            <text:p>0.2848</text:p>
          </table:table-cell>
          <table:table-cell office:value-type="float" office:value="-1.15E-2" table:style-name="ce1">
            <text:p>-0.0115</text:p>
          </table:table-cell>
          <table:table-cell office:value-type="float" office:value="-0.9859" table:style-name="ce1">
            <text:p>-0.9859</text:p>
          </table:table-cell>
          <table:table-cell office:value-type="float" office:value="-0.30120000000000002" table:style-name="ce1">
            <text:p>-0.3012</text:p>
          </table:table-cell>
          <table:table-cell office:value-type="float" office:value="-0.1197" table:style-name="ce1">
            <text:p>-0.1197</text:p>
          </table:table-cell>
          <table:table-cell office:value-type="float" office:value="-9.5200000000000007E-2" table:style-name="ce1">
            <text:p>-0.0952</text:p>
          </table:table-cell>
          <table:table-cell office:value-type="float" office:value="-4.6899999999999997E-2" table:style-name="ce1">
            <text:p>-0.046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10349999999999999" table:style-name="ce1">
            <text:p>0.1035</text:p>
          </table:table-cell>
          <table:table-cell office:value-type="float" office:value="-0.1711" table:style-name="ce1">
            <text:p>-0.1711</text:p>
          </table:table-cell>
          <table:table-cell office:value-type="float" office:value="-0.183" table:style-name="ce1">
            <text:p>-0.183</text:p>
          </table:table-cell>
          <table:table-cell office:value-type="float" office:value="-1.4234" table:style-name="ce1">
            <text:p>-1.4234</text:p>
          </table:table-cell>
          <table:table-cell office:value-type="float" office:value="-0.24579999999999999" table:style-name="ce1">
            <text:p>-0.2458</text:p>
          </table:table-cell>
          <table:table-cell office:value-type="float" office:value="-6.4500000000000002E-2" table:style-name="ce1">
            <text:p>-0.0645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-0.80389999999999995" table:style-name="ce1">
            <text:p>-0.8039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-0.58720000000000006" table:style-name="ce1">
            <text:p>-0.5872</text:p>
          </table:table-cell>
          <table:table-cell office:value-type="float" office:value="-0.49559999999999998" table:style-name="ce1">
            <text:p>-0.4956</text:p>
          </table:table-cell>
          <table:table-cell office:value-type="float" office:value="0.69889999999999997" table:style-name="ce1">
            <text:p>0.6989</text:p>
          </table:table-cell>
          <table:table-cell office:value-type="float" office:value="-2.0299999999999999E-2" table:style-name="ce1">
            <text:p>-0.0203</text:p>
          </table:table-cell>
          <table:table-cell office:value-type="float" office:value="-0.57220000000000004" table:style-name="ce1">
            <text:p>-0.5722</text:p>
          </table:table-cell>
          <table:table-cell office:value-type="float" office:value="-0.50980000000000003" table:style-name="ce1">
            <text:p>-0.5098</text:p>
          </table:table-cell>
          <table:table-cell office:value-type="float" office:value="-8.9599999999999999E-2" table:style-name="ce1">
            <text:p>-0.0896</text:p>
          </table:table-cell>
          <table:table-cell office:value-type="float" office:value="-0.14180000000000001" table:style-name="ce1">
            <text:p>-0.1418</text:p>
          </table:table-cell>
          <table:table-cell office:value-type="float" office:value="0.20319999999999999" table:style-name="ce1">
            <text:p>0.2032</text:p>
          </table:table-cell>
          <table:table-cell office:value-type="float" office:value="1.2119" table:style-name="ce1">
            <text:p>1.2119</text:p>
          </table:table-cell>
          <table:table-cell table:number-columns-repeated="16338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5T13:29:42Z</meta:creation-date>
    <dc:date>2020-09-13T06:22:41Z</dc:date>
    <meta:editing-cycles>2</meta:editing-cycles>
    <meta:editing-duration>PT455S</meta:editing-duration>
  </office:meta>
</office:document-meta>
</file>